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Mangal1" svg:font-family="Mangal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6.925in" table:align="margins"/>
    </style:style>
    <style:style style:name="Tabela1.A" style:family="table-column">
      <style:table-column-properties style:column-width="0.8188in" style:rel-column-width="1179*"/>
    </style:style>
    <style:style style:name="Tabela1.B" style:family="table-column">
      <style:table-column-properties style:column-width="1.1903in" style:rel-column-width="1714*"/>
    </style:style>
    <style:style style:name="Tabela1.C" style:family="table-column">
      <style:table-column-properties style:column-width="4.916in" style:rel-column-width="7079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925in" table:align="margins"/>
    </style:style>
    <style:style style:name="Tabela2.A" style:family="table-column">
      <style:table-column-properties style:column-width="0.8556in" style:rel-column-width="1232*"/>
    </style:style>
    <style:style style:name="Tabela2.B" style:family="table-column">
      <style:table-column-properties style:column-width="1.1903in" style:rel-column-width="1714*"/>
    </style:style>
    <style:style style:name="Tabela2.C" style:family="table-column">
      <style:table-column-properties style:column-width="4.8792in" style:rel-column-width="7026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C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925in" table:align="margins"/>
    </style:style>
    <style:style style:name="Tabela3.A" style:family="table-column">
      <style:table-column-properties style:column-width="0.8556in" style:rel-column-width="1232*"/>
    </style:style>
    <style:style style:name="Tabela3.B" style:family="table-column">
      <style:table-column-properties style:column-width="1.1903in" style:rel-column-width="1714*"/>
    </style:style>
    <style:style style:name="Tabela3.C" style:family="table-column">
      <style:table-column-properties style:column-width="4.8792in" style:rel-column-width="7026*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C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none" fo:border-top="none" fo:border-bottom="0.05pt solid #000000"/>
    </style:style>
    <style:style style:name="Tabe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925in" table:align="margins"/>
    </style:style>
    <style:style style:name="Tabela4.A" style:family="table-column">
      <style:table-column-properties style:column-width="1.9569in" style:rel-column-width="2818*"/>
    </style:style>
    <style:style style:name="Tabela4.B" style:family="table-column">
      <style:table-column-properties style:column-width="4.9681in" style:rel-column-width="7154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6.925in" table:align="margins"/>
    </style:style>
    <style:style style:name="Tabela5.A" style:family="table-column">
      <style:table-column-properties style:column-width="0.8188in" style:rel-column-width="1179*"/>
    </style:style>
    <style:style style:name="Tabela5.B" style:family="table-column">
      <style:table-column-properties style:column-width="1.1903in" style:rel-column-width="1714*"/>
    </style:style>
    <style:style style:name="Tabela5.C" style:family="table-column">
      <style:table-column-properties style:column-width="4.916in" style:rel-column-width="7079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C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6.925in" table:align="margins"/>
    </style:style>
    <style:style style:name="Tabela6.A" style:family="table-column">
      <style:table-column-properties style:column-width="0.8188in" style:rel-column-width="1179*"/>
    </style:style>
    <style:style style:name="Tabela6.B" style:family="table-column">
      <style:table-column-properties style:column-width="1.1903in" style:rel-column-width="1714*"/>
    </style:style>
    <style:style style:name="Tabela6.C" style:family="table-column">
      <style:table-column-properties style:column-width="4.916in" style:rel-column-width="7079*"/>
    </style:style>
    <style:style style:name="Tabe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6.C1" style:family="table-cell">
      <style:table-cell-properties fo:padding="0.0382in" fo:border="0.05pt solid #000000"/>
    </style:style>
    <style:style style:name="Tabela6.A2" style:family="table-cell">
      <style:table-cell-properties fo:padding="0.0382in" fo:border-left="0.05pt solid #000000" fo:border-right="none" fo:border-top="none" fo:border-bottom="0.05pt solid #000000"/>
    </style:style>
    <style:style style:name="Tabela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6.925in" table:align="margins"/>
    </style:style>
    <style:style style:name="Tabela7.A" style:family="table-column">
      <style:table-column-properties style:column-width="0.8556in" style:rel-column-width="1232*"/>
    </style:style>
    <style:style style:name="Tabela7.B" style:family="table-column">
      <style:table-column-properties style:column-width="1.1903in" style:rel-column-width="1714*"/>
    </style:style>
    <style:style style:name="Tabela7.C" style:family="table-column">
      <style:table-column-properties style:column-width="4.8792in" style:rel-column-width="7026*"/>
    </style:style>
    <style:style style:name="Tabe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7.C1" style:family="table-cell">
      <style:table-cell-properties fo:padding="0.0382in" fo:border="0.05pt solid #000000"/>
    </style:style>
    <style:style style:name="Tabela7.A2" style:family="table-cell">
      <style:table-cell-properties fo:padding="0.0382in" fo:border-left="0.05pt solid #000000" fo:border-right="none" fo:border-top="none" fo:border-bottom="0.05pt solid #000000"/>
    </style:style>
    <style:style style:name="Tabela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925in" table:align="margins"/>
    </style:style>
    <style:style style:name="Tabela8.A" style:family="table-column">
      <style:table-column-properties style:column-width="0.8556in" style:rel-column-width="1232*"/>
    </style:style>
    <style:style style:name="Tabela8.B" style:family="table-column">
      <style:table-column-properties style:column-width="1.1903in" style:rel-column-width="1714*"/>
    </style:style>
    <style:style style:name="Tabela8.C" style:family="table-column">
      <style:table-column-properties style:column-width="4.8792in" style:rel-column-width="7026*"/>
    </style:style>
    <style:style style:name="Tabe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8.C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9" style:family="table">
      <style:table-properties style:width="6.925in" table:align="margins"/>
    </style:style>
    <style:style style:name="Tabela9.A" style:family="table-column">
      <style:table-column-properties style:column-width="0.8556in" style:rel-column-width="1232*"/>
    </style:style>
    <style:style style:name="Tabela9.B" style:family="table-column">
      <style:table-column-properties style:column-width="1.1903in" style:rel-column-width="1714*"/>
    </style:style>
    <style:style style:name="Tabela9.C" style:family="table-column">
      <style:table-column-properties style:column-width="4.8792in" style:rel-column-width="7026*"/>
    </style:style>
    <style:style style:name="Tabe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9.C1" style:family="table-cell">
      <style:table-cell-properties fo:padding="0.0382in" fo:border="0.05pt solid #000000"/>
    </style:style>
    <style:style style:name="Tabela9.A2" style:family="table-cell">
      <style:table-cell-properties fo:padding="0.0382in" fo:border-left="0.05pt solid #000000" fo:border-right="none" fo:border-top="none" fo:border-bottom="0.05pt solid #000000"/>
    </style:style>
    <style:style style:name="Tabela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0" style:family="table">
      <style:table-properties style:width="6.925in" table:align="margins"/>
    </style:style>
    <style:style style:name="Tabela10.A" style:family="table-column">
      <style:table-column-properties style:column-width="0.8556in" style:rel-column-width="1232*"/>
    </style:style>
    <style:style style:name="Tabela10.B" style:family="table-column">
      <style:table-column-properties style:column-width="1.1903in" style:rel-column-width="1714*"/>
    </style:style>
    <style:style style:name="Tabela10.C" style:family="table-column">
      <style:table-column-properties style:column-width="4.8792in" style:rel-column-width="7026*"/>
    </style:style>
    <style:style style:name="Tabe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0.C1" style:family="table-cell">
      <style:table-cell-properties fo:padding="0.0382in" fo:border="0.05pt solid #000000"/>
    </style:style>
    <style:style style:name="Tabela10.A2" style:family="table-cell">
      <style:table-cell-properties fo:padding="0.0382in" fo:border-left="0.05pt solid #000000" fo:border-right="none" fo:border-top="none" fo:border-bottom="0.05pt solid #000000"/>
    </style:style>
    <style:style style:name="Tabela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925in" table:align="margins"/>
    </style:style>
    <style:style style:name="Tabela11.A" style:family="table-column">
      <style:table-column-properties style:column-width="0.8556in" style:rel-column-width="1232*"/>
    </style:style>
    <style:style style:name="Tabela11.B" style:family="table-column">
      <style:table-column-properties style:column-width="1.1903in" style:rel-column-width="1714*"/>
    </style:style>
    <style:style style:name="Tabela11.C" style:family="table-column">
      <style:table-column-properties style:column-width="4.8792in" style:rel-column-width="7026*"/>
    </style:style>
    <style:style style:name="Tabe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1.C1" style:family="table-cell">
      <style:table-cell-properties fo:padding="0.0382in" fo:border="0.05pt solid #000000"/>
    </style:style>
    <style:style style:name="Tabela11.A2" style:family="table-cell">
      <style:table-cell-properties fo:padding="0.0382in" fo:border-left="0.05pt solid #000000" fo:border-right="none" fo:border-top="none" fo:border-bottom="0.05pt solid #000000"/>
    </style:style>
    <style:style style:name="Tabela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6.925in" table:align="margins"/>
    </style:style>
    <style:style style:name="Tabela12.A" style:family="table-column">
      <style:table-column-properties style:column-width="0.8556in" style:rel-column-width="1232*"/>
    </style:style>
    <style:style style:name="Tabela12.B" style:family="table-column">
      <style:table-column-properties style:column-width="1.1903in" style:rel-column-width="1714*"/>
    </style:style>
    <style:style style:name="Tabela12.C" style:family="table-column">
      <style:table-column-properties style:column-width="4.8792in" style:rel-column-width="7026*"/>
    </style:style>
    <style:style style:name="Tabela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2.C1" style:family="table-cell">
      <style:table-cell-properties fo:padding="0.0382in" fo:border="0.05pt solid #000000"/>
    </style:style>
    <style:style style:name="Tabela12.A2" style:family="table-cell">
      <style:table-cell-properties fo:padding="0.0382in" fo:border-left="0.05pt solid #000000" fo:border-right="none" fo:border-top="none" fo:border-bottom="0.05pt solid #000000"/>
    </style:style>
    <style:style style:name="Tabela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" style:family="table">
      <style:table-properties style:width="6.925in" table:align="margins"/>
    </style:style>
    <style:style style:name="Tabela13.A" style:family="table-column">
      <style:table-column-properties style:column-width="0.8556in" style:rel-column-width="1232*"/>
    </style:style>
    <style:style style:name="Tabela13.B" style:family="table-column">
      <style:table-column-properties style:column-width="1.1903in" style:rel-column-width="1714*"/>
    </style:style>
    <style:style style:name="Tabela13.C" style:family="table-column">
      <style:table-column-properties style:column-width="4.8792in" style:rel-column-width="7026*"/>
    </style:style>
    <style:style style:name="Tabela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382in" fo:border="0.05pt solid #000000"/>
    </style:style>
    <style:style style:name="Tabela13.A2" style:family="table-cell">
      <style:table-cell-properties fo:padding="0.0382in" fo:border-left="0.05pt solid #000000" fo:border-right="none" fo:border-top="none" fo:border-bottom="0.05pt solid #000000"/>
    </style:style>
    <style:style style:name="Tabela13.C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ela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4" style:family="table">
      <style:table-properties style:width="6.925in" table:align="margins"/>
    </style:style>
    <style:style style:name="Tabela14.A" style:family="table-column">
      <style:table-column-properties style:column-width="3.4625in" style:rel-column-width="32767*"/>
    </style:style>
    <style:style style:name="Tabe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382in" fo:border="0.05pt solid #000000"/>
    </style:style>
    <style:style style:name="Tabela14.A2" style:family="table-cell">
      <style:table-cell-properties fo:padding="0.0382in" fo:border-left="0.05pt solid #000000" fo:border-right="none" fo:border-top="none" fo:border-bottom="0.05pt solid #000000"/>
    </style:style>
    <style:style style:name="Tabela1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officeooo:rsid="00307f44" officeooo:paragraph-rsid="00307f44"/>
    </style:style>
    <style:style style:name="P2" style:family="paragraph" style:parent-style-name="Standard">
      <style:paragraph-properties fo:line-height="100%"/>
      <style:text-properties officeooo:rsid="00352e23" officeooo:paragraph-rsid="00352e23"/>
    </style:style>
    <style:style style:name="P3" style:family="paragraph" style:parent-style-name="Standard">
      <style:paragraph-properties fo:line-height="100%"/>
      <style:text-properties officeooo:rsid="00352e23" officeooo:paragraph-rsid="0035e8d5"/>
    </style:style>
    <style:style style:name="P4" style:family="paragraph" style:parent-style-name="Standard">
      <style:paragraph-properties fo:line-height="100%"/>
      <style:text-properties officeooo:paragraph-rsid="002e2175"/>
    </style:style>
    <style:style style:name="P5" style:family="paragraph" style:parent-style-name="Standard">
      <style:paragraph-properties fo:text-align="end" style:justify-single-word="false"/>
      <style:text-properties fo:language="pl" fo:country="PL" officeooo:paragraph-rsid="0049056f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language="pl" fo:country="PL" officeooo:paragraph-rsid="0049056f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32pt" fo:language="pl" fo:country="PL" officeooo:rsid="004a554e" officeooo:paragraph-rsid="004a554e" style:font-size-asian="32pt" style:language-asian="zxx" style:country-asian="none" style:font-size-complex="32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24pt" fo:language="pl" fo:country="PL" officeooo:paragraph-rsid="0049056f" style:font-size-asian="24pt" style:language-asian="zxx" style:country-asian="none" style:font-size-complex="24pt" style:language-complex="zxx" style:country-complex="none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ize="12pt" fo:language="pl" fo:country="PL" officeooo:paragraph-rsid="0049056f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end" style:justify-single-word="false"/>
      <style:text-properties fo:font-size="12pt" fo:language="pl" fo:country="PL" officeooo:paragraph-rsid="0049056f" style:font-size-asian="12pt" style:language-asian="zxx" style:country-asian="none" style:font-size-complex="12pt" style:language-complex="zxx" style:country-complex="none"/>
    </style:style>
    <style:style style:name="P11" style:family="paragraph" style:parent-style-name="Heading_20_2">
      <style:paragraph-properties fo:line-height="100%"/>
      <style:text-properties officeooo:rsid="0028a7c3" officeooo:paragraph-rsid="00352e23"/>
    </style:style>
    <style:style style:name="P12" style:family="paragraph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paragraph-properties fo:line-height="100%" fo:break-before="page"/>
      <style:text-properties officeooo:rsid="0028a7c3" officeooo:paragraph-rsid="002e2175"/>
    </style:style>
    <style:style style:name="P15" style:family="paragraph" style:parent-style-name="Heading_20_2">
      <style:paragraph-properties fo:line-height="100%" fo:break-before="page"/>
      <style:text-properties officeooo:rsid="0028a7c3" officeooo:paragraph-rsid="00352e23"/>
    </style:style>
    <style:style style:name="P16" style:family="paragraph" style:parent-style-name="Heading_20_2">
      <style:paragraph-properties fo:line-height="100%" fo:break-before="page"/>
      <style:text-properties officeooo:rsid="0028a7c3" officeooo:paragraph-rsid="0035e8d5"/>
    </style:style>
    <style:style style:name="P17" style:family="paragraph" style:parent-style-name="Heading_20_2">
      <style:paragraph-properties fo:line-height="100%" fo:break-before="page"/>
      <style:text-properties officeooo:rsid="0033ce09" officeooo:paragraph-rsid="0033ce09"/>
    </style:style>
    <style:style style:name="P18" style:family="paragraph" style:parent-style-name="Text_20_body">
      <style:paragraph-properties fo:line-height="150%"/>
      <style:text-properties fo:font-size="12pt" fo:language="pl" fo:country="PL" officeooo:rsid="001fd2ea" officeooo:paragraph-rsid="001fd2ea" style:font-size-asian="12pt" style:font-size-complex="12pt"/>
    </style:style>
    <style:style style:name="P19" style:family="paragraph" style:parent-style-name="Text_20_body">
      <style:paragraph-properties fo:line-height="150%"/>
      <style:text-properties officeooo:paragraph-rsid="002700cf"/>
    </style:style>
    <style:style style:name="P20" style:family="paragraph" style:parent-style-name="Text_20_body">
      <style:paragraph-properties fo:line-height="150%"/>
      <style:text-properties officeooo:rsid="0028a7c3" officeooo:paragraph-rsid="00307f44"/>
    </style:style>
    <style:style style:name="P21" style:family="paragraph" style:parent-style-name="Text_20_body">
      <style:paragraph-properties fo:line-height="150%"/>
      <style:text-properties officeooo:rsid="0028a7c3" officeooo:paragraph-rsid="0032254f"/>
    </style:style>
    <style:style style:name="P22" style:family="paragraph" style:parent-style-name="Text_20_body">
      <style:paragraph-properties fo:line-height="100%"/>
      <style:text-properties officeooo:rsid="0028a7c3" officeooo:paragraph-rsid="002e2175"/>
    </style:style>
    <style:style style:name="P23" style:family="paragraph" style:parent-style-name="Text_20_body">
      <style:paragraph-properties fo:line-height="100%"/>
      <style:text-properties officeooo:rsid="002c46f5" officeooo:paragraph-rsid="003fc74d"/>
    </style:style>
    <style:style style:name="P24" style:family="paragraph" style:parent-style-name="Text_20_body">
      <style:paragraph-properties fo:line-height="100%"/>
      <style:text-properties officeooo:rsid="002e2175" officeooo:paragraph-rsid="002c46f5"/>
    </style:style>
    <style:style style:name="P25" style:family="paragraph" style:parent-style-name="Text_20_body">
      <style:paragraph-properties fo:line-height="100%"/>
      <style:text-properties officeooo:rsid="002e2175" officeooo:paragraph-rsid="002e2175"/>
    </style:style>
    <style:style style:name="P26" style:family="paragraph" style:parent-style-name="Text_20_body">
      <style:paragraph-properties fo:line-height="100%"/>
      <style:text-properties officeooo:rsid="002e2175" officeooo:paragraph-rsid="00352e23"/>
    </style:style>
    <style:style style:name="P27" style:family="paragraph" style:parent-style-name="Text_20_body">
      <style:paragraph-properties fo:line-height="100%"/>
      <style:text-properties officeooo:rsid="002e2175" officeooo:paragraph-rsid="0035e8d5"/>
    </style:style>
    <style:style style:name="P28" style:family="paragraph" style:parent-style-name="Text_20_body">
      <style:paragraph-properties fo:line-height="100%"/>
      <style:text-properties officeooo:paragraph-rsid="002e2175"/>
    </style:style>
    <style:style style:name="P29" style:family="paragraph" style:parent-style-name="Text_20_body">
      <style:paragraph-properties fo:line-height="100%"/>
      <style:text-properties officeooo:paragraph-rsid="00352e23"/>
    </style:style>
    <style:style style:name="P30" style:family="paragraph" style:parent-style-name="Text_20_body">
      <style:paragraph-properties fo:line-height="100%"/>
      <style:text-properties officeooo:paragraph-rsid="002c46f5"/>
    </style:style>
    <style:style style:name="P31" style:family="paragraph" style:parent-style-name="Text_20_body">
      <style:paragraph-properties fo:line-height="100%"/>
      <style:text-properties officeooo:paragraph-rsid="0035e8d5"/>
    </style:style>
    <style:style style:name="P32" style:family="paragraph" style:parent-style-name="Text_20_body">
      <style:paragraph-properties fo:line-height="100%"/>
      <style:text-properties officeooo:paragraph-rsid="0033ce09"/>
    </style:style>
    <style:style style:name="P33" style:family="paragraph" style:parent-style-name="Text_20_body">
      <style:paragraph-properties fo:line-height="100%"/>
      <style:text-properties officeooo:paragraph-rsid="003fc74d"/>
    </style:style>
    <style:style style:name="P34" style:family="paragraph" style:parent-style-name="Text_20_body">
      <style:paragraph-properties fo:line-height="100%"/>
      <style:text-properties officeooo:paragraph-rsid="00417014"/>
    </style:style>
    <style:style style:name="P35" style:family="paragraph" style:parent-style-name="Text_20_body">
      <style:paragraph-properties fo:line-height="100%"/>
      <style:text-properties officeooo:paragraph-rsid="004bab5c"/>
    </style:style>
    <style:style style:name="P36" style:family="paragraph" style:parent-style-name="Text_20_body">
      <style:paragraph-properties fo:line-height="150%"/>
      <style:text-properties fo:font-style="normal" officeooo:rsid="0028a7c3" officeooo:paragraph-rsid="0033ce09" style:font-style-asian="normal" style:font-style-complex="normal"/>
    </style:style>
    <style:style style:name="P37" style:family="paragraph" style:parent-style-name="Text_20_body">
      <style:paragraph-properties fo:line-height="150%"/>
      <style:text-properties fo:font-style="normal" officeooo:rsid="0028a7c3" officeooo:paragraph-rsid="0046744a" style:font-style-asian="normal" style:font-style-complex="normal"/>
    </style:style>
    <style:style style:name="P38" style:family="paragraph" style:parent-style-name="Text_20_body">
      <style:paragraph-properties fo:line-height="100%"/>
      <style:text-properties fo:font-style="normal" officeooo:rsid="0028a7c3" officeooo:paragraph-rsid="0033ce09" style:font-style-asian="normal" style:font-style-complex="normal"/>
    </style:style>
    <style:style style:name="P39" style:family="paragraph" style:parent-style-name="Text_20_body">
      <style:paragraph-properties fo:line-height="100%"/>
      <style:text-properties fo:font-style="normal" officeooo:rsid="00307f44" officeooo:paragraph-rsid="0033ce09" style:font-style-asian="normal" style:font-style-complex="normal"/>
    </style:style>
    <style:style style:name="P40" style:family="paragraph" style:parent-style-name="Text_20_body">
      <style:paragraph-properties fo:line-height="100%"/>
      <style:text-properties fo:font-style="normal" officeooo:rsid="00352e23" officeooo:paragraph-rsid="00352e23" style:font-style-asian="normal" style:font-style-complex="normal"/>
    </style:style>
    <style:style style:name="P41" style:family="paragraph" style:parent-style-name="Text_20_body">
      <style:paragraph-properties fo:line-height="100%"/>
      <style:text-properties fo:font-style="normal" fo:font-weight="bold" officeooo:rsid="00352e23" officeooo:paragraph-rsid="00352e23" style:font-style-asian="normal" style:font-weight-asian="bold" style:font-style-complex="normal" style:font-weight-complex="bold"/>
    </style:style>
    <style:style style:name="P42" style:family="paragraph" style:parent-style-name="Text_20_body" style:list-style-name="">
      <style:paragraph-properties fo:line-height="100%"/>
      <style:text-properties fo:font-style="normal" fo:font-weight="bold" officeooo:rsid="0043da1d" officeooo:paragraph-rsid="0043da1d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line-height="150%"/>
      <style:text-properties officeooo:rsid="00352e23" officeooo:paragraph-rsid="00352e23"/>
    </style:style>
    <style:style style:name="P44" style:family="paragraph" style:parent-style-name="Text_20_body">
      <style:paragraph-properties fo:line-height="150%"/>
      <style:text-properties officeooo:rsid="00352e23" officeooo:paragraph-rsid="0035e8d5"/>
    </style:style>
    <style:style style:name="P45" style:family="paragraph" style:parent-style-name="Text_20_body">
      <style:paragraph-properties fo:line-height="100%"/>
      <style:text-properties officeooo:rsid="00352e23" officeooo:paragraph-rsid="00352e23"/>
    </style:style>
    <style:style style:name="P46" style:family="paragraph" style:parent-style-name="Text_20_body">
      <style:paragraph-properties fo:line-height="100%"/>
      <style:text-properties officeooo:rsid="00352e23" officeooo:paragraph-rsid="0035e8d5"/>
    </style:style>
    <style:style style:name="P47" style:family="paragraph" style:parent-style-name="Text_20_body">
      <style:paragraph-properties fo:line-height="100%"/>
      <style:text-properties fo:font-weight="bold" officeooo:rsid="002c46f5" officeooo:paragraph-rsid="002c46f5" style:font-weight-asian="bold" style:font-weight-complex="bold"/>
    </style:style>
    <style:style style:name="P48" style:family="paragraph" style:parent-style-name="Text_20_body">
      <style:paragraph-properties fo:line-height="100%"/>
      <style:text-properties fo:font-weight="bold" officeooo:rsid="002c46f5" officeooo:paragraph-rsid="002e2175" style:font-weight-asian="bold" style:font-weight-complex="bold"/>
    </style:style>
    <style:style style:name="P49" style:family="paragraph" style:parent-style-name="Text_20_body">
      <style:paragraph-properties fo:line-height="100%"/>
      <style:text-properties fo:font-weight="bold" officeooo:rsid="002c46f5" officeooo:paragraph-rsid="00352e23" style:font-weight-asian="bold" style:font-weight-complex="bold"/>
    </style:style>
    <style:style style:name="P50" style:family="paragraph" style:parent-style-name="Text_20_body">
      <style:paragraph-properties fo:line-height="100%"/>
      <style:text-properties fo:font-weight="bold" officeooo:rsid="002c46f5" officeooo:paragraph-rsid="0035e8d5" style:font-weight-asian="bold" style:font-weight-complex="bold"/>
    </style:style>
    <style:style style:name="P51" style:family="paragraph" style:parent-style-name="Text_20_body">
      <style:paragraph-properties fo:line-height="100%"/>
      <style:text-properties fo:font-weight="bold" officeooo:rsid="002c46f5" officeooo:paragraph-rsid="0033ce09" style:font-weight-asian="bold" style:font-weight-complex="bold"/>
    </style:style>
    <style:style style:name="P52" style:family="paragraph" style:parent-style-name="Text_20_body">
      <style:paragraph-properties fo:line-height="100%"/>
      <style:text-properties fo:font-weight="bold" officeooo:rsid="00307f44" officeooo:paragraph-rsid="00307f44" style:font-weight-asian="bold" style:font-weight-complex="bold"/>
    </style:style>
    <style:style style:name="P53" style:family="paragraph" style:parent-style-name="Text_20_body">
      <style:paragraph-properties fo:line-height="100%"/>
      <style:text-properties fo:font-weight="bold" officeooo:rsid="002e2175" officeooo:paragraph-rsid="002e2175" style:font-weight-asian="bold" style:font-weight-complex="bold"/>
    </style:style>
    <style:style style:name="P54" style:family="paragraph" style:parent-style-name="Text_20_body">
      <style:paragraph-properties fo:line-height="100%"/>
      <style:text-properties fo:font-weight="bold" officeooo:rsid="002e2175" officeooo:paragraph-rsid="00352e23" style:font-weight-asian="bold" style:font-weight-complex="bold"/>
    </style:style>
    <style:style style:name="P55" style:family="paragraph" style:parent-style-name="Text_20_body">
      <style:paragraph-properties fo:line-height="100%"/>
      <style:text-properties fo:font-weight="bold" officeooo:paragraph-rsid="0033ce09" style:font-weight-asian="bold" style:font-weight-complex="bold"/>
    </style:style>
    <style:style style:name="P56" style:family="paragraph" style:parent-style-name="Text_20_body">
      <style:text-properties officeooo:rsid="00506c41" officeooo:paragraph-rsid="00506c41"/>
    </style:style>
    <style:style style:name="P57" style:family="paragraph" style:parent-style-name="Text_20_body">
      <style:paragraph-properties fo:line-height="100%" fo:break-before="page"/>
      <style:text-properties officeooo:paragraph-rsid="004bab5c"/>
    </style:style>
    <style:style style:name="P58" style:family="paragraph" style:parent-style-name="Text_20_body">
      <style:paragraph-properties fo:margin-top="0in" fo:margin-bottom="0in" style:contextual-spacing="false" fo:line-height="100%"/>
    </style:style>
    <style:style style:name="P59" style:family="paragraph" style:parent-style-name="Text_20_body">
      <style:paragraph-properties fo:margin-top="0in" fo:margin-bottom="0in" style:contextual-spacing="false" fo:line-height="100%"/>
      <style:text-properties officeooo:paragraph-rsid="00417014"/>
    </style:style>
    <style:style style:name="P60" style:family="paragraph" style:parent-style-name="Text_20_body">
      <style:paragraph-properties fo:margin-top="0in" fo:margin-bottom="0in" style:contextual-spacing="false" fo:line-height="100%"/>
      <style:text-properties style:use-window-font-color="true"/>
    </style:style>
    <style:style style:name="P61" style:family="paragraph" style:parent-style-name="Text_20_body">
      <style:paragraph-properties fo:margin-top="0in" fo:margin-bottom="0in" style:contextual-spacing="false" fo:line-height="100%"/>
      <style:text-properties officeooo:rsid="00417014" officeooo:paragraph-rsid="00417014"/>
    </style:style>
    <style:style style:name="P62" style:family="paragraph" style:parent-style-name="Text_20_body">
      <style:paragraph-properties fo:margin-top="0in" fo:margin-bottom="0in" style:contextual-spacing="false" fo:line-height="100%"/>
      <style:text-properties style:font-name="Courier New1" fo:font-size="9pt" officeooo:rsid="004f7631" officeooo:paragraph-rsid="004f7631" style:font-size-asian="9pt" style:font-size-complex="9pt"/>
    </style:style>
    <style:style style:name="P63" style:family="paragraph" style:parent-style-name="Text_20_body">
      <style:paragraph-properties fo:margin-top="0in" fo:margin-bottom="0in" style:contextual-spacing="false" fo:line-height="100%"/>
      <style:text-properties officeooo:rsid="00506c41" officeooo:paragraph-rsid="00506c41"/>
    </style:style>
    <style:style style:name="P64" style:family="paragraph" style:parent-style-name="Heading_20_1" style:list-style-name="">
      <style:paragraph-properties fo:line-height="150%"/>
      <style:text-properties fo:language="pl" fo:country="PL"/>
    </style:style>
    <style:style style:name="P65" style:family="paragraph" style:parent-style-name="Heading_20_1">
      <style:text-properties officeooo:rsid="00506c41" officeooo:paragraph-rsid="00506c41"/>
    </style:style>
    <style:style style:name="P66" style:family="paragraph" style:parent-style-name="Heading_20_1">
      <style:paragraph-properties fo:break-before="page"/>
      <style:text-properties officeooo:rsid="00506c41" officeooo:paragraph-rsid="00506c41"/>
    </style:style>
    <style:style style:name="P67" style:family="paragraph" style:parent-style-name="Preformatted_20_Text">
      <style:paragraph-properties fo:line-height="100%"/>
      <style:text-properties officeooo:paragraph-rsid="002c46f5"/>
    </style:style>
    <style:style style:name="P68" style:family="paragraph" style:parent-style-name="Preformatted_20_Text">
      <style:paragraph-properties fo:line-height="100%"/>
      <style:text-properties officeooo:paragraph-rsid="002e2175"/>
    </style:style>
    <style:style style:name="P69" style:family="paragraph" style:parent-style-name="Preformatted_20_Text">
      <style:paragraph-properties fo:line-height="100%"/>
      <style:text-properties officeooo:paragraph-rsid="00352e23"/>
    </style:style>
    <style:style style:name="P70" style:family="paragraph" style:parent-style-name="Preformatted_20_Text">
      <style:paragraph-properties fo:line-height="100%"/>
      <style:text-properties officeooo:paragraph-rsid="0033ce09"/>
    </style:style>
    <style:style style:name="P71" style:family="paragraph" style:parent-style-name="Preformatted_20_Text">
      <style:paragraph-properties fo:line-height="100%"/>
      <style:text-properties officeooo:paragraph-rsid="0035e8d5"/>
    </style:style>
    <style:style style:name="P72" style:family="paragraph" style:parent-style-name="Preformatted_20_Text">
      <style:paragraph-properties fo:line-height="100%"/>
      <style:text-properties officeooo:paragraph-rsid="003fc74d"/>
    </style:style>
    <style:style style:name="P73" style:family="paragraph" style:parent-style-name="Preformatted_20_Text">
      <style:paragraph-properties fo:margin-top="0in" fo:margin-bottom="0in" style:contextual-spacing="false" fo:line-height="100%"/>
      <style:text-properties officeooo:paragraph-rsid="00417014"/>
    </style:style>
    <style:style style:name="P74" style:family="paragraph" style:parent-style-name="Preformatted_20_Text">
      <style:paragraph-properties fo:margin-top="0in" fo:margin-bottom="0in" style:contextual-spacing="false" fo:line-height="100%"/>
      <style:text-properties style:use-window-font-color="true" officeooo:paragraph-rsid="00417014"/>
    </style:style>
    <style:style style:name="P75" style:family="paragraph" style:parent-style-name="Table_20_Contents">
      <style:paragraph-properties fo:line-height="100%"/>
      <style:text-properties officeooo:rsid="002c46f5" officeooo:paragraph-rsid="002c46f5"/>
    </style:style>
    <style:style style:name="P76" style:family="paragraph" style:parent-style-name="Table_20_Contents">
      <style:paragraph-properties fo:line-height="100%"/>
      <style:text-properties officeooo:rsid="002c46f5" officeooo:paragraph-rsid="002e2175"/>
    </style:style>
    <style:style style:name="P77" style:family="paragraph" style:parent-style-name="Table_20_Contents">
      <style:paragraph-properties fo:line-height="100%"/>
      <style:text-properties officeooo:rsid="002c46f5" officeooo:paragraph-rsid="0033ce09"/>
    </style:style>
    <style:style style:name="P78" style:family="paragraph" style:parent-style-name="Table_20_Contents">
      <style:paragraph-properties fo:line-height="100%"/>
      <style:text-properties officeooo:rsid="002c46f5" officeooo:paragraph-rsid="00347b29"/>
    </style:style>
    <style:style style:name="P79" style:family="paragraph" style:parent-style-name="Table_20_Contents">
      <style:paragraph-properties fo:line-height="100%"/>
      <style:text-properties officeooo:rsid="002c46f5" officeooo:paragraph-rsid="003fc74d"/>
    </style:style>
    <style:style style:name="P80" style:family="paragraph" style:parent-style-name="Table_20_Contents">
      <style:paragraph-properties fo:line-height="100%"/>
      <style:text-properties officeooo:rsid="002e2175" officeooo:paragraph-rsid="002e2175"/>
    </style:style>
    <style:style style:name="P81" style:family="paragraph" style:parent-style-name="Table_20_Contents">
      <style:paragraph-properties fo:line-height="100%"/>
      <style:text-properties officeooo:rsid="002e2175" officeooo:paragraph-rsid="00352e23"/>
    </style:style>
    <style:style style:name="P82" style:family="paragraph" style:parent-style-name="Table_20_Contents">
      <style:paragraph-properties fo:line-height="100%"/>
      <style:text-properties officeooo:rsid="002e2175" officeooo:paragraph-rsid="0033ce09"/>
    </style:style>
    <style:style style:name="P83" style:family="paragraph" style:parent-style-name="Table_20_Contents">
      <style:paragraph-properties fo:line-height="100%"/>
      <style:text-properties officeooo:rsid="002e2175" officeooo:paragraph-rsid="0037e6b4"/>
    </style:style>
    <style:style style:name="P84" style:family="paragraph" style:parent-style-name="Table_20_Contents">
      <style:paragraph-properties fo:line-height="100%"/>
      <style:text-properties officeooo:rsid="002e2175" officeooo:paragraph-rsid="003fc74d"/>
    </style:style>
    <style:style style:name="P85" style:family="paragraph" style:parent-style-name="Table_20_Contents">
      <style:paragraph-properties fo:line-height="100%"/>
      <style:text-properties fo:font-weight="bold" officeooo:rsid="002e43d9" officeooo:paragraph-rsid="002e43d9" style:font-weight-asian="bold" style:font-weight-complex="bold"/>
    </style:style>
    <style:style style:name="P86" style:family="paragraph" style:parent-style-name="Table_20_Contents">
      <style:paragraph-properties fo:line-height="100%"/>
      <style:text-properties fo:font-weight="bold" officeooo:rsid="002e43d9" officeooo:paragraph-rsid="00417014" style:font-weight-asian="bold" style:font-weight-complex="bold"/>
    </style:style>
    <style:style style:name="P87" style:family="paragraph" style:parent-style-name="Table_20_Contents">
      <style:paragraph-properties fo:line-height="100%"/>
      <style:text-properties fo:font-weight="bold" officeooo:rsid="002c46f5" officeooo:paragraph-rsid="002c46f5" style:font-weight-asian="bold" style:font-weight-complex="bold"/>
    </style:style>
    <style:style style:name="P88" style:family="paragraph" style:parent-style-name="Table_20_Contents">
      <style:paragraph-properties fo:line-height="100%"/>
      <style:text-properties fo:font-weight="bold" officeooo:rsid="002c46f5" officeooo:paragraph-rsid="00307f44" style:font-weight-asian="bold" style:font-weight-complex="bold"/>
    </style:style>
    <style:style style:name="P89" style:family="paragraph" style:parent-style-name="Table_20_Contents">
      <style:paragraph-properties fo:line-height="100%"/>
      <style:text-properties fo:font-weight="bold" officeooo:rsid="002c46f5" officeooo:paragraph-rsid="002e2175" style:font-weight-asian="bold" style:font-weight-complex="bold"/>
    </style:style>
    <style:style style:name="P90" style:family="paragraph" style:parent-style-name="Table_20_Contents">
      <style:paragraph-properties fo:line-height="100%"/>
      <style:text-properties fo:font-weight="bold" officeooo:rsid="002c46f5" officeooo:paragraph-rsid="00352e23" style:font-weight-asian="bold" style:font-weight-complex="bold"/>
    </style:style>
    <style:style style:name="P91" style:family="paragraph" style:parent-style-name="Table_20_Contents">
      <style:paragraph-properties fo:line-height="100%"/>
      <style:text-properties fo:font-weight="bold" officeooo:rsid="002c46f5" officeooo:paragraph-rsid="0033ce09" style:font-weight-asian="bold" style:font-weight-complex="bold"/>
    </style:style>
    <style:style style:name="P92" style:family="paragraph" style:parent-style-name="Table_20_Contents">
      <style:paragraph-properties fo:line-height="100%"/>
      <style:text-properties fo:font-weight="bold" officeooo:rsid="002c46f5" officeooo:paragraph-rsid="0035e8d5" style:font-weight-asian="bold" style:font-weight-complex="bold"/>
    </style:style>
    <style:style style:name="P93" style:family="paragraph" style:parent-style-name="Table_20_Contents">
      <style:paragraph-properties fo:line-height="100%"/>
      <style:text-properties fo:font-weight="bold" officeooo:rsid="002c46f5" officeooo:paragraph-rsid="003fc74d" style:font-weight-asian="bold" style:font-weight-complex="bold"/>
    </style:style>
    <style:style style:name="P94" style:family="paragraph" style:parent-style-name="Table_20_Contents">
      <style:paragraph-properties fo:line-height="100%"/>
      <style:text-properties officeooo:rsid="003100e3" officeooo:paragraph-rsid="003100e3"/>
    </style:style>
    <style:style style:name="P95" style:family="paragraph" style:parent-style-name="Table_20_Contents">
      <style:paragraph-properties fo:line-height="100%"/>
      <style:text-properties officeooo:rsid="003100e3" officeooo:paragraph-rsid="00352e23"/>
    </style:style>
    <style:style style:name="P96" style:family="paragraph" style:parent-style-name="Table_20_Contents">
      <style:paragraph-properties fo:line-height="100%"/>
      <style:text-properties style:font-name="Courier New1" fo:font-size="11pt" officeooo:rsid="002c46f5" officeooo:paragraph-rsid="002c46f5" style:font-size-asian="11pt" style:font-size-complex="11pt"/>
    </style:style>
    <style:style style:name="P97" style:family="paragraph" style:parent-style-name="Table_20_Contents">
      <style:paragraph-properties fo:line-height="100%"/>
      <style:text-properties style:font-name="Courier New1" fo:font-size="11pt" officeooo:rsid="002c46f5" officeooo:paragraph-rsid="002e2175" style:font-size-asian="11pt" style:font-size-complex="11pt"/>
    </style:style>
    <style:style style:name="P98" style:family="paragraph" style:parent-style-name="Table_20_Contents">
      <style:paragraph-properties fo:line-height="100%"/>
      <style:text-properties style:font-name="Courier New1" fo:font-size="11pt" officeooo:rsid="002c46f5" officeooo:paragraph-rsid="0033ce09" style:font-size-asian="11pt" style:font-size-complex="11pt"/>
    </style:style>
    <style:style style:name="P99" style:family="paragraph" style:parent-style-name="Table_20_Contents">
      <style:paragraph-properties fo:line-height="100%"/>
      <style:text-properties style:font-name="Courier New1" fo:font-size="11pt" officeooo:rsid="002c46f5" officeooo:paragraph-rsid="003fc74d" style:font-size-asian="11pt" style:font-size-complex="11pt"/>
    </style:style>
    <style:style style:name="P100" style:family="paragraph" style:parent-style-name="Table_20_Contents">
      <style:paragraph-properties fo:line-height="100%"/>
      <style:text-properties style:font-name="Courier New1" fo:font-size="11pt" officeooo:rsid="002e2175" officeooo:paragraph-rsid="00307f44" style:font-size-asian="11pt" style:font-size-complex="11pt"/>
    </style:style>
    <style:style style:name="P101" style:family="paragraph" style:parent-style-name="Table_20_Contents">
      <style:paragraph-properties fo:line-height="100%"/>
      <style:text-properties style:font-name="Courier New1" fo:font-size="11pt" officeooo:rsid="002e2175" officeooo:paragraph-rsid="002e2175" style:font-size-asian="11pt" style:font-size-complex="11pt"/>
    </style:style>
    <style:style style:name="P102" style:family="paragraph" style:parent-style-name="Table_20_Contents">
      <style:paragraph-properties fo:line-height="100%"/>
      <style:text-properties style:font-name="Courier New1" fo:font-size="11pt" officeooo:rsid="002e2175" officeooo:paragraph-rsid="00352e23" style:font-size-asian="11pt" style:font-size-complex="11pt"/>
    </style:style>
    <style:style style:name="P103" style:family="paragraph" style:parent-style-name="Table_20_Contents">
      <style:paragraph-properties fo:line-height="100%"/>
      <style:text-properties style:font-name="Courier New1" fo:font-size="11pt" officeooo:rsid="002e2175" officeooo:paragraph-rsid="0035e8d5" style:font-size-asian="11pt" style:font-size-complex="11pt"/>
    </style:style>
    <style:style style:name="P104" style:family="paragraph" style:parent-style-name="Table_20_Contents">
      <style:paragraph-properties fo:line-height="100%"/>
      <style:text-properties style:font-name="Courier New1" fo:font-size="11pt" officeooo:rsid="002e2175" officeooo:paragraph-rsid="003fc74d" style:font-size-asian="11pt" style:font-size-complex="11pt"/>
    </style:style>
    <style:style style:name="P105" style:family="paragraph" style:parent-style-name="Table_20_Contents">
      <style:paragraph-properties fo:line-height="100%"/>
      <style:text-properties style:font-name="Courier New1" fo:font-size="11pt" officeooo:rsid="003100e3" officeooo:paragraph-rsid="003100e3" style:font-size-asian="11pt" style:font-size-complex="11pt"/>
    </style:style>
    <style:style style:name="P106" style:family="paragraph" style:parent-style-name="Table_20_Contents">
      <style:paragraph-properties fo:line-height="100%"/>
      <style:text-properties style:font-name="Courier New1" fo:font-size="11pt" officeooo:rsid="003100e3" officeooo:paragraph-rsid="00352e23" style:font-size-asian="11pt" style:font-size-complex="11pt"/>
    </style:style>
    <style:style style:name="P107" style:family="paragraph" style:parent-style-name="Table_20_Contents">
      <style:paragraph-properties fo:line-height="100%"/>
      <style:text-properties style:font-name="Courier New1" fo:font-size="11pt" officeooo:rsid="00347b29" officeooo:paragraph-rsid="00347b29" style:font-size-asian="11pt" style:font-size-complex="11pt"/>
    </style:style>
    <style:style style:name="P108" style:family="paragraph" style:parent-style-name="Table_20_Contents">
      <style:paragraph-properties fo:line-height="100%"/>
      <style:text-properties style:font-name="Courier New1" fo:font-size="11pt" officeooo:rsid="00352e23" officeooo:paragraph-rsid="00352e23" style:font-size-asian="11pt" style:font-size-complex="11pt"/>
    </style:style>
    <style:style style:name="P109" style:family="paragraph" style:parent-style-name="Table_20_Contents">
      <style:paragraph-properties fo:line-height="100%"/>
      <style:text-properties style:font-name="Courier New1" fo:font-size="11pt" officeooo:rsid="003fc74d" officeooo:paragraph-rsid="003fc74d" style:font-size-asian="11pt" style:font-size-complex="11pt"/>
    </style:style>
    <style:style style:name="P110" style:family="paragraph" style:parent-style-name="Table_20_Contents">
      <style:paragraph-properties fo:line-height="100%"/>
      <style:text-properties style:font-name="Courier New1" fo:font-size="11pt" officeooo:rsid="00417014" officeooo:paragraph-rsid="00417014" style:font-size-asian="11pt" style:font-size-complex="11pt"/>
    </style:style>
    <style:style style:name="P111" style:family="paragraph" style:parent-style-name="Table_20_Contents">
      <style:paragraph-properties fo:line-height="100%"/>
      <style:text-properties officeooo:rsid="00352e23" officeooo:paragraph-rsid="00352e23"/>
    </style:style>
    <style:style style:name="P112" style:family="paragraph" style:parent-style-name="Table_20_Contents">
      <style:paragraph-properties fo:line-height="100%"/>
      <style:text-properties officeooo:rsid="00417014" officeooo:paragraph-rsid="00417014"/>
    </style:style>
    <style:style style:name="T1" style:family="text">
      <style:text-properties officeooo:rsid="00206104"/>
    </style:style>
    <style:style style:name="T2" style:family="text">
      <style:text-properties officeooo:rsid="002700cf"/>
    </style:style>
    <style:style style:name="T3" style:family="text">
      <style:text-properties officeooo:rsid="0028a7c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700cf" style:font-style-asian="italic" style:font-style-complex="italic"/>
    </style:style>
    <style:style style:name="T6" style:family="text">
      <style:text-properties fo:font-style="italic" officeooo:rsid="002a312f" style:font-style-asian="italic" style:font-style-complex="italic"/>
    </style:style>
    <style:style style:name="T7" style:family="text">
      <style:text-properties fo:font-style="italic" officeooo:rsid="002e2175" style:font-style-asian="italic" style:font-style-complex="italic"/>
    </style:style>
    <style:style style:name="T8" style:family="text">
      <style:text-properties fo:font-style="italic" officeooo:rsid="002ec942" style:font-style-asian="italic" style:font-style-complex="italic"/>
    </style:style>
    <style:style style:name="T9" style:family="text">
      <style:text-properties fo:font-style="italic" officeooo:rsid="00307f44" style:font-style-asian="italic" style:font-style-complex="italic"/>
    </style:style>
    <style:style style:name="T10" style:family="text">
      <style:text-properties fo:font-style="italic" officeooo:rsid="003100e3" style:font-style-asian="italic" style:font-style-complex="italic"/>
    </style:style>
    <style:style style:name="T11" style:family="text">
      <style:text-properties fo:font-style="italic" officeooo:rsid="0032254f" style:font-style-asian="italic" style:font-style-complex="italic"/>
    </style:style>
    <style:style style:name="T12" style:family="text">
      <style:text-properties fo:font-style="italic" officeooo:rsid="0035e8d5" style:font-style-asian="italic" style:font-style-complex="italic"/>
    </style:style>
    <style:style style:name="T13" style:family="text">
      <style:text-properties fo:font-style="italic" officeooo:rsid="00352e23" style:font-style-asian="italic" style:font-style-complex="italic"/>
    </style:style>
    <style:style style:name="T14" style:family="text">
      <style:text-properties fo:font-style="italic" officeooo:rsid="0028a7c3" style:font-style-asian="italic" style:font-style-complex="italic"/>
    </style:style>
    <style:style style:name="T15" style:family="text">
      <style:text-properties fo:font-style="italic" officeooo:rsid="0037e6b4" style:font-style-asian="italic" style:font-style-complex="italic"/>
    </style:style>
    <style:style style:name="T16" style:family="text">
      <style:text-properties fo:font-style="italic" fo:font-weight="bold" officeooo:rsid="00417014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c46f5" style:font-style-asian="italic" style:font-weight-asian="bold" style:font-style-complex="italic" style:font-weight-complex="bold"/>
    </style:style>
    <style:style style:name="T18" style:family="text">
      <style:text-properties officeooo:rsid="002a312f"/>
    </style:style>
    <style:style style:name="T19" style:family="text">
      <style:text-properties officeooo:rsid="002c46f5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a312f" style:font-style-asian="normal" style:font-style-complex="normal"/>
    </style:style>
    <style:style style:name="T22" style:family="text">
      <style:text-properties fo:font-style="normal" officeooo:rsid="002c46f5" style:font-style-asian="normal" style:font-style-complex="normal"/>
    </style:style>
    <style:style style:name="T23" style:family="text">
      <style:text-properties fo:font-style="normal" officeooo:rsid="002e2175" style:font-style-asian="normal" style:font-style-complex="normal"/>
    </style:style>
    <style:style style:name="T24" style:family="text">
      <style:text-properties fo:font-style="normal" officeooo:rsid="002ec942" style:font-style-asian="normal" style:font-style-complex="normal"/>
    </style:style>
    <style:style style:name="T25" style:family="text">
      <style:text-properties fo:font-style="normal" officeooo:rsid="00307f44" style:font-style-asian="normal" style:font-style-complex="normal"/>
    </style:style>
    <style:style style:name="T26" style:family="text">
      <style:text-properties fo:font-style="normal" officeooo:rsid="003100e3" style:font-style-asian="normal" style:font-style-complex="normal"/>
    </style:style>
    <style:style style:name="T27" style:family="text">
      <style:text-properties fo:font-style="normal" officeooo:rsid="0032254f" style:font-style-asian="normal" style:font-style-complex="normal"/>
    </style:style>
    <style:style style:name="T28" style:family="text">
      <style:text-properties fo:font-style="normal" officeooo:rsid="00352e23" style:font-style-asian="normal" style:font-style-complex="normal"/>
    </style:style>
    <style:style style:name="T29" style:family="text">
      <style:text-properties fo:font-style="normal" officeooo:rsid="0035e8d5" style:font-style-asian="normal" style:font-style-complex="normal"/>
    </style:style>
    <style:style style:name="T30" style:family="text">
      <style:text-properties fo:font-style="normal" officeooo:rsid="0037e6b4" style:font-style-asian="normal" style:font-style-complex="normal"/>
    </style:style>
    <style:style style:name="T31" style:family="text">
      <style:text-properties fo:font-style="normal" fo:font-weight="bold" officeooo:rsid="00417014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479e33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c46f5" style:font-style-asian="normal" style:font-weight-asian="bold" style:font-style-complex="normal" style:font-weight-complex="bold"/>
    </style:style>
    <style:style style:name="T34" style:family="text">
      <style:text-properties officeooo:rsid="002e2175"/>
    </style:style>
    <style:style style:name="T35" style:family="text">
      <style:text-properties officeooo:rsid="002e43d9"/>
    </style:style>
    <style:style style:name="T36" style:family="text">
      <style:text-properties officeooo:rsid="002ec942"/>
    </style:style>
    <style:style style:name="T37" style:family="text">
      <style:text-properties officeooo:rsid="00307f44"/>
    </style:style>
    <style:style style:name="T38" style:family="text">
      <style:text-properties officeooo:rsid="003100e3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352e23" style:font-size-asian="11pt" style:font-size-complex="11pt"/>
    </style:style>
    <style:style style:name="T41" style:family="text">
      <style:text-properties fo:font-size="11pt" officeooo:rsid="002c46f5" style:font-size-asian="11pt" style:font-size-complex="11pt"/>
    </style:style>
    <style:style style:name="T42" style:family="text">
      <style:text-properties officeooo:rsid="0032254f"/>
    </style:style>
    <style:style style:name="T43" style:family="text">
      <style:text-properties officeooo:rsid="0033ce09"/>
    </style:style>
    <style:style style:name="T44" style:family="text">
      <style:text-properties officeooo:rsid="00347b29"/>
    </style:style>
    <style:style style:name="T45" style:family="text">
      <style:text-properties officeooo:rsid="00352e23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fo:font-size="9pt" fo:font-weight="normal" style:font-size-asian="9pt" style:font-weight-asian="normal" style:font-size-complex="9pt" style:font-weight-complex="normal"/>
    </style:style>
    <style:style style:name="T48" style:family="text">
      <style:text-properties fo:font-size="9pt" fo:font-weight="normal" officeooo:rsid="002c46f5" style:font-size-asian="9pt" style:font-weight-asian="normal" style:font-size-complex="9pt" style:font-weight-complex="normal"/>
    </style:style>
    <style:style style:name="T49" style:family="text">
      <style:text-properties officeooo:rsid="0035e8d5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2c46f5" style:font-weight-asian="bold" style:font-weight-complex="bold"/>
    </style:style>
    <style:style style:name="T52" style:family="text">
      <style:text-properties fo:font-weight="bold" officeooo:rsid="003fc74d" style:font-weight-asian="bold" style:font-weight-complex="bold"/>
    </style:style>
    <style:style style:name="T53" style:family="text">
      <style:text-properties fo:font-weight="bold" officeooo:rsid="00417014" style:font-weight-asian="bold" style:font-weight-complex="bold"/>
    </style:style>
    <style:style style:name="T54" style:family="text">
      <style:text-properties officeooo:rsid="0037e6b4"/>
    </style:style>
    <style:style style:name="T55" style:family="text">
      <style:text-properties officeooo:rsid="003834d8"/>
    </style:style>
    <style:style style:name="T56" style:family="text">
      <style:text-properties style:use-window-font-color="true" style:font-name="Times New Roman" fo:font-weight="normal" style:font-weight-asian="normal" style:font-weight-complex="normal"/>
    </style:style>
    <style:style style:name="T57" style:family="text">
      <style:text-properties style:use-window-font-color="true" style:font-name="Times New Roman" fo:font-weight="normal" officeooo:rsid="0033ce09" style:font-weight-asian="normal" style:font-weight-complex="normal"/>
    </style:style>
    <style:style style:name="T58" style:family="text">
      <style:text-properties style:use-window-font-color="true" style:font-name="Times New Roman" fo:font-weight="normal" officeooo:rsid="0043da1d" style:font-weight-asian="normal" style:font-weight-complex="normal"/>
    </style:style>
    <style:style style:name="T59" style:family="text">
      <style:text-properties style:use-window-font-color="true" style:font-name="Times New Roman" fo:font-weight="normal" officeooo:rsid="0046744a" style:font-weight-asian="normal" style:font-weight-complex="normal"/>
    </style:style>
    <style:style style:name="T60" style:family="text">
      <style:text-properties style:use-window-font-color="true" style:font-name="Times New Roman" fo:font-size="12pt" officeooo:rsid="00417014" style:font-size-asian="12pt" style:font-size-complex="12pt"/>
    </style:style>
    <style:style style:name="T61" style:family="text">
      <style:text-properties style:use-window-font-color="true" style:font-name="Times New Roman" fo:font-style="normal" fo:font-weight="normal" officeooo:rsid="0033ce09" style:font-style-asian="normal" style:font-weight-asian="normal" style:font-style-complex="normal" style:font-weight-complex="normal"/>
    </style:style>
    <style:style style:name="T62" style:family="text">
      <style:text-properties style:use-window-font-color="true" style:font-name="Arial" fo:font-style="italic" fo:font-weight="bold" officeooo:rsid="003963ac" style:font-style-asian="italic" style:font-weight-asian="bold" style:font-style-complex="italic" style:font-weight-complex="bold"/>
    </style:style>
    <style:style style:name="T63" style:family="text">
      <style:text-properties style:use-window-font-color="true" style:font-name="Arial" fo:font-style="normal" fo:font-weight="bold" officeooo:rsid="003963ac" style:font-style-asian="normal" style:font-weight-asian="bold" style:font-style-complex="normal" style:font-weight-complex="bold"/>
    </style:style>
    <style:style style:name="T64" style:family="text">
      <style:text-properties style:use-window-font-color="true" style:font-name="Courier New1" fo:font-size="11pt" style:font-size-asian="11pt" style:font-size-complex="11pt"/>
    </style:style>
    <style:style style:name="T65" style:family="text">
      <style:text-properties style:use-window-font-color="true" style:font-name="Courier New1" fo:font-size="11pt" officeooo:rsid="00417014" style:font-size-asian="11pt" style:font-size-complex="11pt"/>
    </style:style>
    <style:style style:name="T66" style:family="text">
      <style:text-properties officeooo:rsid="003e78de"/>
    </style:style>
    <style:style style:name="T67" style:family="text">
      <style:text-properties officeooo:rsid="003fc74d"/>
    </style:style>
    <style:style style:name="T68" style:family="text">
      <style:text-properties officeooo:rsid="00417014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none"/>
    </style:style>
    <style:style style:name="T71" style:family="text">
      <style:text-properties officeooo:rsid="0049056f"/>
    </style:style>
    <style:style style:name="T72" style:family="text">
      <style:text-properties officeooo:rsid="004ca6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liwice, <text:span text:style-name="T72">21</text:span> stycznia 201<text:span text:style-name="T72">4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Obliczenia Równoległe II</text:p>
      <text:p text:style-name="P8"/>
      <text:p text:style-name="P8"/>
      <text:p text:style-name="P8"><text:span text:style-name="T69">Temat:</text:span><text:span text:style-name="T70"> Komunikacja między procesami oraz redukcja danych (MPI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Marius Rejdak</text:p>
      <text:p text:style-name="P10">Informatyka <text:span text:style-name="T71">mgr</text:span>, Grupa <text:span text:style-name="T71">OS1</text:span></text:p>
      <text:h text:style-name="P64" text:outline-level="1"/>
      <text:h text:style-name="P13" text:outline-level="2"><text:bookmark-start text:name="__RefHeading__1042_916827711"/>Wstęp<text:bookmark-end text:name="__RefHeading__1042_916827711"/></text:h>
      <text:p text:style-name="P18"><text:tab/>Standard MPI <text:span text:style-name="T1">(ang. Message Passing Interface)</text:span> sięga wczesnych lat dziewięćdziesiątych ubiegłego wieku. W ramach warsztatów dotyczących standardów przesyłania wiadomości w środowiskach z pamięcią rozproszoną (kwiecień 1992 r.) powołano grupę roboczą <text:span text:style-name="T1">nazwaną później Message Passing Interface Forum</text:span>, której zadaniem było opracowanie jednolitego standardu biblioteki. Pierwszą opublikowaną wersją tego standardu było MPI-1 (maj 1994r.), kolejne <text:span text:style-name="T2">ważniejsze</text:span> wersje to MPI-2 (lipiec 1997r.), MPI-2.2 (wrzesień 2009r.), oraz MPI-3 (wrzesień <text:span text:style-name="T1">2012r.). Implementacje bibliotek MPI wchodzą w skład oprogramowania praktycznie wszystkich komercyjnych komputerów równoległych. W ramach tej pracy postanowiłem opisać najpopularniejszą bibliotekę OpenMPI, której aktualna wersja jest zgodna ze standardem MPI-2.2, a wersja rozwojowa ma być zgodna MPI-3.</text:span></text:p>
      <text:p text:style-name="P18"><text:tab/><text:span text:style-name="T1">Ogólnym założeniem standardu MPI jest ujednolicenie interfejsu bibliotek pomocnych przy implementacji programów równoległych, w których zadania współpracują ze sobą korzystając z przesyłanych wiadomości. Zastosowanie znajduje w sieciach komputerowych stanowiących klastry obliczeniowe oraz superkomputerach zbudowanych nierzadko w oparciu o hybrydowe architektury. OpenMPI w wersji rozwojowej obsługuje także bezpośrednie przesyłanie komunikatów między jednostkami obliczeniowymi wykorzystującymi procesory graficzne oparte o architekturę CUDA, dzięki czemu znalazł zastosowanie w wielu superkomputerach znajdujących się na liście TOP500.</text:span></text:p>
      <text:h text:style-name="Heading_20_2" text:outline-level="2"><text:bookmark-start text:name="__RefHeading__1044_916827711"/><text:span text:style-name="T50">Komunikacja</text:span> między procesami<text:bookmark-end text:name="__RefHeading__1044_916827711"/></text:h>
      <text:p text:style-name="P19"><text:tab/><text:span text:style-name="T2">Biblioteka OpenMPI służy do implementacji obliczeń rozproszonych z przesyłaniem wiadomości. Zakłada się że system który wykonuje obliczenia, składa się z pewnej liczby procesorów wyposażonych w pamięci lokalne, oraz że nie występuje pamięć wspólna. Umożliwia przesyłanie wiadomości między dowolną parą lub zdefiniowaną grupą procesów (zdefiniowanej przez użytkownika w ramach komunikatora). Procesy w OpenMPI ponumerowane są od 0 do </text:span><text:span text:style-name="T5">p</text:span><text:span text:style-name="T2">-1, gdzie 0 to proces zarządcy, a </text:span><text:span text:style-name="T5">p</text:span><text:span text:style-name="T2"> to ilość wszystkich procesów.</text:span></text:p>
      <text:p text:style-name="P19"/>
      <text:h text:style-name="P13" text:outline-level="2"><text:bookmark-start text:name="__RefHeading__1046_916827711"/><text:span text:style-name="T3">Funkcje </text:span><text:span text:style-name="T14">MPI_Send</text:span><text:span text:style-name="T3"> oraz </text:span><text:span text:style-name="T14">MPI_Isend</text:span><text:bookmark-end text:name="__RefHeading__1046_916827711"/></text:h>
      <text:p text:style-name="P20">Funkcj<text:span text:style-name="T36">e</text:span> ta służ<text:span text:style-name="T36">ą do przesyłania wiadomości między parą procesów (ang. point-to-point-communication), wywoływana jest po stronie procesu wysyłającego, po stronie procesu odbierającego należy wywołać analogicznie </text:span><text:span text:style-name="T6">MPI_Re</text:span><text:span text:style-name="T7">cv</text:span><text:span text:style-name="T23"> </text:span><text:span text:style-name="T24">lub </text:span><text:span text:style-name="T8">MPI_Irecv</text:span><text:span text:style-name="T21"> </text:span><text:span text:style-name="T22">z odpowiednimi parametrami</text:span><text:span text:style-name="T18">. Dla </text:span><text:span text:style-name="T9">MPI_Send</text:span><text:span text:style-name="T25"> pr</text:span><text:span text:style-name="T21">oces</text:span><text:span text:style-name="T18"> wywołujący tę funkcję wstrzymuje swoje obliczenia aż wysyłana wiadomość zostanie odebrana przez proces odbierający (operacja blokująca). Dla </text:span><text:span text:style-name="T9">MPI_Isend</text:span><text:span text:style-name="T25"> pr</text:span><text:span text:style-name="T21">oces</text:span><text:span text:style-name="T18"> wywołujący tę funkcję wstrzymuje swoje obliczenia aż wysyłana wiadomość zostanie odebrana przez proces odbierający (operacja blokująca). </text:span></text:p>
      <text:p text:style-name="P20"/>
      <text:p text:style-name="P47">Składnia polece<text:span text:style-name="T37">ń</text:span>:</text:p>
      <text:p text:style-name="P67"><text:span text:style-name="_5f_OOoComputerKeyWord"><text:span text:style-name="T41">int</text:span></text:span><text:span text:style-name="T41"> </text:span><text:span text:style-name="_5f_OOoComputerIdent"><text:span text:style-name="T41">MPI_Send</text:span></text:span><text:span text:style-name="_5f_OOoComputerKeyWord"><text:span text:style-name="T41">(void</text:span></text:span><text:span text:style-name="T41"> </text:span><text:span text:style-name="_5f_OOoComputerKeyWord"><text:span text:style-name="T41">*</text:span></text:span><text:span text:style-name="_5f_OOoComputerIdent"><text:span text:style-name="T41">buf</text:span></text:span><text:span text:style-name="_5f_OOoComputerKeyWord"><text:span text:style-name="T41">,</text:span></text:span><text:span text:style-name="T41"> </text:span><text:span text:style-name="_5f_OOoComputerKeyWord"><text:span text:style-name="T41">int</text:span></text:span><text:span text:style-name="T41"> </text:span><text:span text:style-name="_5f_OOoComputerIdent"><text:span text:style-name="T41">count</text:span></text:span><text:span text:style-name="_5f_OOoComputerKeyWord"><text:span text:style-name="T41">,</text:span></text:span><text:span text:style-name="T41"> </text:span><text:span text:style-name="_5f_OOoComputerIdent"><text:span text:style-name="T41">MPI_Datatype</text:span></text:span><text:span text:style-name="T41"> </text:span><text:span text:style-name="_5f_OOoComputerIdent"><text:span text:style-name="T41">datatype</text:span></text:span><text:span text:style-name="_5f_OOoComputerKeyWord"><text:span text:style-name="T41">,</text:span></text:span><text:span text:style-name="T41"> </text:span><text:span text:style-name="_5f_OOoComputerKeyWord"><text:span text:style-name="T41">int</text:span></text:span><text:span text:style-name="T41"> </text:span><text:span text:style-name="_5f_OOoComputerIdent"><text:span text:style-name="T41">dest</text:span></text:span><text:span text:style-name="_5f_OOoComputerKeyWord"><text:span text:style-name="T41">,</text:span></text:span><text:span text:style-name="Teletype"><text:span text:style-name="T41"> </text:span></text:span><text:span text:style-name="_5f_OOoComputerKeyWord"><text:span text:style-name="T39">int</text:span></text:span><text:span text:style-name="T39"> </text:span><text:span text:style-name="_5f_OOoComputerIdent"><text:span text:style-name="T39">tag</text:span></text:span><text:span text:style-name="_5f_OOoComputerKeyWord"><text:span text:style-name="T39">,</text:span></text:span><text:span text:style-name="T39"> </text:span><text:span text:style-name="_5f_OOoComputerIdent"><text:span text:style-name="T39">MPI_Comm</text:span></text:span><text:span text:style-name="T39"> </text:span><text:span text:style-name="_5f_OOoComputerIdent"><text:span text:style-name="T39">comm</text:span></text:span><text:span text:style-name="_5f_OOoComputerKeyWord"><text:span text:style-name="T39">)</text:span></text:span></text:p>
      <text:p text:style-name="P67"><text:span text:style-name="_5f_OOoComputerKeyWord"><text:span text:style-name="T39">int </text:span></text:span><text:span text:style-name="_5f_OOoComputerIdent"><text:span text:style-name="T39">MPI_Isend</text:span></text:span><text:span text:style-name="_5f_OOoComputerKeyWord"><text:span text:style-name="T39">(void *</text:span></text:span><text:span text:style-name="_5f_OOoComputerIdent"><text:span text:style-name="T39">buf</text:span></text:span><text:span text:style-name="_5f_OOoComputerKeyWord"><text:span text:style-name="T39">, int </text:span></text:span><text:span text:style-name="_5f_OOoComputerIdent"><text:span text:style-name="T39">count</text:span></text:span><text:span text:style-name="_5f_OOoComputerKeyWord"><text:span text:style-name="T39">, </text:span></text:span><text:span text:style-name="_5f_OOoComputerIdent"><text:span text:style-name="T39">MPI_Datatype</text:span></text:span><text:span text:style-name="_5f_OOoComputerKeyWord"><text:span text:style-name="T39"> </text:span></text:span><text:span text:style-name="_5f_OOoComputerIdent"><text:span text:style-name="T39">datatype</text:span></text:span><text:span text:style-name="_5f_OOoComputerKeyWord"><text:span text:style-name="T39">, int </text:span></text:span><text:span text:style-name="_5f_OOoComputerIdent"><text:span text:style-name="T39">dest</text:span></text:span><text:span text:style-name="_5f_OOoComputerKeyWord"><text:span text:style-name="T39">,</text:span></text:span><text:span text:style-name="Teletype"><text:span text:style-name="T39"> </text:span></text:span><text:span text:style-name="_5f_OOoComputerKeyWord"><text:span text:style-name="T39">int</text:span></text:span><text:span text:style-name="T39"> </text:span><text:span text:style-name="_5f_OOoComputerIdent"><text:span text:style-name="T39">tag</text:span></text:span><text:span text:style-name="_5f_OOoComputerKeyWord"><text:span text:style-name="T39">,</text:span></text:span><text:span text:style-name="T39"> </text:span><text:span text:style-name="_5f_OOoComputerIdent"><text:span text:style-name="T39">MPI_Comm</text:span></text:span><text:span text:style-name="T39"> </text:span><text:span text:style-name="_5f_OOoComputerIdent"><text:span text:style-name="T39">comm</text:span></text:span><text:span text:style-name="_5f_OOoComputerKeyWord"><text:span text:style-name="T39">,</text:span></text:span><text:span text:style-name="T39"> </text:span><text:span text:style-name="_5f_OOoComputerIdent"><text:span text:style-name="T39">MPI_Request</text:span></text:span><text:span text:style-name="T39"> </text:span><text:span text:style-name="_5f_OOoComputerKeyWord"><text:span text:style-name="T39">*</text:span></text:span><text:span text:style-name="_5f_OOoComputerIdent"><text:span text:style-name="T39">request</text:span></text:span><text:span text:style-name="_5f_OOoComputerKeyWord"><text:span text:style-name="T39">)</text:span></text:span></text:p>
      <text:p text:style-name="P30"><text:span text:style-name="_5f_OOoComputerKeyWord"><text:span text:style-name="T51"/></text:span></text:p>
      <text:p text:style-name="P30"><text:span text:style-name="T51">Parametry wejściowe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7">Nazwa</text:p>
          </table:table-cell>
          <table:table-cell table:style-name="Tabela1.A1" office:value-type="string">
            <text:p text:style-name="P87">Typ</text:p>
          </table:table-cell>
          <table:table-cell table:style-name="Tabela1.C1" office:value-type="string">
            <text:p text:style-name="P87">Opis</text:p>
          </table:table-cell>
        </table:table-row>
        <table:table-row>
          <table:table-cell table:style-name="Tabela1.A2" office:value-type="string">
            <text:p text:style-name="P96">buf</text:p>
          </table:table-cell>
          <table:table-cell table:style-name="Tabela1.A2" office:value-type="string">
            <text:p text:style-name="P96">void*</text:p>
          </table:table-cell>
          <table:table-cell table:style-name="Tabela1.C2" office:value-type="string">
            <text:p text:style-name="P75">Adres bufora danych wysyłanych</text:p>
          </table:table-cell>
        </table:table-row>
        <table:table-row>
          <table:table-cell table:style-name="Tabela1.A2" office:value-type="string">
            <text:p text:style-name="P96">count</text:p>
          </table:table-cell>
          <table:table-cell table:style-name="Tabela1.A2" office:value-type="string">
            <text:p text:style-name="P96">int</text:p>
          </table:table-cell>
          <table:table-cell table:style-name="Tabela1.C2" office:value-type="string">
            <text:p text:style-name="P75">Ilość wysyłanych elementów</text:p>
          </table:table-cell>
        </table:table-row>
        <table:table-row>
          <table:table-cell table:style-name="Tabela1.A2" office:value-type="string">
            <text:p text:style-name="P96">datatype</text:p>
          </table:table-cell>
          <table:table-cell table:style-name="Tabela1.A2" office:value-type="string">
            <text:p text:style-name="P96">MPI_Datatype</text:p>
          </table:table-cell>
          <table:table-cell table:style-name="Tabela1.C2" office:value-type="string">
            <text:p text:style-name="P75">Typ wysyłanych elementów</text:p>
          </table:table-cell>
        </table:table-row>
        <table:table-row>
          <table:table-cell table:style-name="Tabela1.A2" office:value-type="string">
            <text:p text:style-name="P96">dest</text:p>
          </table:table-cell>
          <table:table-cell table:style-name="Tabela1.A2" office:value-type="string">
            <text:p text:style-name="P96">int</text:p>
          </table:table-cell>
          <table:table-cell table:style-name="Tabela1.C2" office:value-type="string">
            <text:p text:style-name="P75">Numer procesu docelowego</text:p>
          </table:table-cell>
        </table:table-row>
        <table:table-row>
          <table:table-cell table:style-name="Tabela1.A2" office:value-type="string">
            <text:p text:style-name="P96">tag</text:p>
          </table:table-cell>
          <table:table-cell table:style-name="Tabela1.A2" office:value-type="string">
            <text:p text:style-name="P96">int</text:p>
          </table:table-cell>
          <table:table-cell table:style-name="Tabela1.C2" office:value-type="string">
            <text:p text:style-name="P75">Znacznik wiadomości</text:p>
          </table:table-cell>
        </table:table-row>
        <table:table-row>
          <table:table-cell table:style-name="Tabela1.A2" office:value-type="string">
            <text:p text:style-name="P96">comm</text:p>
          </table:table-cell>
          <table:table-cell table:style-name="Tabela1.A2" office:value-type="string">
            <text:p text:style-name="P96">MPI_Comm</text:p>
          </table:table-cell>
          <table:table-cell table:style-name="Tabela1.C2" office:value-type="string">
            <text:p text:style-name="P80">Komunikator</text:p>
          </table:table-cell>
        </table:table-row>
      </table:table>
      <text:p text:style-name="P24"/>
      <text:p text:style-name="P52">Parametry wyjściowe: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88">Nazwa</text:p>
          </table:table-cell>
          <table:table-cell table:style-name="Tabela5.A1" office:value-type="string">
            <text:p text:style-name="P88">Typ</text:p>
          </table:table-cell>
          <table:table-cell table:style-name="Tabela5.C1" office:value-type="string">
            <text:p text:style-name="P88">Opis</text:p>
          </table:table-cell>
        </table:table-row>
        <table:table-row>
          <table:table-cell table:style-name="Tabela5.A2" office:value-type="string">
            <text:p text:style-name="P100">request </text:p>
          </table:table-cell>
          <table:table-cell table:style-name="Tabela5.A2" office:value-type="string">
            <text:p text:style-name="P105">MPI_Request</text:p>
          </table:table-cell>
          <table:table-cell table:style-name="Tabela5.C2" office:value-type="string">
            <text:p text:style-name="P94">Wskaźnik na strukturę służącą do sprawdzenia stanu przesyłu</text:p>
          </table:table-cell>
        </table:table-row>
      </table:table>
      <text:p text:style-name="P1"><text:span text:style-name="T20"/></text:p>
      <text:h text:style-name="P14" text:outline-level="2"><text:bookmark-start text:name="__RefHeading__1048_916827711"/>Funkcj<text:span text:style-name="T38">e</text:span> <text:span text:style-name="T4">MPI_</text:span><text:span text:style-name="T7">Recv</text:span><text:span text:style-name="T23"> </text:span><text:span text:style-name="T26">i </text:span><text:span text:style-name="T10">MPI_Irecv</text:span><text:bookmark-end text:name="__RefHeading__1048_916827711"/></text:h>
      <text:p text:style-name="P21">Funkcj<text:span text:style-name="T42">e</text:span> <text:span text:style-name="T34">analogiczne do </text:span><text:span text:style-name="T7">MPI_Send</text:span><text:span text:style-name="T23"> </text:span><text:span text:style-name="T27">i </text:span><text:span text:style-name="T11">MPI_Isend</text:span><text:span text:style-name="T27">,</text:span><text:span text:style-name="T34"> lecz wywoływane po stronie procesu odbierającego. W przypadku </text:span><text:span text:style-name="T7">MPI_</text:span><text:span text:style-name="T11">Recv</text:span><text:span text:style-name="T34"> jest to operacja blokująca, czyli wstrzymuje wykonywanie obliczeń procesu odbierającego aż do otrzymania wiadomości, oraz dla </text:span><text:span text:style-name="T7">MPI_Irec</text:span><text:span text:style-name="T11">v</text:span><text:span text:style-name="T27"> operacja nieblokująca.</text:span></text:p>
      <text:p text:style-name="P22"/>
      <text:p text:style-name="P48">Składnia polece<text:span text:style-name="T66">ń</text:span>:</text:p>
      <text:p text:style-name="P68"><text:span text:style-name="_5f_OOoComputerKeyWord"><text:span text:style-name="T39">int </text:span></text:span><text:span text:style-name="_5f_OOoComputerIdent"><text:span text:style-name="T39">MPI_Recv</text:span></text:span><text:span text:style-name="_5f_OOoComputerKeyWord"><text:span text:style-name="T39">(void *</text:span></text:span><text:span text:style-name="_5f_OOoComputerIdent"><text:span text:style-name="T39">buf</text:span></text:span><text:span text:style-name="_5f_OOoComputerKeyWord"><text:span text:style-name="T39">, int </text:span></text:span><text:span text:style-name="_5f_OOoComputerIdent"><text:span text:style-name="T39">count</text:span></text:span><text:span text:style-name="_5f_OOoComputerKeyWord"><text:span text:style-name="T39">, </text:span></text:span><text:span text:style-name="_5f_OOoComputerIdent"><text:span text:style-name="T39">MPI_Datatype</text:span></text:span><text:span text:style-name="_5f_OOoComputerKeyWord"><text:span text:style-name="T39"> </text:span></text:span><text:span text:style-name="_5f_OOoComputerIdent"><text:span text:style-name="T39">datatype</text:span></text:span><text:span text:style-name="_5f_OOoComputerKeyWord"><text:span text:style-name="T39">,</text:span></text:span><text:span text:style-name="Teletype"><text:span text:style-name="T39"> </text:span></text:span><text:span text:style-name="_5f_OOoComputerKeyWord"><text:span text:style-name="T39">int</text:span></text:span><text:span text:style-name="T39"> </text:span><text:span text:style-name="_5f_OOoComputerIdent"><text:span text:style-name="T39">source</text:span></text:span><text:span text:style-name="_5f_OOoComputerKeyWord"><text:span text:style-name="T39">,</text:span></text:span><text:span text:style-name="T39"> </text:span><text:span text:style-name="_5f_OOoComputerKeyWord"><text:span text:style-name="T39">int</text:span></text:span><text:span text:style-name="T39"> </text:span><text:span text:style-name="_5f_OOoComputerIdent"><text:span text:style-name="T39">tag</text:span></text:span><text:span text:style-name="_5f_OOoComputerKeyWord"><text:span text:style-name="T39">,</text:span></text:span><text:span text:style-name="T39"> </text:span><text:span text:style-name="_5f_OOoComputerIdent"><text:span text:style-name="T39">MPI_Comm</text:span></text:span><text:span text:style-name="T39"> </text:span><text:span text:style-name="_5f_OOoComputerIdent"><text:span text:style-name="T39">comm</text:span></text:span><text:span text:style-name="_5f_OOoComputerKeyWord"><text:span text:style-name="T39">,</text:span></text:span><text:span text:style-name="T39"> </text:span><text:span text:style-name="_5f_OOoComputerIdent"><text:span text:style-name="T39">MPI_Status</text:span></text:span><text:span text:style-name="T39"> </text:span><text:span text:style-name="_5f_OOoComputerKeyWord"><text:span text:style-name="T39">*</text:span></text:span><text:span text:style-name="_5f_OOoComputerIdent"><text:span text:style-name="T39">status</text:span></text:span><text:span text:style-name="_5f_OOoComputerKeyWord"><text:span text:style-name="T39">)</text:span></text:span></text:p>
      <text:p text:style-name="P68"><text:span text:style-name="_5f_OOoComputerKeyWord"><text:span text:style-name="T39">int </text:span></text:span><text:span text:style-name="_5f_OOoComputerIdent"><text:span text:style-name="T39">MPI_Irecv</text:span></text:span><text:span text:style-name="_5f_OOoComputerKeyWord"><text:span text:style-name="T39">(void *</text:span></text:span><text:span text:style-name="_5f_OOoComputerIdent"><text:span text:style-name="T39">buf</text:span></text:span><text:span text:style-name="_5f_OOoComputerKeyWord"><text:span text:style-name="T39">, int </text:span></text:span><text:span text:style-name="_5f_OOoComputerIdent"><text:span text:style-name="T39">count</text:span></text:span><text:span text:style-name="_5f_OOoComputerKeyWord"><text:span text:style-name="T39">, </text:span></text:span><text:span text:style-name="_5f_OOoComputerIdent"><text:span text:style-name="T39">MPI_Datatype</text:span></text:span><text:span text:style-name="_5f_OOoComputerKeyWord"><text:span text:style-name="T39"> </text:span></text:span><text:span text:style-name="_5f_OOoComputerIdent"><text:span text:style-name="T39">datatype</text:span></text:span><text:span text:style-name="_5f_OOoComputerKeyWord"><text:span text:style-name="T39">, int</text:span></text:span><text:span text:style-name="T39"> </text:span><text:span text:style-name="_5f_OOoComputerIdent"><text:span text:style-name="T39">source</text:span></text:span><text:span text:style-name="_5f_OOoComputerKeyWord"><text:span text:style-name="T39">,</text:span></text:span><text:span text:style-name="T39"> </text:span><text:span text:style-name="_5f_OOoComputerKeyWord"><text:span text:style-name="T39">int</text:span></text:span><text:span text:style-name="T39"> </text:span><text:span text:style-name="_5f_OOoComputerIdent"><text:span text:style-name="T39">tag</text:span></text:span><text:span text:style-name="_5f_OOoComputerKeyWord"><text:span text:style-name="T39">,</text:span></text:span><text:span text:style-name="T39"> </text:span><text:span text:style-name="_5f_OOoComputerIdent"><text:span text:style-name="T39">MPI_Comm</text:span></text:span><text:span text:style-name="T39"> </text:span><text:span text:style-name="_5f_OOoComputerIdent"><text:span text:style-name="T39">comm</text:span></text:span><text:span text:style-name="_5f_OOoComputerKeyWord"><text:span text:style-name="T39">,</text:span></text:span><text:span text:style-name="T39"> </text:span><text:span text:style-name="_5f_OOoComputerIdent"><text:span text:style-name="T39">MPI_Request</text:span></text:span><text:span text:style-name="T39"> </text:span><text:span text:style-name="_5f_OOoComputerKeyWord"><text:span text:style-name="T39">*</text:span></text:span><text:span text:style-name="_5f_OOoComputerIdent"><text:span text:style-name="T39">request</text:span></text:span><text:span text:style-name="_5f_OOoComputerKeyWord"><text:span text:style-name="T39">)</text:span></text:span></text:p>
      <text:p text:style-name="P28"><text:span text:style-name="_5f_OOoComputerKeyWord"><text:span text:style-name="T51"/></text:span></text:p>
      <text:p text:style-name="P28"><text:span text:style-name="T51">Parametry wejściowe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9">Nazwa</text:p>
          </table:table-cell>
          <table:table-cell table:style-name="Tabela2.A1" office:value-type="string">
            <text:p text:style-name="P89">Typ</text:p>
          </table:table-cell>
          <table:table-cell table:style-name="Tabela2.C1" office:value-type="string">
            <text:p text:style-name="P89">Opis</text:p>
          </table:table-cell>
        </table:table-row>
        <table:table-row>
          <table:table-cell table:style-name="Tabela2.A2" office:value-type="string">
            <text:p text:style-name="P101">buf</text:p>
          </table:table-cell>
          <table:table-cell table:style-name="Tabela2.A2" office:value-type="string">
            <text:p text:style-name="P101">void*</text:p>
          </table:table-cell>
          <table:table-cell table:style-name="Tabela2.C2" office:value-type="string">
            <text:p text:style-name="P80">Adres bufora dla danych odbieranych</text:p>
          </table:table-cell>
        </table:table-row>
        <table:table-row>
          <table:table-cell table:style-name="Tabela2.A2" office:value-type="string">
            <text:p text:style-name="P97">count</text:p>
          </table:table-cell>
          <table:table-cell table:style-name="Tabela2.A2" office:value-type="string">
            <text:p text:style-name="P97">int</text:p>
          </table:table-cell>
          <table:table-cell table:style-name="Tabela2.C2" office:value-type="string">
            <text:p text:style-name="P76">Ilość <text:span text:style-name="T38">odbieranych</text:span> elementów</text:p>
          </table:table-cell>
        </table:table-row>
        <table:table-row>
          <table:table-cell table:style-name="Tabela2.A2" office:value-type="string">
            <text:p text:style-name="P97">datatype</text:p>
          </table:table-cell>
          <table:table-cell table:style-name="Tabela2.A2" office:value-type="string">
            <text:p text:style-name="P97">MPI_Datatype</text:p>
          </table:table-cell>
          <table:table-cell table:style-name="Tabela2.C2" office:value-type="string">
            <text:p text:style-name="P76">Typ <text:span text:style-name="T38">odbieranych</text:span> elementów</text:p>
          </table:table-cell>
        </table:table-row>
        <table:table-row>
          <table:table-cell table:style-name="Tabela2.A2" office:value-type="string">
            <text:p text:style-name="P101">source</text:p>
          </table:table-cell>
          <table:table-cell table:style-name="Tabela2.A2" office:value-type="string">
            <text:p text:style-name="P97">int</text:p>
          </table:table-cell>
          <table:table-cell table:style-name="Tabela2.C2" office:value-type="string">
            <text:p text:style-name="P76">Numer procesu <text:span text:style-name="T34">źródłowego</text:span></text:p>
          </table:table-cell>
        </table:table-row>
        <table:table-row>
          <table:table-cell table:style-name="Tabela2.A2" office:value-type="string">
            <text:p text:style-name="P97">tag</text:p>
          </table:table-cell>
          <table:table-cell table:style-name="Tabela2.A2" office:value-type="string">
            <text:p text:style-name="P97">int</text:p>
          </table:table-cell>
          <table:table-cell table:style-name="Tabela2.C2" office:value-type="string">
            <text:p text:style-name="P76">Znacznik wiadomości</text:p>
          </table:table-cell>
        </table:table-row>
        <table:table-row>
          <table:table-cell table:style-name="Tabela2.A2" office:value-type="string">
            <text:p text:style-name="P97">comm</text:p>
          </table:table-cell>
          <table:table-cell table:style-name="Tabela2.A2" office:value-type="string">
            <text:p text:style-name="P97">MPI_Comm</text:p>
          </table:table-cell>
          <table:table-cell table:style-name="Tabela2.C2" office:value-type="string">
            <text:p text:style-name="P80">Komunikator</text:p>
          </table:table-cell>
        </table:table-row>
      </table:table>
      <text:p text:style-name="P25"/>
      <text:p text:style-name="P53">Parametry wyjściowe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89">Nazwa</text:p>
          </table:table-cell>
          <table:table-cell table:style-name="Tabela3.A1" office:value-type="string">
            <text:p text:style-name="P89">Typ</text:p>
          </table:table-cell>
          <table:table-cell table:style-name="Tabela3.C1" office:value-type="string">
            <text:p text:style-name="P89">Opis</text:p>
          </table:table-cell>
        </table:table-row>
        <table:table-row>
          <table:table-cell table:style-name="Tabela3.A2" office:value-type="string">
            <text:p text:style-name="P101">status</text:p>
          </table:table-cell>
          <table:table-cell table:style-name="Tabela3.A2" office:value-type="string">
            <text:p text:style-name="P101">MPI_Status</text:p>
          </table:table-cell>
          <table:table-cell table:style-name="Tabela3.C2" office:value-type="string">
            <text:p text:style-name="P80">Struktura przechowująca dane dotyczące odebranej wiadomości</text:p>
          </table:table-cell>
        </table:table-row>
        <table:table-row>
          <table:table-cell table:style-name="Tabela3.A2" office:value-type="string">
            <text:p text:style-name="P100">request</text:p>
          </table:table-cell>
          <table:table-cell table:style-name="Tabela3.A2" office:value-type="string">
            <text:p text:style-name="P105">MPI_Request</text:p>
          </table:table-cell>
          <table:table-cell table:style-name="Tabela3.C2" office:value-type="string">
            <text:p text:style-name="P94">Wskaźnik na strukturę służącą do sprawdzenia stanu przesyłu</text:p>
          </table:table-cell>
        </table:table-row>
      </table:table>
      <text:p text:style-name="P4"/>
      <text:h text:style-name="P15" text:outline-level="2"><text:bookmark-start text:name="__RefHeading__1050_916827711"/>Funkcj<text:span text:style-name="T45">a</text:span> <text:span text:style-name="T4">MPI_</text:span><text:span text:style-name="T13">Test</text:span><text:bookmark-end text:name="__RefHeading__1050_916827711"/></text:h>
      <text:p text:style-name="P43"><text:span text:style-name="T27">W</text:span><text:span text:style-name="T20">ykorzystywana jest dla struktury </text:span><text:span text:style-name="T4">MPI_Request</text:span><text:span text:style-name="T20"> zwracanej przez </text:span><text:span text:style-name="T4">MPI_Isend</text:span><text:span text:style-name="T20"> and </text:span><text:span text:style-name="T4">MPI_Irecv</text:span><text:span text:style-name="T20">. Służy do sprawdzenia czy operacja nieblokującego przesyłu została zakończona.</text:span></text:p>
      <text:p text:style-name="P43"><text:span text:style-name="T20"/></text:p>
      <text:p text:style-name="P49">Składnia polecenia:</text:p>
      <text:p text:style-name="P69"><text:span text:style-name="_5f_OOoComputerKeyWord"><text:span text:style-name="T39">int </text:span></text:span><text:span text:style-name="_5f_OOoComputerIdent"><text:span text:style-name="T39">MPI_Test</text:span></text:span><text:span text:style-name="_5f_OOoComputerKeyWord"><text:span text:style-name="T39">(</text:span></text:span><text:span text:style-name="_5f_OOoComputerIdent"><text:span text:style-name="T39">MPI_Request</text:span></text:span><text:span text:style-name="_5f_OOoComputerKeyWord"><text:span text:style-name="T39"> *</text:span></text:span><text:span text:style-name="_5f_OOoComputerIdent"><text:span text:style-name="T39">request</text:span></text:span><text:span text:style-name="_5f_OOoComputerKeyWord"><text:span text:style-name="T39">, int *</text:span></text:span><text:span text:style-name="_5f_OOoComputerIdent"><text:span text:style-name="T39">flag</text:span></text:span><text:span text:style-name="_5f_OOoComputerKeyWord"><text:span text:style-name="T39">, </text:span></text:span><text:span text:style-name="_5f_OOoComputerIdent"><text:span text:style-name="T39">MPI_Status</text:span></text:span><text:span text:style-name="_5f_OOoComputerKeyWord"><text:span text:style-name="T39"> *</text:span></text:span><text:span text:style-name="_5f_OOoComputerIdent"><text:span text:style-name="T39">status</text:span></text:span><text:span text:style-name="_5f_OOoComputerKeyWord"><text:span text:style-name="T39">)</text:span></text:span></text:p>
      <text:p text:style-name="P29"><text:span text:style-name="_5f_OOoComputerKeyWord"><text:span text:style-name="T51"/></text:span></text:p>
      <text:p text:style-name="P29"><text:span text:style-name="T51">Parametry wejściowe: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90">Nazwa</text:p>
          </table:table-cell>
          <table:table-cell table:style-name="Tabela7.A1" office:value-type="string">
            <text:p text:style-name="P90">Typ</text:p>
          </table:table-cell>
          <table:table-cell table:style-name="Tabela7.C1" office:value-type="string">
            <text:p text:style-name="P90">Opis</text:p>
          </table:table-cell>
        </table:table-row>
        <table:table-row>
          <table:table-cell table:style-name="Tabela7.A2" office:value-type="string">
            <text:p text:style-name="P102">request</text:p>
          </table:table-cell>
          <table:table-cell table:style-name="Tabela7.A2" office:value-type="string">
            <text:p text:style-name="P106">MPI_Request</text:p>
          </table:table-cell>
          <table:table-cell table:style-name="Tabela7.C2" office:value-type="string">
            <text:p text:style-name="P95">Wskaźnik na strukturę służącą do sprawdzenia stanu przesyłu</text:p>
          </table:table-cell>
        </table:table-row>
      </table:table>
      <text:p text:style-name="P26"/>
      <text:p text:style-name="P54">Parametry wyjściowe: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90">Nazwa</text:p>
          </table:table-cell>
          <table:table-cell table:style-name="Tabela8.A1" office:value-type="string">
            <text:p text:style-name="P90">Typ</text:p>
          </table:table-cell>
          <table:table-cell table:style-name="Tabela8.C1" office:value-type="string">
            <text:p text:style-name="P90">Opis</text:p>
          </table:table-cell>
        </table:table-row>
        <table:table-row>
          <table:table-cell table:style-name="Tabela8.A2" office:value-type="string">
            <text:p text:style-name="P108">flag</text:p>
          </table:table-cell>
          <table:table-cell table:style-name="Tabela8.A2" office:value-type="string">
            <text:p text:style-name="P102"><text:span text:style-name="T45">int</text:span>*</text:p>
          </table:table-cell>
          <table:table-cell table:style-name="Tabela8.C2" office:value-type="string">
            <text:p text:style-name="P111">Wpisuje <text:span text:style-name="T4">true</text:span><text:span text:style-name="T20"> jeżeli operacja została zakończona</text:span></text:p>
          </table:table-cell>
        </table:table-row>
        <table:table-row>
          <table:table-cell table:style-name="Tabela8.A2" office:value-type="string">
            <text:p text:style-name="P102">status</text:p>
          </table:table-cell>
          <table:table-cell table:style-name="Tabela8.A2" office:value-type="string">
            <text:p text:style-name="P102">MPI_Status</text:p>
          </table:table-cell>
          <table:table-cell table:style-name="Tabela8.C2" office:value-type="string">
            <text:p text:style-name="P81">Struktura przechowująca dane dotyczące <text:span text:style-name="T45">przesyłanej</text:span> wiadomości</text:p>
          </table:table-cell>
        </table:table-row>
      </table:table>
      <text:h text:style-name="P11" text:outline-level="2"><text:span text:style-name="T28"/></text:h>
      <text:h text:style-name="P11" text:outline-level="2"><text:bookmark-start text:name="__RefHeading__1052_916827711"/>Funkcj<text:span text:style-name="T45">a</text:span> <text:span text:style-name="T4">MPI_</text:span><text:span text:style-name="T13">Wait</text:span><text:bookmark-end text:name="__RefHeading__1052_916827711"/></text:h>
      <text:p text:style-name="P43"><text:span text:style-name="T27">W</text:span><text:span text:style-name="T20">ykorzystywana jest dla struktury </text:span><text:span text:style-name="T4">MPI_Request</text:span><text:span text:style-name="T20"> zwracanej przez </text:span><text:span text:style-name="T4">MPI_Isend</text:span><text:span text:style-name="T20"> and </text:span><text:span text:style-name="T4">MPI_Irecv</text:span><text:span text:style-name="T20">. Służy do zatrzymania procesu aż do zakończenia zadanej operacji przesyłu.</text:span></text:p>
      <text:p text:style-name="P45"><text:span text:style-name="T20"/></text:p>
      <text:p text:style-name="P49">Składnia polecenia:</text:p>
      <text:p text:style-name="P69"><text:span text:style-name="_5f_OOoComputerKeyWord"><text:span text:style-name="T39">int </text:span></text:span><text:span text:style-name="_5f_OOoComputerIdent"><text:span text:style-name="T39">MPI_</text:span></text:span><text:span text:style-name="_5f_OOoComputerIdent"><text:span text:style-name="T40">Wait</text:span></text:span><text:span text:style-name="_5f_OOoComputerKeyWord"><text:span text:style-name="T39">(</text:span></text:span><text:span text:style-name="_5f_OOoComputerIdent"><text:span text:style-name="T39">MPI_Request</text:span></text:span><text:span text:style-name="_5f_OOoComputerKeyWord"><text:span text:style-name="T39"> *</text:span></text:span><text:span text:style-name="_5f_OOoComputerIdent"><text:span text:style-name="T39">request</text:span></text:span><text:span text:style-name="_5f_OOoComputerKeyWord"><text:span text:style-name="T39">, </text:span></text:span><text:span text:style-name="_5f_OOoComputerIdent"><text:span text:style-name="T39">MPI_Status</text:span></text:span><text:span text:style-name="_5f_OOoComputerKeyWord"><text:span text:style-name="T39"> *</text:span></text:span><text:span text:style-name="_5f_OOoComputerIdent"><text:span text:style-name="T39">status</text:span></text:span><text:span text:style-name="_5f_OOoComputerKeyWord"><text:span text:style-name="T39">)</text:span></text:span></text:p>
      <text:p text:style-name="P29"><text:span text:style-name="_5f_OOoComputerKeyWord"><text:span text:style-name="T51"/></text:span></text:p>
      <text:p text:style-name="P29"><text:span text:style-name="T51">Parametry wejściowe: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90">Nazwa</text:p>
          </table:table-cell>
          <table:table-cell table:style-name="Tabela9.A1" office:value-type="string">
            <text:p text:style-name="P90">Typ</text:p>
          </table:table-cell>
          <table:table-cell table:style-name="Tabela9.C1" office:value-type="string">
            <text:p text:style-name="P90">Opis</text:p>
          </table:table-cell>
        </table:table-row>
        <table:table-row>
          <table:table-cell table:style-name="Tabela9.A2" office:value-type="string">
            <text:p text:style-name="P102">request</text:p>
          </table:table-cell>
          <table:table-cell table:style-name="Tabela9.A2" office:value-type="string">
            <text:p text:style-name="P106">MPI_Request</text:p>
          </table:table-cell>
          <table:table-cell table:style-name="Tabela9.C2" office:value-type="string">
            <text:p text:style-name="P95">Wskaźnik na strukturę służącą do sprawdzenia stanu przesyłu</text:p>
          </table:table-cell>
        </table:table-row>
      </table:table>
      <text:p text:style-name="P26"/>
      <text:p text:style-name="P54">Parametry wyjściowe: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0">Nazwa</text:p>
          </table:table-cell>
          <table:table-cell table:style-name="Tabela10.A1" office:value-type="string">
            <text:p text:style-name="P90">Typ</text:p>
          </table:table-cell>
          <table:table-cell table:style-name="Tabela10.C1" office:value-type="string">
            <text:p text:style-name="P90">Opis</text:p>
          </table:table-cell>
        </table:table-row>
        <table:table-row>
          <table:table-cell table:style-name="Tabela10.A2" office:value-type="string">
            <text:p text:style-name="P102">status</text:p>
          </table:table-cell>
          <table:table-cell table:style-name="Tabela10.A2" office:value-type="string">
            <text:p text:style-name="P102">MPI_Status</text:p>
          </table:table-cell>
          <table:table-cell table:style-name="Tabela10.C2" office:value-type="string">
            <text:p text:style-name="P81">Struktura przechowująca dane dotyczące <text:span text:style-name="T45">przesyłanej</text:span> wiadomości</text:p>
          </table:table-cell>
        </table:table-row>
      </table:table>
      <text:p text:style-name="P2"><text:span text:style-name="T20"/></text:p>
      <text:h text:style-name="P16" text:outline-level="2"><text:bookmark-start text:name="__RefHeading__1054_916827711"/>Funkcj<text:span text:style-name="T49">e</text:span> <text:span text:style-name="T4">MPI_</text:span><text:span text:style-name="T12">Probe</text:span><text:span text:style-name="T29"> i </text:span><text:span text:style-name="T12">MPI_Iprobe</text:span><text:bookmark-end text:name="__RefHeading__1054_916827711"/></text:h>
      <text:p text:style-name="P44"><text:span text:style-name="T27">W</text:span><text:span text:style-name="T20">ykorzystywan</text:span><text:span text:style-name="T30">e są do sprawdzenia czy na proces oczekuje wiadomość do odebrania. </text:span><text:span text:style-name="T15">MPI_Probe</text:span><text:span text:style-name="T30"> jest operacją blokującą – zatrzymuje proces aż do nadejścia wiadomości, </text:span><text:span text:style-name="T15">MPI_Iprobe</text:span><text:span text:style-name="T30"> jest operacją nieblokującą – zwraca tylko informację czy określona wiadomość oczekuje na odbiór.</text:span></text:p>
      <text:p text:style-name="P46"><text:span text:style-name="T20"/></text:p>
      <text:p text:style-name="P50">Składnia polece<text:span text:style-name="T54">ń</text:span>:</text:p>
      <text:p text:style-name="P71"><text:span text:style-name="_5f_OOoComputerKeyWord"><text:span text:style-name="T39">int </text:span></text:span><text:span text:style-name="_5f_OOoComputerIdent"><text:span text:style-name="T39">MPI_Probe</text:span></text:span><text:span text:style-name="_5f_OOoComputerKeyWord"><text:span text:style-name="T39">(int </text:span></text:span><text:span text:style-name="_5f_OOoComputerIdent"><text:span text:style-name="T39">source</text:span></text:span><text:span text:style-name="_5f_OOoComputerKeyWord"><text:span text:style-name="T39">, int </text:span></text:span><text:span text:style-name="_5f_OOoComputerIdent"><text:span text:style-name="T39">tag</text:span></text:span><text:span text:style-name="_5f_OOoComputerKeyWord"><text:span text:style-name="T39">, </text:span></text:span><text:span text:style-name="_5f_OOoComputerIdent"><text:span text:style-name="T39">MPI_Comm</text:span></text:span><text:span text:style-name="_5f_OOoComputerKeyWord"><text:span text:style-name="T39"> </text:span></text:span><text:span text:style-name="_5f_OOoComputerIdent"><text:span text:style-name="T39">comm</text:span></text:span><text:span text:style-name="_5f_OOoComputerKeyWord"><text:span text:style-name="T39">, </text:span></text:span><text:span text:style-name="_5f_OOoComputerIdent"><text:span text:style-name="T39">MPI_Status</text:span></text:span><text:span text:style-name="_5f_OOoComputerKeyWord"><text:span text:style-name="T39"> *</text:span></text:span><text:span text:style-name="_5f_OOoComputerIdent"><text:span text:style-name="T39">status</text:span></text:span><text:span text:style-name="_5f_OOoComputerKeyWord"><text:span text:style-name="T39">)</text:span></text:span></text:p>
      <text:p text:style-name="P71"><text:span text:style-name="_5f_OOoComputerKeyWord"><text:span text:style-name="T39">int </text:span></text:span><text:span text:style-name="_5f_OOoComputerIdent"><text:span text:style-name="T39">MPI_Iprobe</text:span></text:span><text:span text:style-name="_5f_OOoComputerKeyWord"><text:span text:style-name="T39">(int </text:span></text:span><text:span text:style-name="_5f_OOoComputerIdent"><text:span text:style-name="T39">source</text:span></text:span><text:span text:style-name="_5f_OOoComputerKeyWord"><text:span text:style-name="T39">, int </text:span></text:span><text:span text:style-name="_5f_OOoComputerIdent"><text:span text:style-name="T39">tag</text:span></text:span><text:span text:style-name="_5f_OOoComputerKeyWord"><text:span text:style-name="T39">, </text:span></text:span><text:span text:style-name="_5f_OOoComputerIdent"><text:span text:style-name="T39">MPI_Comm</text:span></text:span><text:span text:style-name="_5f_OOoComputerKeyWord"><text:span text:style-name="T39"> </text:span></text:span><text:span text:style-name="_5f_OOoComputerIdent"><text:span text:style-name="T39">comm</text:span></text:span><text:span text:style-name="_5f_OOoComputerKeyWord"><text:span text:style-name="T39">, int *</text:span></text:span><text:span text:style-name="_5f_OOoComputerIdent"><text:span text:style-name="T39">flag</text:span></text:span><text:span text:style-name="_5f_OOoComputerKeyWord"><text:span text:style-name="T39">, </text:span></text:span><text:span text:style-name="_5f_OOoComputerIdent"><text:span text:style-name="T39">MPI_Status</text:span></text:span><text:span text:style-name="T39"> </text:span><text:span text:style-name="_5f_OOoComputerKeyWord"><text:span text:style-name="T39">*</text:span></text:span><text:span text:style-name="_5f_OOoComputerIdent"><text:span text:style-name="T39">status</text:span></text:span><text:span text:style-name="_5f_OOoComputerKeyWord"><text:span text:style-name="T39">)</text:span></text:span></text:p>
      <text:p text:style-name="P31"><text:span text:style-name="_5f_OOoComputerKeyWord"><text:span text:style-name="T51"/></text:span></text:p>
      <text:p text:style-name="P31"><text:span text:style-name="T51">Parametry wejściowe: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2">Nazwa</text:p>
          </table:table-cell>
          <table:table-cell table:style-name="Tabela11.A1" office:value-type="string">
            <text:p text:style-name="P92">Typ</text:p>
          </table:table-cell>
          <table:table-cell table:style-name="Tabela11.C1" office:value-type="string">
            <text:p text:style-name="P92">Opis</text:p>
          </table:table-cell>
        </table:table-row>
        <table:table-row>
          <table:table-cell table:style-name="Tabela11.A2" office:value-type="string">
            <text:p text:style-name="P101">source</text:p>
          </table:table-cell>
          <table:table-cell table:style-name="Tabela11.A2" office:value-type="string">
            <text:p text:style-name="P97">int</text:p>
          </table:table-cell>
          <table:table-cell table:style-name="Tabela11.C2" office:value-type="string">
            <text:p text:style-name="P76">Numer procesu <text:span text:style-name="T34">źródłowego</text:span></text:p>
          </table:table-cell>
        </table:table-row>
        <table:table-row>
          <table:table-cell table:style-name="Tabela11.A2" office:value-type="string">
            <text:p text:style-name="P97">tag</text:p>
          </table:table-cell>
          <table:table-cell table:style-name="Tabela11.A2" office:value-type="string">
            <text:p text:style-name="P97">int</text:p>
          </table:table-cell>
          <table:table-cell table:style-name="Tabela11.C2" office:value-type="string">
            <text:p text:style-name="P76">Znacznik wiadomości</text:p>
          </table:table-cell>
        </table:table-row>
        <table:table-row>
          <table:table-cell table:style-name="Tabela11.A2" office:value-type="string">
            <text:p text:style-name="P97">comm</text:p>
          </table:table-cell>
          <table:table-cell table:style-name="Tabela11.A2" office:value-type="string">
            <text:p text:style-name="P97">MPI_Comm</text:p>
          </table:table-cell>
          <table:table-cell table:style-name="Tabela11.C2" office:value-type="string">
            <text:p text:style-name="P80">Komunikator</text:p>
          </table:table-cell>
        </table:table-row>
      </table:table>
      <text:p text:style-name="P27"/>
      <text:p text:style-name="P27">Parametry wyjściowe: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92">Nazwa</text:p>
          </table:table-cell>
          <table:table-cell table:style-name="Tabela12.A1" office:value-type="string">
            <text:p text:style-name="P92">Typ</text:p>
          </table:table-cell>
          <table:table-cell table:style-name="Tabela12.C1" office:value-type="string">
            <text:p text:style-name="P92">Opis</text:p>
          </table:table-cell>
        </table:table-row>
        <table:table-row>
          <table:table-cell table:style-name="Tabela12.A2" office:value-type="string">
            <text:p text:style-name="P108">flag</text:p>
          </table:table-cell>
          <table:table-cell table:style-name="Tabela12.A2" office:value-type="string">
            <text:p text:style-name="P102"><text:span text:style-name="T45">int</text:span>*</text:p>
          </table:table-cell>
          <table:table-cell table:style-name="Tabela12.C2" office:value-type="string">
            <text:p text:style-name="P111">Wpisuje <text:span text:style-name="T4">true</text:span><text:span text:style-name="T20"> jeżeli </text:span><text:span text:style-name="T30">istnieje oczekująca wiadomość</text:span></text:p>
          </table:table-cell>
        </table:table-row>
        <table:table-row>
          <table:table-cell table:style-name="Tabela12.A2" office:value-type="string">
            <text:p text:style-name="P103">status</text:p>
          </table:table-cell>
          <table:table-cell table:style-name="Tabela12.A2" office:value-type="string">
            <text:p text:style-name="P103">MPI_Status</text:p>
          </table:table-cell>
          <table:table-cell table:style-name="Tabela12.C2" office:value-type="string">
            <text:p text:style-name="P83">Struktura przechowująca dane dotyczące <text:span text:style-name="T30">oczekującej</text:span> wiadomości</text:p>
          </table:table-cell>
        </table:table-row>
      </table:table>
      <text:p text:style-name="P3"><text:span text:style-name="T20"/></text:p>
      <text:h text:style-name="P17" text:outline-level="2"><text:bookmark-start text:name="__RefHeading__1056_916827711"/>Funkcja <text:span text:style-name="T4">MPI_Bcast</text:span><text:bookmark-end text:name="__RefHeading__1056_916827711"/></text:h>
      <text:p text:style-name="P36">Funkcj<text:span text:style-name="T43">a</text:span> ta służ<text:span text:style-name="T43">y do przesyłania wiadomości między wieloma procesami poprzez operację rozgłaszania (ang. one-to-all), należy ją wywołać we wszystkich procesach które uczestniczą w tej komunikacji (proces wysyłający oraz wszystkie procesy odbierające w ramach wybranego komunikatora). Jest to operacja blokująca, zatem proces wysyłający czeka aż wszystkie procesy odbierające otrzymają wiadomość.</text:span></text:p>
      <text:p text:style-name="P38"/>
      <text:p text:style-name="P51">Składnia polece<text:span text:style-name="T43">nia</text:span>:</text:p>
      <text:p text:style-name="P70"><text:span text:style-name="_5f_OOoComputerKeyWord"><text:span text:style-name="T39">int </text:span></text:span><text:span text:style-name="_5f_OOoComputerIdent"><text:span text:style-name="T39">MPI_Bcast</text:span></text:span><text:span text:style-name="_5f_OOoComputerKeyWord"><text:span text:style-name="T39">(void *</text:span></text:span><text:span text:style-name="_5f_OOoComputerIdent"><text:span text:style-name="T39">buffer</text:span></text:span><text:span text:style-name="_5f_OOoComputerKeyWord"><text:span text:style-name="T39">, int </text:span></text:span><text:span text:style-name="_5f_OOoComputerIdent"><text:span text:style-name="T39">count</text:span></text:span><text:span text:style-name="_5f_OOoComputerKeyWord"><text:span text:style-name="T39">, </text:span></text:span><text:span text:style-name="_5f_OOoComputerIdent"><text:span text:style-name="T39">MPI_Datatype</text:span></text:span><text:span text:style-name="_5f_OOoComputerKeyWord"><text:span text:style-name="T39"> </text:span></text:span><text:span text:style-name="_5f_OOoComputerIdent"><text:span text:style-name="T39">datatype</text:span></text:span><text:span text:style-name="_5f_OOoComputerKeyWord"><text:span text:style-name="T39">,</text:span></text:span><text:span text:style-name="Teletype"><text:span text:style-name="T39"> </text:span></text:span><text:span text:style-name="_5f_OOoComputerKeyWord"><text:span text:style-name="T39">int</text:span></text:span><text:span text:style-name="T39"> </text:span><text:span text:style-name="_5f_OOoComputerIdent"><text:span text:style-name="T39">root</text:span></text:span><text:span text:style-name="_5f_OOoComputerKeyWord"><text:span text:style-name="T39">,</text:span></text:span><text:span text:style-name="T39"> </text:span><text:span text:style-name="_5f_OOoComputerIdent"><text:span text:style-name="T39">MPI_Comm</text:span></text:span><text:span text:style-name="T39"> </text:span><text:span text:style-name="_5f_OOoComputerIdent"><text:span text:style-name="T39">comm</text:span></text:span><text:span text:style-name="_5f_OOoComputerKeyWord"><text:span text:style-name="T39">)</text:span></text:span></text:p>
      <text:p text:style-name="P32"><text:span text:style-name="_5f_OOoComputerKeyWord"/></text:p>
      <text:p text:style-name="P55"><text:span text:style-name="T19">Parametry wejściowe: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91">Nazwa</text:p>
          </table:table-cell>
          <table:table-cell table:style-name="Tabela6.A1" office:value-type="string">
            <text:p text:style-name="P91">Typ</text:p>
          </table:table-cell>
          <table:table-cell table:style-name="Tabela6.C1" office:value-type="string">
            <text:p text:style-name="P91">Opis</text:p>
          </table:table-cell>
        </table:table-row>
        <table:table-row>
          <table:table-cell table:style-name="Tabela6.A2" office:value-type="string">
            <text:p text:style-name="P98">buf<text:span text:style-name="T44">fer</text:span></text:p>
          </table:table-cell>
          <table:table-cell table:style-name="Tabela6.A2" office:value-type="string">
            <text:p text:style-name="P98">void*</text:p>
          </table:table-cell>
          <table:table-cell table:style-name="Tabela6.C2" office:value-type="string">
            <text:p text:style-name="P77">Adres bufora danych wysyłanych/<text:span text:style-name="T44">odbieranych</text:span></text:p>
          </table:table-cell>
        </table:table-row>
        <table:table-row>
          <table:table-cell table:style-name="Tabela6.A2" office:value-type="string">
            <text:p text:style-name="P98">count</text:p>
          </table:table-cell>
          <table:table-cell table:style-name="Tabela6.A2" office:value-type="string">
            <text:p text:style-name="P98">int</text:p>
          </table:table-cell>
          <table:table-cell table:style-name="Tabela6.C2" office:value-type="string">
            <text:p text:style-name="P77">Ilość <text:span text:style-name="T44">przesyłanych</text:span> elementów</text:p>
          </table:table-cell>
        </table:table-row>
        <table:table-row>
          <table:table-cell table:style-name="Tabela6.A2" office:value-type="string">
            <text:p text:style-name="P98">datatype</text:p>
          </table:table-cell>
          <table:table-cell table:style-name="Tabela6.A2" office:value-type="string">
            <text:p text:style-name="P98">MPI_Datatype</text:p>
          </table:table-cell>
          <table:table-cell table:style-name="Tabela6.C2" office:value-type="string">
            <text:p text:style-name="P78">Typ <text:span text:style-name="T44">przesyłanych</text:span> elementów</text:p>
          </table:table-cell>
        </table:table-row>
        <table:table-row>
          <table:table-cell table:style-name="Tabela6.A2" office:value-type="string">
            <text:p text:style-name="P107">root</text:p>
          </table:table-cell>
          <table:table-cell table:style-name="Tabela6.A2" office:value-type="string">
            <text:p text:style-name="P98">int</text:p>
          </table:table-cell>
          <table:table-cell table:style-name="Tabela6.C2" office:value-type="string">
            <text:p text:style-name="P77">Numer procesu <text:span text:style-name="T44">wysyłającego</text:span></text:p>
          </table:table-cell>
        </table:table-row>
        <table:table-row>
          <table:table-cell table:style-name="Tabela6.A2" office:value-type="string">
            <text:p text:style-name="P98">comm</text:p>
          </table:table-cell>
          <table:table-cell table:style-name="Tabela6.A2" office:value-type="string">
            <text:p text:style-name="P98">MPI_Comm</text:p>
          </table:table-cell>
          <table:table-cell table:style-name="Tabela6.C2" office:value-type="string">
            <text:p text:style-name="P82">Komunikator</text:p>
          </table:table-cell>
        </table:table-row>
      </table:table>
      <text:p text:style-name="P39"><text:span text:style-name="T20"/></text:p>
      <text:p text:style-name="P41">Przykładowa implementacja przy pomocy <text:span text:style-name="T4">MPI_Send</text:span> i <text:span text:style-name="T4">MPI_Recv</text:span>:</text:p>
      <text:p text:style-name="P40"><text:span text:style-name="_5f_OOoComputerKeyWord"><text:span text:style-name="T46">void </text:span></text:span><text:span text:style-name="_5f_OOoComputerIdent"><text:span text:style-name="T46">MPI_Bcast_custom</text:span></text:span><text:span text:style-name="_5f_OOoComputerKeyWord"><text:span text:style-name="T46">(void</text:span></text:span><text:span text:style-name="T46"> </text:span><text:span text:style-name="_5f_OOoComputerKeyWord"><text:span text:style-name="T46">*</text:span></text:span><text:span text:style-name="_5f_OOoComputerIdent"><text:span text:style-name="T46">buffer</text:span></text:span><text:span text:style-name="_5f_OOoComputerKeyWord"><text:span text:style-name="T46">,</text:span></text:span><text:span text:style-name="T46"> </text:span><text:span text:style-name="_5f_OOoComputerKeyWord"><text:span text:style-name="T46">int</text:span></text:span><text:span text:style-name="T46"> </text:span><text:span text:style-name="_5f_OOoComputerIdent"><text:span text:style-name="T46">count</text:span></text:span><text:span text:style-name="_5f_OOoComputerKeyWord"><text:span text:style-name="T46">,</text:span></text:span><text:span text:style-name="T46"> </text:span><text:span text:style-name="_5f_OOoComputerIdent"><text:span text:style-name="T46">MPI_Datatype</text:span></text:span><text:span text:style-name="T46"> </text:span><text:span text:style-name="_5f_OOoComputerIdent"><text:span text:style-name="T46">datatype</text:span></text:span><text:span text:style-name="_5f_OOoComputerKeyWord"><text:span text:style-name="T46">,</text:span></text:span><text:span text:style-name="T46"> </text:span><text:span text:style-name="_5f_OOoComputerKeyWord"><text:span text:style-name="T46">int</text:span></text:span><text:span text:style-name="T46"> </text:span><text:span text:style-name="_5f_OOoComputerIdent"><text:span text:style-name="T46">root</text:span></text:span><text:span text:style-name="_5f_OOoComputerKeyWord"><text:span text:style-name="T46">,</text:span></text:span><text:span text:style-name="T46"> </text:span><text:span text:style-name="_5f_OOoComputerIdent"><text:span text:style-name="T46">MPI_Comm</text:span></text:span><text:span text:style-name="T46"> </text:span><text:span text:style-name="_5f_OOoComputerIdent"><text:span text:style-name="T46">comm</text:span></text:span><text:span text:style-name="_5f_OOoComputerKeyWord"><text:span text:style-name="T46">)</text:span></text:span><text:span text:style-name="T46"> </text:span><text:span text:style-name="_5f_OOoComputerKeyWord"><text:span text:style-name="T46">{</text:span></text:span><text:span text:style-name="T46"></text:span></text:p>
      <text:p text:style-name="P40"><text:span text:style-name="T46"><text:tab/></text:span><text:span text:style-name="_5f_OOoComputerKeyWord"><text:span text:style-name="T46">int</text:span></text:span><text:span text:style-name="T46"> </text:span><text:span text:style-name="_5f_OOoComputerIdent"><text:span text:style-name="T46">me</text:span></text:span><text:span text:style-name="_5f_OOoComputerKeyWord"><text:span text:style-name="T46">,</text:span></text:span><text:span text:style-name="T46"> </text:span><text:span text:style-name="_5f_OOoComputerIdent"><text:span text:style-name="T46">numprocs</text:span></text:span><text:span text:style-name="_5f_OOoComputerKeyWord"><text:span text:style-name="T46">;</text:span></text:span><text:span text:style-name="T46"></text:span></text:p>
      <text:p text:style-name="P40"><text:span text:style-name="T46"><text:tab/></text:span><text:span text:style-name="_5f_OOoComputerIdent"><text:span text:style-name="T46">MPI_Status</text:span></text:span><text:span text:style-name="T46"> </text:span><text:span text:style-name="_5f_OOoComputerIdent"><text:span text:style-name="T46">status</text:span></text:span><text:span text:style-name="_5f_OOoComputerKeyWord"><text:span text:style-name="T46">;</text:span></text:span><text:span text:style-name="T46"></text:span></text:p>
      <text:p text:style-name="P40"><text:span text:style-name="T46"><text:tab/></text:span><text:span text:style-name="_5f_OOoComputerIdent"><text:span text:style-name="T46">MPI_Comm_rank</text:span></text:span><text:span text:style-name="_5f_OOoComputerKeyWord"><text:span text:style-name="T46">(</text:span>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me</text:span></text:span><text:span text:style-name="_5f_OOoComputerKeyWord"><text:span text:style-name="T46">);</text:span></text:span><text:span text:style-name="T46"></text:span></text:p>
      <text:p text:style-name="P40"><text:span text:style-name="T46"><text:tab/></text:span><text:span text:style-name="_5f_OOoComputerIdent"><text:span text:style-name="T46">MPI_Comm_size</text:span></text:span><text:span text:style-name="_5f_OOoComputerKeyWord"><text:span text:style-name="T46">(</text:span>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numprocs</text:span></text:span><text:span text:style-name="_5f_OOoComputerKeyWord"><text:span text:style-name="T46">);</text:span></text:span><text:span text:style-name="T46"></text:span></text:p>
      <text:p text:style-name="P40"><text:span text:style-name="T46"><text:tab/></text:span><text:span text:style-name="_5f_OOoComputerKeyWord"><text:span text:style-name="T46">if(</text:span></text:span><text:span text:style-name="_5f_OOoComputerIdent"><text:span text:style-name="T46">root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me</text:span></text:span><text:span text:style-name="_5f_OOoComputerKeyWord"><text:span text:style-name="T46">)</text:span></text:span><text:span text:style-name="T46"> </text:span><text:span text:style-name="_5f_OOoComputerKeyWord"><text:span text:style-name="T46">{</text:span></text:span><text:span text:style-name="T46"></text:span></text:p>
      <text:p text:style-name="P40"><text:span text:style-name="T46"><text:tab/><text:tab/></text:span><text:span text:style-name="_5f_OOoComputerKeyWord"><text:span text:style-name="T46">for(int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0</text:span></text:span><text:span text:style-name="_5f_OOoComputerKeyWord"><text:span text:style-name="T46">;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&lt;</text:span></text:span><text:span text:style-name="T46"> </text:span><text:span text:style-name="_5f_OOoComputerIdent"><text:span text:style-name="T46">numprocs</text:span></text:span><text:span text:style-name="_5f_OOoComputerKeyWord"><text:span text:style-name="T46">;</text:span></text:span><text:span text:style-name="T46"> </text:span><text:span text:style-name="_5f_OOoComputerKeyWord"><text:span text:style-name="T46">++</text:span></text:span><text:span text:style-name="_5f_OOoComputerIdent"><text:span text:style-name="T46">i</text:span></text:span><text:span text:style-name="_5f_OOoComputerKeyWord"><text:span text:style-name="T46">)</text:span></text:span><text:span text:style-name="T46"> </text:span><text:span text:style-name="_5f_OOoComputerKeyWord"><text:span text:style-name="T46">{</text:span></text:span><text:span text:style-name="T46"></text:span></text:p>
      <text:p text:style-name="P40"><text:span text:style-name="T46"><text:tab/><text:tab/><text:tab/></text:span><text:span text:style-name="_5f_OOoComputerKeyWord"><text:span text:style-name="T46">if(</text:span></text:span><text:span text:style-name="_5f_OOoComputerIdent"><text:span text:style-name="T46">i</text:span></text:span><text:span text:style-name="T46"> </text:span><text:span text:style-name="_5f_OOoComputerKeyWord"><text:span text:style-name="T46">!=</text:span></text:span><text:span text:style-name="T46"> </text:span><text:span text:style-name="_5f_OOoComputerIdent"><text:span text:style-name="T46">me</text:span></text:span><text:span text:style-name="_5f_OOoComputerKeyWord"><text:span text:style-name="T46">)</text:span></text:span><text:span text:style-name="T46"> </text:span><text:span text:style-name="_5f_OOoComputerKeyWord"><text:span text:style-name="T46">{</text:span></text:span><text:span text:style-name="T46"></text:span></text:p>
      <text:p text:style-name="P40"><text:span text:style-name="T46"><text:tab/><text:tab/><text:tab/><text:tab/></text:span><text:span text:style-name="_5f_OOoComputerIdent"><text:span text:style-name="T46">MPI_Send</text:span></text:span><text:span text:style-name="_5f_OOoComputerKeyWord"><text:span text:style-name="T46">(</text:span></text:span><text:span text:style-name="_5f_OOoComputerIdent"><text:span text:style-name="T46">buffer</text:span></text:span><text:span text:style-name="_5f_OOoComputerKeyWord"><text:span text:style-name="T46">,</text:span></text:span><text:span text:style-name="T46"> </text:span><text:span text:style-name="_5f_OOoComputerIdent"><text:span text:style-name="T46">count</text:span></text:span><text:span text:style-name="_5f_OOoComputerKeyWord"><text:span text:style-name="T46">,</text:span></text:span><text:span text:style-name="T46"> </text:span><text:span text:style-name="_5f_OOoComputerIdent"><text:span text:style-name="T46">datatype</text:span></text:span><text:span text:style-name="_5f_OOoComputerKeyWord"><text:span text:style-name="T46">,</text:span></text:span><text:span text:style-name="T46"> </text:span><text:span text:style-name="_5f_OOoComputerIdent"><text:span text:style-name="T46">i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comm</text:span></text:span><text:span text:style-name="_5f_OOoComputerKeyWord"><text:span text:style-name="T46">);</text:span></text:span><text:span text:style-name="T46"></text:span></text:p>
      <text:p text:style-name="P40"><text:span text:style-name="T46"><text:tab/><text:tab/><text:tab/></text:span><text:span text:style-name="_5f_OOoComputerKeyWord"><text:span text:style-name="T46">}</text:span></text:span><text:span text:style-name="T46"></text:span></text:p>
      <text:p text:style-name="P40"><text:span text:style-name="T46"><text:tab/><text:tab/></text:span><text:span text:style-name="_5f_OOoComputerKeyWord"><text:span text:style-name="T46">}</text:span></text:span><text:span text:style-name="T46"></text:span></text:p>
      <text:p text:style-name="P40"><text:span text:style-name="T46"><text:tab/></text:span><text:span text:style-name="_5f_OOoComputerKeyWord"><text:span text:style-name="T46">}</text:span></text:span><text:span text:style-name="T46"></text:span></text:p>
      <text:p text:style-name="P40"><text:span text:style-name="T46"><text:tab/></text:span><text:span text:style-name="_5f_OOoComputerKeyWord"><text:span text:style-name="T46">else</text:span></text:span><text:span text:style-name="T46"> </text:span><text:span text:style-name="_5f_OOoComputerKeyWord"><text:span text:style-name="T46">{</text:span></text:span><text:span text:style-name="T46"></text:span></text:p>
      <text:p text:style-name="P40"><text:span text:style-name="T46"><text:tab/><text:tab/></text:span><text:span text:style-name="_5f_OOoComputerIdent"><text:span text:style-name="T46">MPI_Recv</text:span></text:span><text:span text:style-name="_5f_OOoComputerKeyWord"><text:span text:style-name="T46">(</text:span></text:span><text:span text:style-name="_5f_OOoComputerIdent"><text:span text:style-name="T46">buffer</text:span></text:span><text:span text:style-name="_5f_OOoComputerKeyWord"><text:span text:style-name="T46">,</text:span></text:span><text:span text:style-name="T46"> </text:span><text:span text:style-name="_5f_OOoComputerIdent"><text:span text:style-name="T46">count</text:span></text:span><text:span text:style-name="_5f_OOoComputerKeyWord"><text:span text:style-name="T46">,</text:span></text:span><text:span text:style-name="T46"> </text:span><text:span text:style-name="_5f_OOoComputerIdent"><text:span text:style-name="T46">datatype</text:span></text:span><text:span text:style-name="_5f_OOoComputerKeyWord"><text:span text:style-name="T46">,</text:span></text:span><text:span text:style-name="T46"> </text:span><text:span text:style-name="_5f_OOoComputerIdent"><text:span text:style-name="T46">root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comm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</text:span></text:span><text:span text:style-name="_5f_OOoComputerKeyWord"><text:span text:style-name="T46">);</text:span></text:span><text:span text:style-name="T46"></text:span></text:p>
      <text:p text:style-name="P40"><text:span text:style-name="T46"><text:tab/></text:span><text:span text:style-name="_5f_OOoComputerKeyWord"><text:span text:style-name="T46">}</text:span></text:span><text:span text:style-name="T46"></text:span></text:p>
      <text:p text:style-name="P40"><text:span text:style-name="_5f_OOoComputerKeyWord"><text:span text:style-name="T46">}</text:span></text:span></text:p>
      <text:h text:style-name="P13" text:outline-level="2"><text:bookmark-start text:name="__RefHeading__1074_916827711"/><text:span text:style-name="_5f_OOoComputerKeyWord"><text:span text:style-name="T63">Operacja redukcji – funkcja </text:span></text:span><text:span text:style-name="_5f_OOoComputerKeyWord"><text:span text:style-name="T62">MPI_Reduce</text:span></text:span><text:bookmark-end text:name="__RefHeading__1074_916827711"/></text:h>
      <text:p text:style-name="P37"><text:span text:style-name="_5f_OOoComputerKeyWord"><text:span text:style-name="T56">Funkcj</text:span></text:span><text:span text:style-name="_5f_OOoComputerKeyWord"><text:span text:style-name="T57">a</text:span></text:span><text:span text:style-name="_5f_OOoComputerKeyWord"><text:span text:style-name="T56"> ta służ</text:span></text:span><text:span text:style-name="_5f_OOoComputerKeyWord"><text:span text:style-name="T57">y do przesyłania wiadomości między wieloma procesami </text:span></text:span><text:span text:style-name="_5f_OOoComputerKeyWord"><text:span text:style-name="T58">typu "wszystkie do jednego"</text:span></text:span><text:span text:style-name="_5f_OOoComputerKeyWord"><text:span text:style-name="T57"> (ang. </text:span></text:span><text:span text:style-name="_5f_OOoComputerKeyWord"><text:span text:style-name="T58">All</text:span></text:span><text:span text:style-name="_5f_OOoComputerKeyWord"><text:span text:style-name="T57">-to-</text:span></text:span><text:span text:style-name="_5f_OOoComputerKeyWord"><text:span text:style-name="T58">one</text:span></text:span><text:span text:style-name="_5f_OOoComputerKeyWord"><text:span text:style-name="T57">), </text:span></text:span><text:span text:style-name="_5f_OOoComputerKeyWord"><text:span text:style-name="T58">oraz jednocześnie wykonuje operację redukcji – czyli wykonanie na wszystkich otrzymanych danych określonej operacji aby otrzymać dokładnie jedną danę wynikową. </text:span></text:span><text:span text:style-name="_5f_OOoComputerKeyWord"><text:span text:style-name="T59">N</text:span></text:span><text:span text:style-name="_5f_OOoComputerKeyWord"><text:span text:style-name="T57">ależy ją wywołać we wszystkich procesach które uczestniczą w tej komunikacji (proces </text:span></text:span><text:span text:style-name="_5f_OOoComputerKeyWord"><text:span text:style-name="T59">odbierający</text:span></text:span><text:span text:style-name="_5f_OOoComputerKeyWord"><text:span text:style-name="T57"> oraz wszystkie procesy </text:span></text:span><text:span text:style-name="_5f_OOoComputerKeyWord"><text:span text:style-name="T59">wysyłające</text:span></text:span><text:span text:style-name="_5f_OOoComputerKeyWord"><text:span text:style-name="T57"> w ramach wybranego komunikatora). Jest to operacja blokująca, zatem proces </text:span></text:span><text:span text:style-name="_5f_OOoComputerKeyWord"><text:span text:style-name="T59">odbierający</text:span></text:span><text:span text:style-name="_5f_OOoComputerKeyWord"><text:span text:style-name="T57"> czeka aż wszystkie procesy </text:span></text:span><text:span text:style-name="_5f_OOoComputerKeyWord"><text:span text:style-name="T59">wysyłające</text:span></text:span><text:span text:style-name="_5f_OOoComputerKeyWord"><text:span text:style-name="T57"> </text:span></text:span><text:span text:style-name="_5f_OOoComputerKeyWord"><text:span text:style-name="T59">nadadzą swoje</text:span></text:span><text:span text:style-name="_5f_OOoComputerKeyWord"><text:span text:style-name="T57"> wiadomoś</text:span></text:span><text:span text:style-name="_5f_OOoComputerKeyWord"><text:span text:style-name="T59">ci</text:span></text:span><text:span text:style-name="_5f_OOoComputerKeyWord"><text:span text:style-name="T57">.</text:span></text:span></text:p>
      <text:p text:style-name="P23"><text:span text:style-name="_5f_OOoComputerKeyWord"><text:span text:style-name="T61"/></text:span></text:p>
      <text:p text:style-name="P23"><text:span text:style-name="T50">Składnia polece</text:span><text:span text:style-name="T52">nia</text:span><text:span text:style-name="T50">:</text:span></text:p>
      <text:p text:style-name="P72"><text:span text:style-name="_5f_OOoComputerKeyWord"><text:span text:style-name="T39">int </text:span></text:span><text:span text:style-name="_5f_OOoComputerIdent"><text:span text:style-name="T39">MPI_Reduce</text:span></text:span><text:span text:style-name="_5f_OOoComputerKeyWord"><text:span text:style-name="T39">(void *</text:span></text:span><text:span text:style-name="_5f_OOoComputerIdent"><text:span text:style-name="T39">sendbuf</text:span></text:span><text:span text:style-name="_5f_OOoComputerKeyWord"><text:span text:style-name="T39">, void *</text:span></text:span><text:span text:style-name="_5f_OOoComputerIdent"><text:span text:style-name="T39">recvbuf</text:span></text:span><text:span text:style-name="_5f_OOoComputerKeyWord"><text:span text:style-name="T39">, int </text:span></text:span><text:span text:style-name="_5f_OOoComputerIdent"><text:span text:style-name="T39">count</text:span></text:span><text:span text:style-name="_5f_OOoComputerKeyWord"><text:span text:style-name="T39">,</text:span></text:span><text:span text:style-name="Teletype"><text:span text:style-name="T39"> </text:span></text:span><text:span text:style-name="_5f_OOoComputerIdent"><text:span text:style-name="T39">MPI_Datatype</text:span></text:span><text:span text:style-name="T39"> </text:span><text:span text:style-name="_5f_OOoComputerIdent"><text:span text:style-name="T39">datatype</text:span></text:span><text:span text:style-name="_5f_OOoComputerKeyWord"><text:span text:style-name="T39">,</text:span></text:span><text:span text:style-name="T39"> </text:span><text:span text:style-name="_5f_OOoComputerIdent"><text:span text:style-name="T39">MPI_Op</text:span></text:span><text:span text:style-name="T39"> </text:span><text:span text:style-name="_5f_OOoComputerIdent"><text:span text:style-name="T39">op</text:span></text:span><text:span text:style-name="_5f_OOoComputerKeyWord"><text:span text:style-name="T39">,</text:span></text:span><text:span text:style-name="T39"> </text:span><text:span text:style-name="_5f_OOoComputerKeyWord"><text:span text:style-name="T39">int</text:span></text:span><text:span text:style-name="T39"> </text:span><text:span text:style-name="_5f_OOoComputerIdent"><text:span text:style-name="T39">root</text:span></text:span><text:span text:style-name="_5f_OOoComputerKeyWord"><text:span text:style-name="T39">,</text:span></text:span><text:span text:style-name="T39"> </text:span><text:span text:style-name="_5f_OOoComputerIdent"><text:span text:style-name="T39">MPI_Comm</text:span></text:span><text:span text:style-name="T39"> </text:span><text:span text:style-name="_5f_OOoComputerIdent"><text:span text:style-name="T39">comm</text:span></text:span><text:span text:style-name="_5f_OOoComputerKeyWord"><text:span text:style-name="T39">)</text:span></text:span></text:p>
      <text:p text:style-name="P33"><text:span text:style-name="_5f_OOoComputerKeyWord"><text:span text:style-name="T51"/></text:span></text:p>
      <text:p text:style-name="P33"><text:span text:style-name="T51">Parametry wejściowe: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93">Nazwa</text:p>
          </table:table-cell>
          <table:table-cell table:style-name="Tabela13.A1" office:value-type="string">
            <text:p text:style-name="P93">Typ</text:p>
          </table:table-cell>
          <table:table-cell table:style-name="Tabela13.C1" office:value-type="string">
            <text:p text:style-name="P93">Opis</text:p>
          </table:table-cell>
        </table:table-row>
        <table:table-row>
          <table:table-cell table:style-name="Tabela13.A2" office:value-type="string">
            <text:p text:style-name="P104"><text:span text:style-name="T67">send</text:span>buf</text:p>
          </table:table-cell>
          <table:table-cell table:style-name="Tabela13.A2" office:value-type="string">
            <text:p text:style-name="P104">void*</text:p>
          </table:table-cell>
          <table:table-cell table:style-name="Tabela13.C2" office:value-type="string">
            <text:p text:style-name="P84">Adres bufora dla danych <text:span text:style-name="T67">wysyłanych (istotne tylko dla procesów wysyłających)</text:span></text:p>
          </table:table-cell>
        </table:table-row>
        <table:table-row>
          <table:table-cell table:style-name="Tabela13.A2" office:value-type="string">
            <text:p text:style-name="P109">recvbuf</text:p>
          </table:table-cell>
          <table:table-cell table:style-name="Tabela13.A2" office:value-type="string">
            <text:p text:style-name="P104">void*</text:p>
          </table:table-cell>
          <table:table-cell table:style-name="Tabela13.C2" office:value-type="string">
            <text:p text:style-name="P84">Adres bufora dla danych odbieranych <text:span text:style-name="T67">(istotne tylko dla procesów odbierających)</text:span></text:p>
          </table:table-cell>
        </table:table-row>
        <table:table-row>
          <table:table-cell table:style-name="Tabela13.A2" office:value-type="string">
            <text:p text:style-name="P99">count</text:p>
          </table:table-cell>
          <table:table-cell table:style-name="Tabela13.A2" office:value-type="string">
            <text:p text:style-name="P99">int</text:p>
          </table:table-cell>
          <table:table-cell table:style-name="Tabela13.C6" office:value-type="string">
            <text:p text:style-name="P79">Ilość <text:span text:style-name="T67">przesyłanych</text:span> elementów</text:p>
          </table:table-cell>
        </table:table-row>
        <table:table-row>
          <table:table-cell table:style-name="Tabela13.A2" office:value-type="string">
            <text:p text:style-name="P99">datatype</text:p>
          </table:table-cell>
          <table:table-cell table:style-name="Tabela13.A2" office:value-type="string">
            <text:p text:style-name="P99">MPI_Datatype</text:p>
          </table:table-cell>
          <table:table-cell table:style-name="Tabela13.C6" office:value-type="string">
            <text:p text:style-name="P79">Typ <text:span text:style-name="T67">przesyłanych</text:span> elementów</text:p>
          </table:table-cell>
        </table:table-row>
        <table:table-row>
          <table:table-cell table:style-name="Tabela13.A2" office:value-type="string">
            <text:p text:style-name="P110">op</text:p>
          </table:table-cell>
          <table:table-cell table:style-name="Tabela13.A2" office:value-type="string">
            <text:p text:style-name="P110">MPI_Op</text:p>
          </table:table-cell>
          <table:table-cell table:style-name="Tabela13.C6" office:value-type="string">
            <text:p text:style-name="P112">Typ wykonywanej operacji</text:p>
          </table:table-cell>
        </table:table-row>
        <table:table-row>
          <table:table-cell table:style-name="Tabela13.A2" office:value-type="string">
            <text:p text:style-name="P110">root</text:p>
          </table:table-cell>
          <table:table-cell table:style-name="Tabela13.A2" office:value-type="string">
            <text:p text:style-name="P99">int</text:p>
          </table:table-cell>
          <table:table-cell table:style-name="Tabela13.C7" office:value-type="string">
            <text:p text:style-name="P79">Numer procesu <text:span text:style-name="T68">do którego dane zostaną zgromadzone</text:span></text:p>
          </table:table-cell>
        </table:table-row>
        <table:table-row>
          <table:table-cell table:style-name="Tabela13.A2" office:value-type="string">
            <text:p text:style-name="P99">comm</text:p>
          </table:table-cell>
          <table:table-cell table:style-name="Tabela13.A2" office:value-type="string">
            <text:p text:style-name="P99">MPI_Comm</text:p>
          </table:table-cell>
          <table:table-cell table:style-name="Tabela13.C8" office:value-type="string">
            <text:p text:style-name="P84">Komunikator</text:p>
          </table:table-cell>
        </table:table-row>
      </table:table>
      <text:p text:style-name="P34"/>
      <text:p text:style-name="P57"><text:span text:style-name="T53">Obsługiwane operacje (typ </text:span><text:span text:style-name="T16">MPI_Op</text:span><text:span text:style-name="T31">)</text:span><text:span text:style-name="T51">:</text:span></text:p>
      <table:table table:name="Tabela14" table:style-name="Tabela14">
        <table:table-column table:style-name="Tabela14.A" table:number-columns-repeated="2"/>
        <table:table-row>
          <table:table-cell table:style-name="Tabela14.A1" office:value-type="string">
            <text:p text:style-name="P86">Nazwa</text:p>
          </table:table-cell>
          <table:table-cell table:style-name="Tabela14.B1" office:value-type="string">
            <text:p text:style-name="P86">Typ danych w języku C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MAX</text:span></text:span></text:p>
          </table:table-cell>
          <table:table-cell table:style-name="Tabela14.B2" office:value-type="string">
            <text:p text:style-name="P59"><text:span text:style-name="_5f_OOoComputerKeyWord"><text:span text:style-name="T60">Maximum ze wszystkich wartości</text:span></text:span>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</text:span></text:span><text:span text:style-name="_5f_OOoComputerIdent"><text:span text:style-name="T65">MIN</text:span></text:span></text:p>
          </table:table-cell>
          <table:table-cell table:style-name="Tabela14.B2" office:value-type="string">
            <text:p text:style-name="P59"><text:span text:style-name="_5f_OOoComputerKeyWord"><text:span text:style-name="T60">Minimum ze wszystkich wartości</text:span></text:span>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</text:span></text:span><text:span text:style-name="_5f_OOoComputerIdent"><text:span text:style-name="T65">SUM</text:span></text:span></text:p>
          </table:table-cell>
          <table:table-cell table:style-name="Tabela14.B2" office:value-type="string">
            <text:p text:style-name="P74"><text:span text:style-name="_5f_OOoComputerIdent"><text:span text:style-name="T60">Suma</text:span></text:span>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</text:span></text:span><text:span text:style-name="_5f_OOoComputerIdent"><text:span text:style-name="T65">PROD</text:span></text:span></text:p>
          </table:table-cell>
          <table:table-cell table:style-name="Tabela14.B2" office:value-type="string">
            <text:p text:style-name="P59"><text:span text:style-name="_5f_OOoComputerKeyWord"><text:span text:style-name="T60">Iloczyn</text:span></text:span>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</text:span></text:span><text:span text:style-name="_5f_OOoComputerIdent"><text:span text:style-name="T65">LAND</text:span></text:span></text:p>
          </table:table-cell>
          <table:table-cell table:style-name="Tabela14.B2" office:value-type="string">
            <text:p text:style-name="P59"><text:span text:style-name="_5f_OOoComputerKeyWord"><text:span text:style-name="T60">Iloczyn logiczny</text:span></text:span>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</text:span></text:span><text:span text:style-name="_5f_OOoComputerIdent"><text:span text:style-name="T65">BAND</text:span></text:span></text:p>
          </table:table-cell>
          <table:table-cell table:style-name="Tabela14.B2" office:value-type="string">
            <text:p text:style-name="P59"><text:span text:style-name="_5f_OOoComputerKeyWord"><text:span text:style-name="T60">Iloczyn logiczny na bitach</text:span></text:span>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</text:span></text:span><text:span text:style-name="_5f_OOoComputerIdent"><text:span text:style-name="T65">LOR</text:span></text:span></text:p>
          </table:table-cell>
          <table:table-cell table:style-name="Tabela14.B2" office:value-type="string">
            <text:p text:style-name="P61">Suma logiczna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</text:span></text:span><text:span text:style-name="_5f_OOoComputerIdent"><text:span text:style-name="T65">BOR</text:span></text:span></text:p>
          </table:table-cell>
          <table:table-cell table:style-name="Tabela14.B2" office:value-type="string">
            <text:p text:style-name="P61">Suma logiczna na bitach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</text:span></text:span><text:span text:style-name="_5f_OOoComputerIdent"><text:span text:style-name="T65">LXOR</text:span></text:span></text:p>
          </table:table-cell>
          <table:table-cell table:style-name="Tabela14.B2" office:value-type="string">
            <text:p text:style-name="P61">Suma modulo 2</text:p>
          </table:table-cell>
        </table:table-row>
        <table:table-row>
          <table:table-cell table:style-name="Tabela14.A2" office:value-type="string">
            <text:p text:style-name="P73"><text:span text:style-name="_5f_OOoComputerIdent"><text:span text:style-name="T64">MPI_</text:span></text:span><text:span text:style-name="_5f_OOoComputerIdent"><text:span text:style-name="T65">BXOR</text:span></text:span></text:p>
          </table:table-cell>
          <table:table-cell table:style-name="Tabela14.B2" office:value-type="string">
            <text:p text:style-name="P61">Suma modulo 2 na bitach</text:p>
          </table:table-cell>
        </table:table-row>
      </table:table>
      <text:p text:style-name="P35"><text:span text:style-name="T33"/></text:p>
      <text:p text:style-name="P35"><text:span text:style-name="T33"/></text:p>
      <text:p text:style-name="P35"><text:span text:style-name="T32">Przykładowa implementacja redukcji liczb całkowitych z operacją sumy przy pomocy </text:span><text:span text:style-name="T17">MPI_Send</text:span><text:span text:style-name="T33"> i </text:span><text:span text:style-name="T17">MPI_Recv</text:span><text:span text:style-name="T33">:</text:span></text:p>
      <text:h text:style-name="P42" text:outline-level="1"><text:span text:style-name="_5f_OOoComputerKeyWord"><text:span text:style-name="T48">void</text:span></text:span><text:span text:style-name="T48"> <text:s/></text:span><text:span text:style-name="_5f_OOoComputerIdent"><text:span text:style-name="T48">MPI_Reduce_sum_ints</text:span></text:span><text:span text:style-name="_5f_OOoComputerKeyWord"><text:span text:style-name="T48">(int</text:span></text:span><text:span text:style-name="T48"> </text:span><text:span text:style-name="_5f_OOoComputerKeyWord"><text:span text:style-name="T48">*</text:span></text:span><text:span text:style-name="_5f_OOoComputerIdent"><text:span text:style-name="T48">send</text:span></text:span><text:span text:style-name="_5f_OOoComputerKeyWord"><text:span text:style-name="T48">,</text:span></text:span><text:span text:style-name="T48"> </text:span><text:span text:style-name="_5f_OOoComputerKeyWord"><text:span text:style-name="T48">int</text:span></text:span><text:span text:style-name="T48"> </text:span><text:span text:style-name="_5f_OOoComputerKeyWord"><text:span text:style-name="T48">*</text:span></text:span><text:span text:style-name="_5f_OOoComputerIdent"><text:span text:style-name="T48">recv</text:span></text:span><text:span text:style-name="_5f_OOoComputerKeyWord"><text:span text:style-name="T48">,</text:span></text:span><text:span text:style-name="T48"> </text:span><text:span text:style-name="_5f_OOoComputerKeyWord"><text:span text:style-name="T48">int</text:span></text:span><text:span text:style-name="T48"> </text:span><text:span text:style-name="_5f_OOoComputerIdent"><text:span text:style-name="T48">root</text:span></text:span><text:span text:style-name="_5f_OOoComputerKeyWord"><text:span text:style-name="T48">,</text:span></text:span><text:span text:style-name="T48"> </text:span><text:span text:style-name="_5f_OOoComputerIdent"><text:span text:style-name="T48">MPI_Comm</text:span></text:span><text:span text:style-name="T48"> </text:span><text:span text:style-name="_5f_OOoComputerIdent"><text:span text:style-name="T48">comm</text:span></text:span><text:span text:style-name="_5f_OOoComputerKeyWord"><text:span text:style-name="T48">)</text:span></text:span><text:span text:style-name="T48"> </text:span><text:span text:style-name="_5f_OOoComputerKeyWord"><text:span text:style-name="T48">{</text:span></text:span><text:span text:style-name="T48"></text:span></text:h>
      <text:h text:style-name="P42" text:outline-level="1"><text:span text:style-name="T47"><text:tab/></text:span><text:span text:style-name="_5f_OOoComputerKeyWord"><text:span text:style-name="T47">int</text:span></text:span><text:span text:style-name="T47"> </text:span><text:span text:style-name="_5f_OOoComputerIdent"><text:span text:style-name="T47">me</text:span></text:span><text:span text:style-name="_5f_OOoComputerKeyWord"><text:span text:style-name="T47">,</text:span></text:span><text:span text:style-name="T47"> </text:span><text:span text:style-name="_5f_OOoComputerIdent"><text:span text:style-name="T47">numprocs</text:span></text:span><text:span text:style-name="_5f_OOoComputerKeyWord"><text:span text:style-name="T47">,</text:span></text:span><text:span text:style-name="T47"> </text:span><text:span text:style-name="_5f_OOoComputerIdent"><text:span text:style-name="T47">buffer</text:span></text:span><text:span text:style-name="_5f_OOoComputerKeyWord"><text:span text:style-name="T47">;</text:span></text:span><text:span text:style-name="T47"></text:span></text:h>
      <text:h text:style-name="P42" text:outline-level="1"><text:span text:style-name="T47"><text:tab/></text:span><text:span text:style-name="_5f_OOoComputerIdent"><text:span text:style-name="T47">MPI_Status</text:span></text:span><text:span text:style-name="T47"> </text:span><text:span text:style-name="_5f_OOoComputerIdent"><text:span text:style-name="T47">status</text:span></text:span><text:span text:style-name="_5f_OOoComputerKeyWord"><text:span text:style-name="T47">;</text:span></text:span><text:span text:style-name="T47"></text:span></text:h>
      <text:h text:style-name="P42" text:outline-level="1"><text:span text:style-name="T47"><text:tab/></text:span><text:span text:style-name="_5f_OOoComputerIdent"><text:span text:style-name="T47">MPI_Comm_rank</text:span></text:span><text:span text:style-name="_5f_OOoComputerKeyWord"><text:span text:style-name="T47">(</text:span></text:span><text:span text:style-name="_5f_OOoComputerIdent"><text:span text:style-name="T47">MPI_COMM_WORLD</text:span></text:span><text:span text:style-name="_5f_OOoComputerKeyWord"><text:span text:style-name="T47">,</text:span></text:span><text:span text:style-name="T47"> </text:span><text:span text:style-name="_5f_OOoComputerKeyWord"><text:span text:style-name="T47">&amp;</text:span></text:span><text:span text:style-name="_5f_OOoComputerIdent"><text:span text:style-name="T47">me</text:span></text:span><text:span text:style-name="_5f_OOoComputerKeyWord"><text:span text:style-name="T47">);</text:span></text:span><text:span text:style-name="T47"></text:span></text:h>
      <text:h text:style-name="P42" text:outline-level="1"><text:span text:style-name="T47"><text:tab/></text:span><text:span text:style-name="_5f_OOoComputerIdent"><text:span text:style-name="T47">MPI_Comm_size</text:span></text:span><text:span text:style-name="_5f_OOoComputerKeyWord"><text:span text:style-name="T47">(</text:span></text:span><text:span text:style-name="_5f_OOoComputerIdent"><text:span text:style-name="T47">MPI_COMM_WORLD</text:span></text:span><text:span text:style-name="_5f_OOoComputerKeyWord"><text:span text:style-name="T47">,</text:span></text:span><text:span text:style-name="T47"> </text:span><text:span text:style-name="_5f_OOoComputerKeyWord"><text:span text:style-name="T47">&amp;</text:span></text:span><text:span text:style-name="_5f_OOoComputerIdent"><text:span text:style-name="T47">numprocs</text:span></text:span><text:span text:style-name="_5f_OOoComputerKeyWord"><text:span text:style-name="T47">);</text:span></text:span><text:span text:style-name="T47"></text:span></text:h>
      <text:h text:style-name="P42" text:outline-level="1"><text:span text:style-name="T47"><text:tab/></text:span><text:span text:style-name="_5f_OOoComputerKeyWord"><text:span text:style-name="T47">if(</text:span></text:span><text:span text:style-name="_5f_OOoComputerIdent"><text:span text:style-name="T47">root</text:span></text:span><text:span text:style-name="T47"> </text:span><text:span text:style-name="_5f_OOoComputerKeyWord"><text:span text:style-name="T47">==</text:span></text:span><text:span text:style-name="T47"> </text:span><text:span text:style-name="_5f_OOoComputerIdent"><text:span text:style-name="T47">me</text:span></text:span><text:span text:style-name="_5f_OOoComputerKeyWord"><text:span text:style-name="T47">)</text:span></text:span><text:span text:style-name="T47"> </text:span><text:span text:style-name="_5f_OOoComputerKeyWord"><text:span text:style-name="T47">{</text:span></text:span><text:span text:style-name="T47"></text:span></text:h>
      <text:h text:style-name="P42" text:outline-level="1"><text:span text:style-name="T47"><text:tab/><text:tab/></text:span><text:span text:style-name="_5f_OOoComputerKeyWord"><text:span text:style-name="T47">*</text:span></text:span><text:span text:style-name="_5f_OOoComputerIdent"><text:span text:style-name="T47">recv</text:span></text:span><text:span text:style-name="T47"> </text:span><text:span text:style-name="_5f_OOoComputerKeyWord"><text:span text:style-name="T47">=</text:span></text:span><text:span text:style-name="T47"> </text:span><text:span text:style-name="_5f_OOoComputerKeyWord"><text:span text:style-name="T47">*</text:span></text:span><text:span text:style-name="_5f_OOoComputerIdent"><text:span text:style-name="T47">send</text:span></text:span><text:span text:style-name="_5f_OOoComputerKeyWord"><text:span text:style-name="T47">;</text:span></text:span><text:span text:style-name="T47"></text:span></text:h>
      <text:h text:style-name="P42" text:outline-level="1"><text:span text:style-name="T47"><text:tab/><text:tab/></text:span><text:span text:style-name="_5f_OOoComputerKeyWord"><text:span text:style-name="T47">for(int</text:span></text:span><text:span text:style-name="T47"> </text:span><text:span text:style-name="_5f_OOoComputerIdent"><text:span text:style-name="T47">i</text:span></text:span><text:span text:style-name="T47"> </text:span><text:span text:style-name="_5f_OOoComputerKeyWord"><text:span text:style-name="T47">=</text:span></text:span><text:span text:style-name="T47"> </text:span><text:span text:style-name="_5f_OOoComputerLiteral"><text:span text:style-name="T47">0</text:span></text:span><text:span text:style-name="_5f_OOoComputerKeyWord"><text:span text:style-name="T47">;</text:span></text:span><text:span text:style-name="T47"> </text:span><text:span text:style-name="_5f_OOoComputerIdent"><text:span text:style-name="T47">i</text:span></text:span><text:span text:style-name="T47"> </text:span><text:span text:style-name="_5f_OOoComputerKeyWord"><text:span text:style-name="T47">&lt;</text:span></text:span><text:span text:style-name="T47"> </text:span><text:span text:style-name="_5f_OOoComputerIdent"><text:span text:style-name="T47">numprocs</text:span></text:span><text:span text:style-name="_5f_OOoComputerKeyWord"><text:span text:style-name="T47">;</text:span></text:span><text:span text:style-name="T47"> </text:span><text:span text:style-name="_5f_OOoComputerKeyWord"><text:span text:style-name="T47">++</text:span></text:span><text:span text:style-name="_5f_OOoComputerIdent"><text:span text:style-name="T47">i</text:span></text:span><text:span text:style-name="_5f_OOoComputerKeyWord"><text:span text:style-name="T47">)</text:span></text:span><text:span text:style-name="T47"> </text:span><text:span text:style-name="_5f_OOoComputerKeyWord"><text:span text:style-name="T47">{</text:span></text:span><text:span text:style-name="T47"></text:span></text:h>
      <text:h text:style-name="P42" text:outline-level="1"><text:span text:style-name="T47"><text:tab/><text:tab/><text:tab/></text:span><text:span text:style-name="_5f_OOoComputerKeyWord"><text:span text:style-name="T47">if(</text:span></text:span><text:span text:style-name="_5f_OOoComputerIdent"><text:span text:style-name="T47">i</text:span></text:span><text:span text:style-name="T47"> </text:span><text:span text:style-name="_5f_OOoComputerKeyWord"><text:span text:style-name="T47">!=</text:span></text:span><text:span text:style-name="T47"> </text:span><text:span text:style-name="_5f_OOoComputerIdent"><text:span text:style-name="T47">me</text:span></text:span><text:span text:style-name="_5f_OOoComputerKeyWord"><text:span text:style-name="T47">)</text:span></text:span><text:span text:style-name="T47"> </text:span><text:span text:style-name="_5f_OOoComputerKeyWord"><text:span text:style-name="T47">{</text:span></text:span><text:span text:style-name="T47"></text:span></text:h>
      <text:h text:style-name="P42" text:outline-level="1"><text:span text:style-name="T47"><text:tab/><text:tab/><text:tab/><text:tab/></text:span><text:span text:style-name="_5f_OOoComputerIdent"><text:span text:style-name="T47">MPI_Recv</text:span></text:span><text:span text:style-name="_5f_OOoComputerKeyWord"><text:span text:style-name="T47">(&amp;</text:span></text:span><text:span text:style-name="_5f_OOoComputerIdent"><text:span text:style-name="T47">buffer</text:span></text:span><text:span text:style-name="_5f_OOoComputerKeyWord"><text:span text:style-name="T47">,</text:span></text:span><text:span text:style-name="T47"> </text:span><text:span text:style-name="_5f_OOoComputerLiteral"><text:span text:style-name="T47">1</text:span></text:span><text:span text:style-name="_5f_OOoComputerKeyWord"><text:span text:style-name="T47">,</text:span></text:span><text:span text:style-name="T47"> </text:span><text:span text:style-name="_5f_OOoComputerIdent"><text:span text:style-name="T47">MPI_INT</text:span></text:span><text:span text:style-name="_5f_OOoComputerKeyWord"><text:span text:style-name="T47">,</text:span></text:span><text:span text:style-name="T47"> </text:span><text:span text:style-name="_5f_OOoComputerIdent"><text:span text:style-name="T47">i</text:span></text:span><text:span text:style-name="_5f_OOoComputerKeyWord"><text:span text:style-name="T47">,</text:span></text:span><text:span text:style-name="T47"> </text:span><text:span text:style-name="_5f_OOoComputerLiteral"><text:span text:style-name="T47">0</text:span></text:span><text:span text:style-name="_5f_OOoComputerKeyWord"><text:span text:style-name="T47">,</text:span></text:span><text:span text:style-name="T47"> </text:span><text:span text:style-name="_5f_OOoComputerIdent"><text:span text:style-name="T47">comm</text:span></text:span><text:span text:style-name="_5f_OOoComputerKeyWord"><text:span text:style-name="T47">,</text:span></text:span><text:span text:style-name="T47"> </text:span><text:span text:style-name="_5f_OOoComputerKeyWord"><text:span text:style-name="T47">&amp;</text:span></text:span><text:span text:style-name="_5f_OOoComputerIdent"><text:span text:style-name="T47">status</text:span></text:span><text:span text:style-name="_5f_OOoComputerKeyWord"><text:span text:style-name="T47">);</text:span></text:span><text:span text:style-name="T47"></text:span></text:h>
      <text:h text:style-name="P42" text:outline-level="1"><text:span text:style-name="T47"><text:tab/><text:tab/><text:tab/><text:tab/></text:span><text:span text:style-name="_5f_OOoComputerKeyWord"><text:span text:style-name="T47">*</text:span></text:span><text:span text:style-name="_5f_OOoComputerIdent"><text:span text:style-name="T47">recv</text:span></text:span><text:span text:style-name="T47"> </text:span><text:span text:style-name="_5f_OOoComputerKeyWord"><text:span text:style-name="T47">+=</text:span></text:span><text:span text:style-name="T47"> </text:span><text:span text:style-name="_5f_OOoComputerIdent"><text:span text:style-name="T47">buffer</text:span></text:span><text:span text:style-name="_5f_OOoComputerKeyWord"><text:span text:style-name="T47">;</text:span></text:span><text:span text:style-name="T47"></text:span></text:h>
      <text:h text:style-name="P42" text:outline-level="1"><text:span text:style-name="T47"><text:tab/><text:tab/><text:tab/></text:span><text:span text:style-name="_5f_OOoComputerKeyWord"><text:span text:style-name="T47">}</text:span></text:span><text:span text:style-name="T47"></text:span></text:h>
      <text:h text:style-name="P42" text:outline-level="1"><text:span text:style-name="T47"><text:tab/><text:tab/></text:span><text:span text:style-name="_5f_OOoComputerKeyWord"><text:span text:style-name="T47">}</text:span></text:span><text:span text:style-name="T47"></text:span></text:h>
      <text:h text:style-name="P42" text:outline-level="1"><text:span text:style-name="T47"><text:tab/></text:span><text:span text:style-name="_5f_OOoComputerKeyWord"><text:span text:style-name="T47">}</text:span></text:span><text:span text:style-name="T47"></text:span></text:h>
      <text:h text:style-name="P42" text:outline-level="1"><text:span text:style-name="T47"><text:tab/></text:span><text:span text:style-name="_5f_OOoComputerKeyWord"><text:span text:style-name="T47">else</text:span></text:span><text:span text:style-name="T47"> </text:span><text:span text:style-name="_5f_OOoComputerKeyWord"><text:span text:style-name="T47">{</text:span></text:span><text:span text:style-name="T47"></text:span></text:h>
      <text:h text:style-name="P42" text:outline-level="1"><text:span text:style-name="T47"><text:tab/><text:tab/></text:span><text:span text:style-name="_5f_OOoComputerIdent"><text:span text:style-name="T47">MPI_Send</text:span></text:span><text:span text:style-name="_5f_OOoComputerKeyWord"><text:span text:style-name="T47">(</text:span></text:span><text:span text:style-name="_5f_OOoComputerIdent"><text:span text:style-name="T47">send</text:span></text:span><text:span text:style-name="_5f_OOoComputerKeyWord"><text:span text:style-name="T47">,</text:span></text:span><text:span text:style-name="T47"> </text:span><text:span text:style-name="_5f_OOoComputerLiteral"><text:span text:style-name="T47">1</text:span></text:span><text:span text:style-name="_5f_OOoComputerKeyWord"><text:span text:style-name="T47">,</text:span></text:span><text:span text:style-name="T47"> </text:span><text:span text:style-name="_5f_OOoComputerIdent"><text:span text:style-name="T47">MPI_INT</text:span></text:span><text:span text:style-name="_5f_OOoComputerKeyWord"><text:span text:style-name="T47">,</text:span></text:span><text:span text:style-name="T47"> </text:span><text:span text:style-name="_5f_OOoComputerIdent"><text:span text:style-name="T47">root</text:span></text:span><text:span text:style-name="_5f_OOoComputerKeyWord"><text:span text:style-name="T47">,</text:span></text:span><text:span text:style-name="T47"> </text:span><text:span text:style-name="_5f_OOoComputerLiteral"><text:span text:style-name="T47">0</text:span></text:span><text:span text:style-name="_5f_OOoComputerKeyWord"><text:span text:style-name="T47">,</text:span></text:span><text:span text:style-name="T47"> </text:span><text:span text:style-name="_5f_OOoComputerIdent"><text:span text:style-name="T47">comm</text:span></text:span><text:span text:style-name="_5f_OOoComputerKeyWord"><text:span text:style-name="T47">);</text:span></text:span><text:span text:style-name="T47"></text:span></text:h>
      <text:h text:style-name="P42" text:outline-level="1"><text:span text:style-name="T47"><text:tab/></text:span><text:span text:style-name="_5f_OOoComputerKeyWord"><text:span text:style-name="T47">}</text:span></text:span><text:span text:style-name="T47"></text:span></text:h>
      <text:h text:style-name="P42" text:outline-level="1"><text:span text:style-name="_5f_OOoComputerKeyWord"><text:span text:style-name="T47">}</text:span></text:span></text:h>
      <text:h text:style-name="P13" text:outline-level="2"><text:bookmark-start text:name="__RefHeading__1058_916827711"/><text:span text:style-name="T35">Podstawowe t</text:span>ypy danych zdefiniowane w bibliotece OpenMPI (<text:span text:style-name="T55">typ </text:span><text:span text:style-name="T4">MPI_Datatype</text:span>)<text:bookmark-end text:name="__RefHeading__1058_916827711"/></text:h>
      <text:p text:style-name="P2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5">Nazwa</text:p>
          </table:table-cell>
          <table:table-cell table:style-name="Tabela4.B1" office:value-type="string">
            <text:p text:style-name="P85">Typ danych w języku C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CHAR</text:span></text:span></text:p>
          </table:table-cell>
          <table:table-cell table:style-name="Tabela4.B2" office:value-type="string">
            <text:p text:style-name="P58"><text:span text:style-name="_5f_OOoComputerKeyWord"><text:span text:style-name="T64">signed</text:span></text:span><text:span text:style-name="T64"> </text:span><text:span text:style-name="_5f_OOoComputerKeyWord"><text:span text:style-name="T64">char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UNSIGNED_CHAR</text:span></text:span></text:p>
          </table:table-cell>
          <table:table-cell table:style-name="Tabela4.B2" office:value-type="string">
            <text:p text:style-name="P58"><text:span text:style-name="_5f_OOoComputerKeyWord"><text:span text:style-name="T64">unsigned</text:span></text:span><text:span text:style-name="T64"> </text:span><text:span text:style-name="_5f_OOoComputerKeyWord"><text:span text:style-name="T64">char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BYTE</text:span></text:span></text:p>
          </table:table-cell>
          <table:table-cell table:style-name="Tabela4.B2" office:value-type="string">
            <text:p text:style-name="P60">dane o rozmiarze 1 bajta (dla przesyłania własnych struktur)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SHORT</text:span></text:span></text:p>
          </table:table-cell>
          <table:table-cell table:style-name="Tabela4.B2" office:value-type="string">
            <text:p text:style-name="P58"><text:span text:style-name="_5f_OOoComputerKeyWord"><text:span text:style-name="T64">signed</text:span></text:span><text:span text:style-name="T64"> </text:span><text:span text:style-name="_5f_OOoComputerKeyWord"><text:span text:style-name="T64">short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UNSIGNED_SHORT</text:span></text:span></text:p>
          </table:table-cell>
          <table:table-cell table:style-name="Tabela4.B2" office:value-type="string">
            <text:p text:style-name="P58"><text:span text:style-name="_5f_OOoComputerKeyWord"><text:span text:style-name="T64">unsigned</text:span></text:span><text:span text:style-name="T64"> </text:span><text:span text:style-name="_5f_OOoComputerKeyWord"><text:span text:style-name="T64">short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INT</text:span></text:span></text:p>
          </table:table-cell>
          <table:table-cell table:style-name="Tabela4.B2" office:value-type="string">
            <text:p text:style-name="P58"><text:span text:style-name="_5f_OOoComputerKeyWord"><text:span text:style-name="T64">signed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UNSIGNED</text:span></text:span></text:p>
          </table:table-cell>
          <table:table-cell table:style-name="Tabela4.B2" office:value-type="string">
            <text:p text:style-name="P58"><text:span text:style-name="_5f_OOoComputerKeyWord"><text:span text:style-name="T64">unsigned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LONG</text:span></text:span></text:p>
          </table:table-cell>
          <table:table-cell table:style-name="Tabela4.B2" office:value-type="string">
            <text:p text:style-name="P58"><text:span text:style-name="_5f_OOoComputerKeyWord"><text:span text:style-name="T64">signed</text:span></text:span><text:span text:style-name="T64"> </text:span><text:span text:style-name="_5f_OOoComputerKeyWord"><text:span text:style-name="T64">long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UNSIGNED_LONG</text:span></text:span></text:p>
          </table:table-cell>
          <table:table-cell table:style-name="Tabela4.B2" office:value-type="string">
            <text:p text:style-name="P58"><text:span text:style-name="_5f_OOoComputerKeyWord"><text:span text:style-name="T64">unsigned</text:span></text:span><text:span text:style-name="T64"> </text:span><text:span text:style-name="_5f_OOoComputerKeyWord"><text:span text:style-name="T64">long</text:span></text:span><text:span text:style-name="T64"> </text:span><text:span text:style-name="_5f_OOoComputerKeyWord"><text:span text:style-name="T64">int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FLOAT</text:span></text:span></text:p>
          </table:table-cell>
          <table:table-cell table:style-name="Tabela4.B2" office:value-type="string">
            <text:p text:style-name="P58"><text:span text:style-name="_5f_OOoComputerKeyWord"><text:span text:style-name="T64">float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DOUBLE</text:span></text:span></text:p>
          </table:table-cell>
          <table:table-cell table:style-name="Tabela4.B2" office:value-type="string">
            <text:p text:style-name="P58"><text:span text:style-name="_5f_OOoComputerKeyWord"><text:span text:style-name="T64">double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LONG_DOUBLE</text:span></text:span></text:p>
          </table:table-cell>
          <table:table-cell table:style-name="Tabela4.B2" office:value-type="string">
            <text:p text:style-name="P58"><text:span text:style-name="_5f_OOoComputerKeyWord"><text:span text:style-name="T64">long</text:span></text:span><text:span text:style-name="T64"> </text:span><text:span text:style-name="_5f_OOoComputerKeyWord"><text:span text:style-name="T64">double</text:span></text:span></text:p>
          </table:table-cell>
        </table:table-row>
        <table:table-row>
          <table:table-cell table:style-name="Tabela4.A2" office:value-type="string">
            <text:p text:style-name="P58"><text:span text:style-name="_5f_OOoComputerIdent"><text:span text:style-name="T64">MPI_PACKED</text:span></text:span></text:p>
          </table:table-cell>
          <table:table-cell table:style-name="Tabela4.B2" office:value-type="string">
            <text:p text:style-name="P60">dane spakowane za pomocą funkcji <text:span text:style-name="T4">MPI_Pack()</text:span></text:p>
          </table:table-cell>
        </table:table-row>
      </table:table>
      <text:p text:style-name="P22"/>
      <text:p text:style-name="P22"/>
      <text:h text:style-name="P66" text:outline-level="1">Treść zadania</text:h>
      <text:p text:style-name="P56">[Tutaj treść]</text:p>
      <text:h text:style-name="P65" text:outline-level="1">Wyniki uruchomienia programu</text:h>
      <text:p text:style-name="P62">marius@marius-pc: ~/p/p/O/l/s/lab3|master⚡* $ make</text:p>
      <text:p text:style-name="P62">mpicc -O -std=c99 -c systest.c</text:p>
      <text:p text:style-name="P62">mpicc -O -o systest.out systest.o -lm </text:p>
      <text:p text:style-name="P62">marius@marius-pc: ~/p/p/O/l/s/lab3|master⚡* $ make run</text:p>
      <text:p text:style-name="P62">mpirun -n 7 systest.out</text:p>
      <text:p text:style-name="P62">Klient: wysłano 68655 macierzy</text:p>
      <text:p text:style-name="P62">Zakład 0: rozwiązywano macierze 0.048774s, rozwiązywano problemy 0.005283s</text:p>
      <text:p text:style-name="P62">Zakład 0: rozwiązywano macierze 0.050338s, rozwiązywano problemy 0.004817s</text:p>
      <text:p text:style-name="P62">Zakład 2: rozwiązywano macierze 0.001561s, rozwiązywano problemy 0.057079s</text:p>
      <text:p text:style-name="P62">Zakład 2: rozwiązywano macierze 0.001859s, rozwiązywano problemy 0.060081s</text:p>
      <text:p text:style-name="P62">Zakład 1: rozwiązywano macierze 0.000198s, rozwiązywano problemy 0.245448s</text:p>
      <text:p text:style-name="P62">Zakład 1: rozwiązywano macierze 0.000306s, rozwiązywano problemy 0.282974s</text:p>
      <text:h text:style-name="P65" text:outline-level="1">Listing programu</text:h>
      <text:p text:style-name="P63"><text:span text:style-name="_5f_OOoComputerComment"><text:span text:style-name="T46">/*</text:span></text:span><text:span text:style-name="T46"></text:span></text:p>
      <text:p text:style-name="P63"><text:span text:style-name="_5f_OOoComputerComment"><text:span text:style-name="T46">Symulacja firmy Macierz - komunikacja niesynchroniczna w MPI</text:span></text:span></text:p>
      <text:p text:style-name="P63"><text:span text:style-name="_5f_OOoComputerComment"><text:span text:style-name="T46">Data wykonania ćwiczenia: 2013-11-27</text:span></text:span></text:p>
      <text:p text:style-name="P63"><text:span text:style-name="_5f_OOoComputerComment"><text:span text:style-name="T46">*/</text:span></text:span><text:span text:style-name="T46"></text:span></text:p>
      <text:p text:style-name="P63"><text:span text:style-name="T46"></text:span></text:p>
      <text:p text:style-name="P63"><text:span text:style-name="_5f_OOoComputerKeyWord"><text:span text:style-name="T46">#include</text:span></text:span><text:span text:style-name="T46"> </text:span><text:span text:style-name="_5f_OOoComputerLiteral"><text:span text:style-name="T46">"mpi.h"</text:span></text:span><text:span text:style-name="T46"></text:span></text:p>
      <text:p text:style-name="P63"><text:span text:style-name="_5f_OOoComputerKeyWord"><text:span text:style-name="T46">#include</text:span></text:span><text:span text:style-name="T46"> </text:span><text:span text:style-name="_5f_OOoComputerKeyWord"><text:span text:style-name="T46">&lt;</text:span></text:span><text:span text:style-name="_5f_OOoComputerIdent"><text:span text:style-name="T46">stdlib</text:span></text:span><text:span text:style-name="_5f_OOoComputerKeyWord"><text:span text:style-name="T46">.</text:span></text:span><text:span text:style-name="_5f_OOoComputerIdent"><text:span text:style-name="T46">h</text:span></text:span><text:span text:style-name="_5f_OOoComputerKeyWord"><text:span text:style-name="T46">&gt;</text:span></text:span><text:span text:style-name="T46"></text:span></text:p>
      <text:p text:style-name="P63"><text:span text:style-name="_5f_OOoComputerKeyWord"><text:span text:style-name="T46">#include</text:span></text:span><text:span text:style-name="T46"> </text:span><text:span text:style-name="_5f_OOoComputerKeyWord"><text:span text:style-name="T46">&lt;</text:span></text:span><text:span text:style-name="_5f_OOoComputerIdent"><text:span text:style-name="T46">stdio</text:span></text:span><text:span text:style-name="_5f_OOoComputerKeyWord"><text:span text:style-name="T46">.</text:span></text:span><text:span text:style-name="_5f_OOoComputerIdent"><text:span text:style-name="T46">h</text:span></text:span><text:span text:style-name="_5f_OOoComputerKeyWord"><text:span text:style-name="T46">&gt;</text:span></text:span><text:span text:style-name="T46"></text:span></text:p>
      <text:p text:style-name="P63"><text:span text:style-name="_5f_OOoComputerKeyWord"><text:span text:style-name="T46">#include</text:span></text:span><text:span text:style-name="T46"> </text:span><text:span text:style-name="_5f_OOoComputerKeyWord"><text:span text:style-name="T46">&lt;</text:span></text:span><text:span text:style-name="_5f_OOoComputerIdent"><text:span text:style-name="T46">stdbool</text:span></text:span><text:span text:style-name="_5f_OOoComputerKeyWord"><text:span text:style-name="T46">.</text:span></text:span><text:span text:style-name="_5f_OOoComputerIdent"><text:span text:style-name="T46">h</text:span></text:span><text:span text:style-name="_5f_OOoComputerKeyWord"><text:span text:style-name="T46">&gt;</text:span></text:span><text:span text:style-name="T46"></text:span></text:p>
      <text:p text:style-name="P63"><text:span text:style-name="_5f_OOoComputerKeyWord"><text:span text:style-name="T46">#include</text:span></text:span><text:span text:style-name="T46"> </text:span><text:span text:style-name="_5f_OOoComputerKeyWord"><text:span text:style-name="T46">&lt;</text:span></text:span><text:span text:style-name="_5f_OOoComputerIdent"><text:span text:style-name="T46">string</text:span></text:span><text:span text:style-name="_5f_OOoComputerKeyWord"><text:span text:style-name="T46">.</text:span></text:span><text:span text:style-name="_5f_OOoComputerIdent"><text:span text:style-name="T46">h</text:span></text:span><text:span text:style-name="_5f_OOoComputerKeyWord"><text:span text:style-name="T46">&gt;</text:span></text:span><text:span text:style-name="T46"></text:span></text:p>
      <text:p text:style-name="P63"><text:span text:style-name="_5f_OOoComputerKeyWord"><text:span text:style-name="T46">#include</text:span></text:span><text:span text:style-name="T46"> </text:span><text:span text:style-name="_5f_OOoComputerKeyWord"><text:span text:style-name="T46">&lt;</text:span></text:span><text:span text:style-name="_5f_OOoComputerIdent"><text:span text:style-name="T46">time</text:span></text:span><text:span text:style-name="_5f_OOoComputerKeyWord"><text:span text:style-name="T46">.</text:span></text:span><text:span text:style-name="_5f_OOoComputerIdent"><text:span text:style-name="T46">h</text:span></text:span><text:span text:style-name="_5f_OOoComputerKeyWord"><text:span text:style-name="T46">&gt;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Numeracja zakładów (!= numeracja procesów)</text:span>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ZAKLAD_A</text:span></text:span><text:span text:style-name="T46"> </text:span><text:span text:style-name="_5f_OOoComputerLiteral"><text:span text:style-name="T46">0</text:span></text:span><text:span text:style-name="T46">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ZAKLAD_B</text:span></text:span><text:span text:style-name="T46"> </text:span><text:span text:style-name="_5f_OOoComputerLiteral"><text:span text:style-name="T46">1</text:span></text:span><text:span text:style-name="T46">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ZAKLAD_C</text:span></text:span><text:span text:style-name="T46"> </text:span><text:span text:style-name="_5f_OOoComputerLiteral"><text:span text:style-name="T46">2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Tagi</text:span>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END_PROGRAM</text:span></text:span><text:span text:style-name="T46"> </text:span><text:span text:style-name="_5f_OOoComputerLiteral"><text:span text:style-name="T46">0</text:span></text:span><text:span text:style-name="T46">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MESSAGE</text:span></text:span><text:span text:style-name="T46"> </text:span><text:span text:style-name="_5f_OOoComputerLiteral"><text:span text:style-name="T46">1</text:span></text:span><text:span text:style-name="T46">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PROBLEM_SOL</text:span></text:span><text:span text:style-name="T46"> </text:span><text:span text:style-name="_5f_OOoComputerLiteral"><text:span text:style-name="T46">2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Limit wykonanych działań</text:span>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ILOSC_MACIERZY</text:span></text:span><text:span text:style-name="T46"> </text:span><text:span text:style-name="_5f_OOoComputerLiteral"><text:span text:style-name="T46">100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Średnie występowanie problemów</text:span>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PORTZ_REKRUTACJA</text:span></text:span><text:span text:style-name="T46"> </text:span><text:span text:style-name="_5f_OOoComputerLiteral"><text:span text:style-name="T46">10</text:span></text:span><text:span text:style-name="T46"> <text:s text:c="4"/></text:span><text:span text:style-name="_5f_OOoComputerComment"><text:span text:style-name="T46">//Zakład A</text:span>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PORTZ_SPOR_PRAWN</text:span></text:span><text:span text:style-name="T46"> </text:span><text:span text:style-name="_5f_OOoComputerLiteral"><text:span text:style-name="T46">20</text:span></text:span><text:span text:style-name="T46"> <text:s text:c="4"/></text:span><text:span text:style-name="_5f_OOoComputerComment"><text:span text:style-name="T46">//Zakład B</text:span>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PORTZ_INFOR</text:span></text:span><text:span text:style-name="T46"> </text:span><text:span text:style-name="_5f_OOoComputerLiteral"><text:span text:style-name="T46">5</text:span></text:span><text:span text:style-name="T46"> <text:s text:c="10"/></text:span><text:span text:style-name="_5f_OOoComputerComment"><text:span text:style-name="T46">//Zakład C</text:span></text:span></text:p>
      <text:p text:style-name="P63"><text:span text:style-name="T46"></text:span></text:p>
      <text:p text:style-name="P63"><text:span text:style-name="_5f_OOoComputerComment"><text:span text:style-name="T46">//Trudności problemów</text:span>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ROZW_REKRUTACJA</text:span></text:span><text:span text:style-name="T46"> </text:span><text:span text:style-name="_5f_OOoComputerLiteral"><text:span text:style-name="T46">10</text:span></text:span><text:span text:style-name="T46">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ROZW_SPOR_PRAWN</text:span></text:span><text:span text:style-name="T46"> </text:span><text:span text:style-name="_5f_OOoComputerLiteral"><text:span text:style-name="T46">1000</text:span></text:span><text:span text:style-name="T46"></text:span></text:p>
      <text:p text:style-name="P63"><text:span text:style-name="_5f_OOoComputerKeyWord"><text:span text:style-name="T46">#define</text:span></text:span><text:span text:style-name="T46"> </text:span><text:span text:style-name="_5f_OOoComputerIdent"><text:span text:style-name="T46">ROZW_PROB_INFOR</text:span></text:span><text:span text:style-name="T46"> </text:span><text:span text:style-name="_5f_OOoComputerLiteral"><text:span text:style-name="T46">100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Oznaczenie problemu</text:span></text:span></text:p>
      <text:p text:style-name="P63"><text:span text:style-name="_5f_OOoComputerKeyWord"><text:span text:style-name="T46">enum</text:span></text:span><text:span text:style-name="T46"> </text:span><text:span text:style-name="_5f_OOoComputerIdent"><text:span text:style-name="T46">Problem</text:span></text:span><text:span text:style-name="T46"> </text:span><text:span text:style-name="_5f_OOoComputerKeyWord"><text:span text:style-name="T46">{</text:span></text:span><text:span text:style-name="_5f_OOoComputerIdent"><text:span text:style-name="T46">NONE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REKRUTACJA</text:span></text:span><text:span text:style-name="_5f_OOoComputerKeyWord"><text:span text:style-name="T46">,</text:span></text:span><text:span text:style-name="T46"> </text:span><text:span text:style-name="_5f_OOoComputerIdent"><text:span text:style-name="T46">SPOR_PRAWNY</text:span></text:span><text:span text:style-name="_5f_OOoComputerKeyWord"><text:span text:style-name="T46">,</text:span></text:span><text:span text:style-name="T46"> </text:span><text:span text:style-name="_5f_OOoComputerIdent"><text:span text:style-name="T46">INFORM</text:span></text:span><text:span text:style-name="_5f_OOoComputerKeyWord"><text:span text:style-name="T46">};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Struktura do przesyłania informacji o każdym zakładzie</text:span></text:span></text:p>
      <text:p text:style-name="P63"><text:soft-page-break/><text:span text:style-name="_5f_OOoComputerKeyWord"><text:span text:style-name="T46">struct</text:span></text:span><text:span text:style-name="T46"> </text:span><text:span text:style-name="_5f_OOoComputerIdent"><text:span text:style-name="T46">ZakladInfo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int</text:span></text:span><text:span text:style-name="T46"> </text:span><text:span text:style-name="_5f_OOoComputerIdent"><text:span text:style-name="T46">typ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bool</text:span></text:span><text:span text:style-name="T46"> </text:span><text:span text:style-name="_5f_OOoComputerIdent"><text:span text:style-name="T46">problemRekrutacja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bool</text:span></text:span><text:span text:style-name="T46"> </text:span><text:span text:style-name="_5f_OOoComputerIdent"><text:span text:style-name="T46">problemSporPrawny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bool</text:span></text:span><text:span text:style-name="T46"> </text:span><text:span text:style-name="_5f_OOoComputerIdent"><text:span text:style-name="T46">problemInform</text:span></text:span><text:span text:style-name="_5f_OOoComputerKeyWord"><text:span text:style-name="T46">;</text:span></text:span><text:span text:style-name="T46"></text:span></text:p>
      <text:p text:style-name="P63"><text:span text:style-name="_5f_OOoComputerKeyWord"><text:span text:style-name="T46">};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Strunktura do przesyłania opisu problemu</text:span></text:span></text:p>
      <text:p text:style-name="P63"><text:span text:style-name="_5f_OOoComputerKeyWord"><text:span text:style-name="T46">struct</text:span></text:span><text:span text:style-name="T46"> </text:span><text:span text:style-name="_5f_OOoComputerIdent"><text:span text:style-name="T46">Message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int</text:span></text:span><text:span text:style-name="T46"> </text:span><text:span text:style-name="_5f_OOoComputerIdent"><text:span text:style-name="T46">problemSource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int</text:span></text:span><text:span text:style-name="T46"> </text:span><text:span text:style-name="_5f_OOoComputerIdent"><text:span text:style-name="T46">matrixSize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enum</text:span></text:span><text:span text:style-name="T46"> </text:span><text:span text:style-name="_5f_OOoComputerIdent"><text:span text:style-name="T46">Problem</text:span></text:span><text:span text:style-name="T46"> </text:span><text:span text:style-name="_5f_OOoComputerIdent"><text:span text:style-name="T46">problemType</text:span></text:span><text:span text:style-name="_5f_OOoComputerKeyWord"><text:span text:style-name="T46">;</text:span></text:span><text:span text:style-name="T46"></text:span></text:p>
      <text:p text:style-name="P63"><text:span text:style-name="_5f_OOoComputerKeyWord"><text:span text:style-name="T46">};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Generacji macierzy</text:span></text:span></text:p>
      <text:p text:style-name="P63"><text:span text:style-name="_5f_OOoComputerKeyWord"><text:span text:style-name="T46">void</text:span></text:span><text:span text:style-name="T46"> </text:span><text:span text:style-name="_5f_OOoComputerIdent"><text:span text:style-name="T46">getMatrix</text:span></text:span><text:span text:style-name="_5f_OOoComputerKeyWord"><text:span text:style-name="T46">(int</text:span></text:span><text:span text:style-name="T46"> </text:span><text:span text:style-name="_5f_OOoComputerIdent"><text:span text:style-name="T46">size</text:span></text:span><text:span text:style-name="_5f_OOoComputerKeyWord"><text:span text:style-name="T46">,</text:span></text:span><text:span text:style-name="T46"> </text:span><text:span text:style-name="_5f_OOoComputerKeyWord"><text:span text:style-name="T46">double</text:span></text:span><text:span text:style-name="T46"> </text:span><text:span text:style-name="_5f_OOoComputerKeyWord"><text:span text:style-name="T46">**</text:span></text:span><text:span text:style-name="_5f_OOoComputerIdent"><text:span text:style-name="T46">values</text:span></text:span><text:span text:style-name="_5f_OOoComputerKeyWord"><text:span text:style-name="T46">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*</text:span></text:span><text:span text:style-name="_5f_OOoComputerIdent"><text:span text:style-name="T46">values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malloc</text:span></text:span><text:span text:style-name="_5f_OOoComputerKeyWord"><text:span text:style-name="T46">(</text:span></text:span><text:span text:style-name="_5f_OOoComputerIdent"><text:span text:style-name="T46">size</text:span></text:span><text:span text:style-name="T46"> </text:span><text:span text:style-name="_5f_OOoComputerKeyWord"><text:span text:style-name="T46">*</text:span></text:span><text:span text:style-name="T46"> </text:span><text:span text:style-name="_5f_OOoComputerIdent"><text:span text:style-name="T46">size</text:span></text:span><text:span text:style-name="T46"> </text:span><text:span text:style-name="_5f_OOoComputerKeyWord"><text:span text:style-name="T46">*</text:span></text:span><text:span text:style-name="T46"> </text:span><text:span text:style-name="_5f_OOoComputerKeyWord"><text:span text:style-name="T46">sizeof(double));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KeyWord"><text:span text:style-name="T46">for(int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0</text:span></text:span><text:span text:style-name="_5f_OOoComputerKeyWord"><text:span text:style-name="T46">;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&lt;</text:span></text:span><text:span text:style-name="T46"> </text:span><text:span text:style-name="_5f_OOoComputerIdent"><text:span text:style-name="T46">size</text:span></text:span><text:span text:style-name="_5f_OOoComputerKeyWord"><text:span text:style-name="T46">*</text:span></text:span><text:span text:style-name="_5f_OOoComputerIdent"><text:span text:style-name="T46">size</text:span></text:span><text:span text:style-name="_5f_OOoComputerKeyWord"><text:span text:style-name="T46">;</text:span></text:span><text:span text:style-name="T46"> </text:span><text:span text:style-name="_5f_OOoComputerKeyWord"><text:span text:style-name="T46">++</text:span></text:span><text:span text:style-name="_5f_OOoComputerIdent"><text:span text:style-name="T46">i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KeyWord"><text:span text:style-name="T46">(*</text:span></text:span><text:span text:style-name="_5f_OOoComputerIdent"><text:span text:style-name="T46">values</text:span></text:span><text:span text:style-name="_5f_OOoComputerKeyWord"><text:span text:style-name="T46">)[</text:span></text:span><text:span text:style-name="_5f_OOoComputerIdent"><text:span text:style-name="T46">i</text:span></text:span><text:span text:style-name="_5f_OOoComputerKeyWord"><text:span text:style-name="T46">]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rand</text:span></text:span><text:span text:style-name="_5f_OOoComputerKeyWord"><text:span text:style-name="T46">()%</text:span></text:span><text:span text:style-name="_5f_OOoComputerLiteral"><text:span text:style-name="T46">1000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Zwraca wielkość macierzy do rozwiązania</text:span></text:span></text:p>
      <text:p text:style-name="P63"><text:span text:style-name="_5f_OOoComputerKeyWord"><text:span text:style-name="T46">int</text:span></text:span><text:span text:style-name="T46"> </text:span><text:span text:style-name="_5f_OOoComputerIdent"><text:span text:style-name="T46">getProblemSize</text:span></text:span><text:span text:style-name="_5f_OOoComputerKeyWord"><text:span text:style-name="T46">(enum</text:span></text:span><text:span text:style-name="T46"> </text:span><text:span text:style-name="_5f_OOoComputerIdent"><text:span text:style-name="T46">Problem</text:span></text:span><text:span text:style-name="T46"> </text:span><text:span text:style-name="_5f_OOoComputerIdent"><text:span text:style-name="T46">p</text:span></text:span><text:span text:style-name="_5f_OOoComputerKeyWord"><text:span text:style-name="T46">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switch(</text:span></text:span><text:span text:style-name="_5f_OOoComputerIdent"><text:span text:style-name="T46">p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KeyWord"><text:span text:style-name="T46">case</text:span></text:span><text:span text:style-name="T46"> </text:span><text:span text:style-name="_5f_OOoComputerIdent"><text:span text:style-name="T46">NONE</text:span></text:span><text:span text:style-name="_5f_OOoComputerKeyWord"><text:span text:style-name="T46">:</text:span></text:span><text:span text:style-name="T46"></text:span></text:p>
      <text:p text:style-name="P63"><text:span text:style-name="T46"><text:s text:c="4"/></text:span><text:span text:style-name="_5f_OOoComputerKeyWord"><text:span text:style-name="T46">default: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rand</text:span></text:span><text:span text:style-name="_5f_OOoComputerKeyWord"><text:span text:style-name="T46">()%</text:span></text:span><text:span text:style-name="_5f_OOoComputerLiteral"><text:span text:style-name="T46">100</text:span></text:span><text:span text:style-name="T46"> </text:span><text:span text:style-name="_5f_OOoComputerKeyWord"><text:span text:style-name="T46">+</text:span></text:span><text:span text:style-name="T46"> </text:span><text:span text:style-name="_5f_OOoComputerLiteral"><text:span text:style-name="T46">1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4"/></text:span><text:span text:style-name="_5f_OOoComputerKeyWord"><text:span text:style-name="T46">case</text:span></text:span><text:span text:style-name="T46"> </text:span><text:span text:style-name="_5f_OOoComputerIdent"><text:span text:style-name="T46">REKRUTACJA</text:span></text:span><text:span text:style-name="_5f_OOoComputerKeyWord"><text:span text:style-name="T46">: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ROZW_REKRUTACJA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4"/></text:span><text:span text:style-name="_5f_OOoComputerKeyWord"><text:span text:style-name="T46">case</text:span></text:span><text:span text:style-name="T46"> </text:span><text:span text:style-name="_5f_OOoComputerIdent"><text:span text:style-name="T46">SPOR_PRAWNY</text:span></text:span><text:span text:style-name="_5f_OOoComputerKeyWord"><text:span text:style-name="T46">: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ROZW_SPOR_PRAWN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4"/></text:span><text:span text:style-name="_5f_OOoComputerKeyWord"><text:span text:style-name="T46">case</text:span></text:span><text:span text:style-name="T46"> </text:span><text:span text:style-name="_5f_OOoComputerIdent"><text:span text:style-name="T46">INFORM</text:span></text:span><text:span text:style-name="_5f_OOoComputerKeyWord"><text:span text:style-name="T46">: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ROZW_PROB_INFOR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Generacja problemu</text:span></text:span></text:p>
      <text:p text:style-name="P63"><text:span text:style-name="_5f_OOoComputerKeyWord"><text:span text:style-name="T46">enum</text:span></text:span><text:span text:style-name="T46"> </text:span><text:span text:style-name="_5f_OOoComputerIdent"><text:span text:style-name="T46">Problem</text:span></text:span><text:span text:style-name="T46"> </text:span><text:span text:style-name="_5f_OOoComputerIdent"><text:span text:style-name="T46">getProblem</text:span></text:span><text:span text:style-name="_5f_OOoComputerKeyWord"><text:span text:style-name="T46">(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unsigned</text:span></text:span><text:span text:style-name="T46"> </text:span><text:span text:style-name="_5f_OOoComputerKeyWord"><text:span text:style-name="T46">int</text:span></text:span><text:span text:style-name="T46"> </text:span><text:span text:style-name="_5f_OOoComputerIdent"><text:span text:style-name="T46">s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rand</text:span></text:span><text:span text:style-name="_5f_OOoComputerKeyWord"><text:span text:style-name="T46">();</text:span></text:span><text:span text:style-name="T46"></text:span></text:p>
      <text:p text:style-name="P63"><text:span text:style-name="T46"><text:s text:c="2"/></text:span><text:span text:style-name="_5f_OOoComputerKeyWord"><text:span text:style-name="T46">if(</text:span></text:span><text:span text:style-name="_5f_OOoComputerIdent"><text:span text:style-name="T46">s</text:span></text:span><text:span text:style-name="T46"> </text:span><text:span text:style-name="_5f_OOoComputerKeyWord"><text:span text:style-name="T46">%</text:span></text:span><text:span text:style-name="T46"> </text:span><text:span text:style-name="_5f_OOoComputerIdent"><text:span text:style-name="T46">PORTZ_SPOR_PRAWN</text:span></text:span><text:span text:style-name="T46"> </text:span><text:span text:style-name="_5f_OOoComputerKeyWord"><text:span text:style-name="T46">==</text:span></text:span><text:span text:style-name="T46"> </text:span><text:span text:style-name="_5f_OOoComputerLiteral"><text:span text:style-name="T46">0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SPOR_PRAWNY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T46"><text:s text:c="2"/></text:span><text:span text:style-name="_5f_OOoComputerKeyWord"><text:span text:style-name="T46">else</text:span></text:span><text:span text:style-name="T46"> </text:span><text:span text:style-name="_5f_OOoComputerKeyWord"><text:span text:style-name="T46">if((</text:span></text:span><text:span text:style-name="_5f_OOoComputerIdent"><text:span text:style-name="T46">s</text:span></text:span><text:span text:style-name="_5f_OOoComputerKeyWord"><text:span text:style-name="T46">+</text:span></text:span><text:span text:style-name="_5f_OOoComputerLiteral"><text:span text:style-name="T46">1</text:span></text:span><text:span text:style-name="_5f_OOoComputerKeyWord"><text:span text:style-name="T46">)</text:span></text:span><text:span text:style-name="T46"> </text:span><text:span text:style-name="_5f_OOoComputerKeyWord"><text:span text:style-name="T46">%</text:span></text:span><text:span text:style-name="T46"> </text:span><text:span text:style-name="_5f_OOoComputerIdent"><text:span text:style-name="T46">PORTZ_REKRUTACJA</text:span></text:span><text:span text:style-name="T46"> </text:span><text:span text:style-name="_5f_OOoComputerKeyWord"><text:span text:style-name="T46">==</text:span></text:span><text:span text:style-name="T46"> </text:span><text:span text:style-name="_5f_OOoComputerLiteral"><text:span text:style-name="T46">0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REKRUTACJA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T46"><text:s text:c="2"/></text:span><text:span text:style-name="_5f_OOoComputerKeyWord"><text:span text:style-name="T46">else</text:span></text:span><text:span text:style-name="T46"> </text:span><text:span text:style-name="_5f_OOoComputerKeyWord"><text:span text:style-name="T46">if((</text:span></text:span><text:span text:style-name="_5f_OOoComputerIdent"><text:span text:style-name="T46">s</text:span></text:span><text:span text:style-name="_5f_OOoComputerKeyWord"><text:span text:style-name="T46">+</text:span></text:span><text:span text:style-name="_5f_OOoComputerLiteral"><text:span text:style-name="T46">2</text:span></text:span><text:span text:style-name="_5f_OOoComputerKeyWord"><text:span text:style-name="T46">)</text:span></text:span><text:span text:style-name="T46"> </text:span><text:span text:style-name="_5f_OOoComputerKeyWord"><text:span text:style-name="T46">%</text:span></text:span><text:span text:style-name="T46"> </text:span><text:span text:style-name="_5f_OOoComputerIdent"><text:span text:style-name="T46">PORTZ_INFOR</text:span></text:span><text:span text:style-name="T46"> </text:span><text:span text:style-name="_5f_OOoComputerKeyWord"><text:span text:style-name="T46">==</text:span></text:span><text:span text:style-name="T46"> </text:span><text:span text:style-name="_5f_OOoComputerLiteral"><text:span text:style-name="T46">0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INFORM</text:span></text:span><text:span text:style-name="_5f_OOoComputerKeyWord"><text:span text:style-name="T46">;</text:span></text:span><text:span text:style-name="T46"></text:span></text:p>
      <text:p text:style-name="P63"><text:soft-page-break/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T46"><text:s text:c="2"/></text:span><text:span text:style-name="_5f_OOoComputerKeyWord"><text:span text:style-name="T46">else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NONE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Rozwiązanie zadanego problemu</text:span></text:span></text:p>
      <text:p text:style-name="P63"><text:span text:style-name="_5f_OOoComputerKeyWord"><text:span text:style-name="T46">double</text:span></text:span><text:span text:style-name="T46"> </text:span><text:span text:style-name="_5f_OOoComputerIdent"><text:span text:style-name="T46">solveProblem</text:span></text:span><text:span text:style-name="_5f_OOoComputerKeyWord"><text:span text:style-name="T46">(int</text:span></text:span><text:span text:style-name="T46"> </text:span><text:span text:style-name="_5f_OOoComputerIdent"><text:span text:style-name="T46">size</text:span></text:span><text:span text:style-name="_5f_OOoComputerKeyWord"><text:span text:style-name="T46">,</text:span></text:span><text:span text:style-name="T46"> </text:span><text:span text:style-name="_5f_OOoComputerKeyWord"><text:span text:style-name="T46">double</text:span></text:span><text:span text:style-name="T46"> </text:span><text:span text:style-name="_5f_OOoComputerKeyWord"><text:span text:style-name="T46">*</text:span></text:span><text:span text:style-name="_5f_OOoComputerIdent"><text:span text:style-name="T46">values</text:span></text:span><text:span text:style-name="_5f_OOoComputerKeyWord"><text:span text:style-name="T46">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double</text:span></text:span><text:span text:style-name="T46"> </text:span><text:span text:style-name="_5f_OOoComputerIdent"><text:span text:style-name="T46">start_tim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MPI_Wtime</text:span></text:span><text:span text:style-name="_5f_OOoComputerKeyWord"><text:span text:style-name="T46">();</text:span></text:span><text:span text:style-name="T46"></text:span></text:p>
      <text:p text:style-name="P63"><text:span text:style-name="T46"><text:s text:c="2"/></text:span><text:span text:style-name="_5f_OOoComputerIdent"><text:span text:style-name="T46">size_t</text:span></text:span><text:span text:style-name="T46"> </text:span><text:span text:style-name="_5f_OOoComputerIdent"><text:span text:style-name="T46">num_bytes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sizeof(double)*</text:span></text:span><text:span text:style-name="_5f_OOoComputerIdent"><text:span text:style-name="T46">size</text:span></text:span><text:span text:style-name="_5f_OOoComputerKeyWord"><text:span text:style-name="T46">*</text:span></text:span><text:span text:style-name="_5f_OOoComputerIdent"><text:span text:style-name="T46">size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double</text:span></text:span><text:span text:style-name="T46"> </text:span><text:span text:style-name="_5f_OOoComputerKeyWord"><text:span text:style-name="T46">*</text:span></text:span><text:span text:style-name="_5f_OOoComputerIdent"><text:span text:style-name="T46">macierz_src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malloc</text:span></text:span><text:span text:style-name="_5f_OOoComputerKeyWord"><text:span text:style-name="T46">(</text:span></text:span><text:span text:style-name="_5f_OOoComputerIdent"><text:span text:style-name="T46">num_bytes</text:span></text:span><text:span text:style-name="_5f_OOoComputerKeyWord"><text:span text:style-name="T46">);</text:span></text:span><text:span text:style-name="T46"></text:span></text:p>
      <text:p text:style-name="P63"><text:span text:style-name="T46"><text:s text:c="2"/></text:span><text:span text:style-name="_5f_OOoComputerIdent"><text:span text:style-name="T46">memcpy</text:span></text:span><text:span text:style-name="_5f_OOoComputerKeyWord"><text:span text:style-name="T46">(</text:span></text:span><text:span text:style-name="_5f_OOoComputerIdent"><text:span text:style-name="T46">macierz_src</text:span></text:span><text:span text:style-name="_5f_OOoComputerKeyWord"><text:span text:style-name="T46">,</text:span></text:span><text:span text:style-name="T46"> </text:span><text:span text:style-name="_5f_OOoComputerIdent"><text:span text:style-name="T46">values</text:span></text:span><text:span text:style-name="_5f_OOoComputerKeyWord"><text:span text:style-name="T46">,</text:span></text:span><text:span text:style-name="T46"> </text:span><text:span text:style-name="_5f_OOoComputerIdent"><text:span text:style-name="T46">num_bytes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KeyWord"><text:span text:style-name="T46">for(int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0</text:span></text:span><text:span text:style-name="_5f_OOoComputerKeyWord"><text:span text:style-name="T46">;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&lt;</text:span></text:span><text:span text:style-name="T46"> </text:span><text:span text:style-name="_5f_OOoComputerIdent"><text:span text:style-name="T46">size</text:span></text:span><text:span text:style-name="_5f_OOoComputerKeyWord"><text:span text:style-name="T46">*</text:span></text:span><text:span text:style-name="_5f_OOoComputerIdent"><text:span text:style-name="T46">size</text:span></text:span><text:span text:style-name="_5f_OOoComputerKeyWord"><text:span text:style-name="T46">;</text:span></text:span><text:span text:style-name="T46"> </text:span><text:span text:style-name="_5f_OOoComputerKeyWord"><text:span text:style-name="T46">++</text:span></text:span><text:span text:style-name="_5f_OOoComputerIdent"><text:span text:style-name="T46">i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Ident"><text:span text:style-name="T46">values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macierz_src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*</text:span></text:span><text:span text:style-name="_5f_OOoComputerIdent"><text:span text:style-name="T46">macierz_src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Ident"><text:span text:style-name="T46">free</text:span></text:span><text:span text:style-name="_5f_OOoComputerKeyWord"><text:span text:style-name="T46">(</text:span></text:span><text:span text:style-name="_5f_OOoComputerIdent"><text:span text:style-name="T46">macierz_src</text:span></text:span><text:span text:style-name="_5f_OOoComputerKeyWord"><text:span text:style-name="T46">);</text:span></text:span><text:span text:style-name="T46"></text:span></text:p>
      <text:p text:style-name="P63"><text:span text:style-name="T46"><text:s text:c="2"/></text:span><text:span text:style-name="_5f_OOoComputerKeyWord"><text:span text:style-name="T46">return</text:span></text:span><text:span text:style-name="T46"> </text:span><text:span text:style-name="_5f_OOoComputerIdent"><text:span text:style-name="T46">MPI_Wtime</text:span></text:span><text:span text:style-name="_5f_OOoComputerKeyWord"><text:span text:style-name="T46">()-</text:span></text:span><text:span text:style-name="_5f_OOoComputerIdent"><text:span text:style-name="T46">start_time</text:span></text:span><text:span text:style-name="_5f_OOoComputerKeyWord"><text:span text:style-name="T46">;</text:span></text:span><text:span text:style-name="T46"></text:span></text:p>
      <text:p text:style-name="P63"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Przekształca numer procesu na numer zakładu</text:span></text:span></text:p>
      <text:p text:style-name="P63"><text:span text:style-name="_5f_OOoComputerKeyWord"><text:span text:style-name="T46">inline</text:span></text:span><text:span text:style-name="T46"> </text:span><text:span text:style-name="_5f_OOoComputerKeyWord"><text:span text:style-name="T46">int</text:span></text:span><text:span text:style-name="T46"> </text:span><text:span text:style-name="_5f_OOoComputerIdent"><text:span text:style-name="T46">zakladNr</text:span></text:span><text:span text:style-name="_5f_OOoComputerKeyWord"><text:span text:style-name="T46">(int</text:span></text:span><text:span text:style-name="T46"> </text:span><text:span text:style-name="_5f_OOoComputerIdent"><text:span text:style-name="T46">me</text:span></text:span><text:span text:style-name="_5f_OOoComputerKeyWord"><text:span text:style-name="T46">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return</text:span></text:span><text:span text:style-name="T46"> </text:span><text:span text:style-name="_5f_OOoComputerKeyWord"><text:span text:style-name="T46">(</text:span></text:span><text:span text:style-name="_5f_OOoComputerIdent"><text:span text:style-name="T46">me</text:span></text:span><text:span text:style-name="_5f_OOoComputerKeyWord"><text:span text:style-name="T46">-</text:span></text:span><text:span text:style-name="_5f_OOoComputerLiteral"><text:span text:style-name="T46">1</text:span></text:span><text:span text:style-name="_5f_OOoComputerKeyWord"><text:span text:style-name="T46">)</text:span></text:span><text:span text:style-name="T46"> </text:span><text:span text:style-name="_5f_OOoComputerKeyWord"><text:span text:style-name="T46">%</text:span></text:span><text:span text:style-name="T46"> </text:span><text:span text:style-name="_5f_OOoComputerLiteral"><text:span text:style-name="T46">3</text:span></text:span><text:span text:style-name="_5f_OOoComputerKeyWord"><text:span text:style-name="T46">;</text:span></text:span><text:span text:style-name="T46"></text:span></text:p>
      <text:p text:style-name="P63"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Dla numeru zakładu zwraca numer rozwiązywanego problemu</text:span></text:span></text:p>
      <text:p text:style-name="P63"><text:span text:style-name="_5f_OOoComputerKeyWord"><text:span text:style-name="T46">enum</text:span></text:span><text:span text:style-name="T46"> </text:span><text:span text:style-name="_5f_OOoComputerIdent"><text:span text:style-name="T46">Problem</text:span></text:span><text:span text:style-name="T46"> </text:span><text:span text:style-name="_5f_OOoComputerIdent"><text:span text:style-name="T46">rozwiazuje</text:span></text:span><text:span text:style-name="_5f_OOoComputerKeyWord"><text:span text:style-name="T46">(int</text:span></text:span><text:span text:style-name="T46"> </text:span><text:span text:style-name="_5f_OOoComputerIdent"><text:span text:style-name="T46">zaklad</text:span></text:span><text:span text:style-name="_5f_OOoComputerKeyWord"><text:span text:style-name="T46">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switch(</text:span></text:span><text:span text:style-name="_5f_OOoComputerIdent"><text:span text:style-name="T46">zaklad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KeyWord"><text:span text:style-name="T46">case</text:span></text:span><text:span text:style-name="T46"> </text:span><text:span text:style-name="_5f_OOoComputerIdent"><text:span text:style-name="T46">ZAKLAD_A</text:span></text:span><text:span text:style-name="_5f_OOoComputerKeyWord"><text:span text:style-name="T46">: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REKRUTACJA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4"/></text:span><text:span text:style-name="_5f_OOoComputerKeyWord"><text:span text:style-name="T46">case</text:span></text:span><text:span text:style-name="T46"> </text:span><text:span text:style-name="_5f_OOoComputerIdent"><text:span text:style-name="T46">ZAKLAD_B</text:span></text:span><text:span text:style-name="_5f_OOoComputerKeyWord"><text:span text:style-name="T46">: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SPOR_PRAWNY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4"/></text:span><text:span text:style-name="_5f_OOoComputerKeyWord"><text:span text:style-name="T46">case</text:span></text:span><text:span text:style-name="T46"> </text:span><text:span text:style-name="_5f_OOoComputerIdent"><text:span text:style-name="T46">ZAKLAD_C</text:span></text:span><text:span text:style-name="_5f_OOoComputerKeyWord"><text:span text:style-name="T46">: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INFORM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4"/></text:span><text:span text:style-name="_5f_OOoComputerKeyWord"><text:span text:style-name="T46">default:</text:span></text:span><text:span text:style-name="T46"></text:span></text:p>
      <text:p text:style-name="P63"><text:span text:style-name="T46"><text:s text:c="4"/></text:span><text:span text:style-name="_5f_OOoComputerKeyWord"><text:span text:style-name="T46">return</text:span></text:span><text:span text:style-name="T46"> </text:span><text:span text:style-name="_5f_OOoComputerIdent"><text:span text:style-name="T46">NONE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Zwraca numer zakładu który może rozwiązać zadany problem</text:span></text:span></text:p>
      <text:p text:style-name="P63"><text:span text:style-name="_5f_OOoComputerKeyWord"><text:span text:style-name="T46">int</text:span></text:span><text:span text:style-name="T46"> </text:span><text:span text:style-name="_5f_OOoComputerIdent"><text:span text:style-name="T46">hasProblem</text:span></text:span><text:span text:style-name="_5f_OOoComputerKeyWord"><text:span text:style-name="T46">(enum</text:span></text:span><text:span text:style-name="T46"> </text:span><text:span text:style-name="_5f_OOoComputerIdent"><text:span text:style-name="T46">Problem</text:span></text:span><text:span text:style-name="T46"> </text:span><text:span text:style-name="_5f_OOoComputerIdent"><text:span text:style-name="T46">p</text:span></text:span><text:span text:style-name="_5f_OOoComputerKeyWord"><text:span text:style-name="T46">,</text:span></text:span><text:span text:style-name="T46"> </text:span><text:span text:style-name="_5f_OOoComputerKeyWord"><text:span text:style-name="T46">struct</text:span></text:span><text:span text:style-name="T46"> </text:span><text:span text:style-name="_5f_OOoComputerIdent"><text:span text:style-name="T46">ZakladInfo</text:span></text:span><text:span text:style-name="T46"> </text:span><text:span text:style-name="_5f_OOoComputerKeyWord"><text:span text:style-name="T46">*</text:span></text:span><text:span text:style-name="_5f_OOoComputerIdent"><text:span text:style-name="T46">zaklady</text:span></text:span><text:span text:style-name="_5f_OOoComputerKeyWord"><text:span text:style-name="T46">,</text:span></text:span><text:span text:style-name="T46"> </text:span><text:span text:style-name="_5f_OOoComputerKeyWord"><text:span text:style-name="T46">int</text:span></text:span><text:span text:style-name="T46"> </text:span><text:span text:style-name="_5f_OOoComputerIdent"><text:span text:style-name="T46">mpi_size</text:span></text:span><text:span text:style-name="_5f_OOoComputerKeyWord"><text:span text:style-name="T46">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for(int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1</text:span></text:span><text:span text:style-name="_5f_OOoComputerKeyWord"><text:span text:style-name="T46">;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&lt;</text:span></text:span><text:span text:style-name="T46"> </text:span><text:span text:style-name="_5f_OOoComputerIdent"><text:span text:style-name="T46">mpi_size</text:span></text:span><text:span text:style-name="_5f_OOoComputerKeyWord"><text:span text:style-name="T46">;</text:span></text:span><text:span text:style-name="T46"> </text:span><text:span text:style-name="_5f_OOoComputerKeyWord"><text:span text:style-name="T46">++</text:span></text:span><text:span text:style-name="_5f_OOoComputerIdent"><text:span text:style-name="T46">i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KeyWord"><text:span text:style-name="T46">if(</text:span></text:span><text:span text:style-name="_5f_OOoComputerIdent"><text:span text:style-name="T46">p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REKRUTACJA</text:span></text:span><text:span text:style-name="_5f_OOoComputerKeyWord"><text:span text:style-name="T46">)</text:span></text:span><text:span text:style-name="T46"></text:span></text:p>
      <text:p text:style-name="P63"><text:span text:style-name="T46"><text:s text:c="4"/></text:span><text:span text:style-name="_5f_OOoComputerKeyWord"><text:span text:style-name="T46">{</text:span></text:span><text:span text:style-name="T46"></text:span></text:p>
      <text:p text:style-name="P63"><text:span text:style-name="T46"><text:s text:c="6"/></text:span><text:span text:style-name="_5f_OOoComputerKeyWord"><text:span text:style-name="T46">if(</text:span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.</text:span></text:span><text:span text:style-name="_5f_OOoComputerIdent"><text:span text:style-name="T46">problemRekrutacja</text:span></text:span><text:span text:style-name="_5f_OOoComputerKeyWord"><text:span text:style-name="T46">)</text:span></text:span><text:span text:style-name="T46"></text:span></text:p>
      <text:p text:style-name="P63"><text:span text:style-name="T46"><text:s text:c="8"/></text:span><text:span text:style-name="_5f_OOoComputerKeyWord"><text:span text:style-name="T46">return</text:span></text:span><text:span text:style-name="T46"> </text:span><text:span text:style-name="_5f_OOoComputerIdent"><text:span text:style-name="T46">i</text:span></text:span><text:span text:style-name="_5f_OOoComputerKeyWord"><text:span text:style-name="T46">;</text:span></text:span><text:span text:style-name="T46"></text:span></text:p>
      <text:p text:style-name="P63"><text:span text:style-name="T46"><text:s text:c="4"/></text:span><text:span text:style-name="_5f_OOoComputerKeyWord"><text:span text:style-name="T46">}</text:span></text:span><text:span text:style-name="T46"></text:span></text:p>
      <text:p text:style-name="P63"><text:span text:style-name="T46"><text:s text:c="4"/></text:span><text:span text:style-name="_5f_OOoComputerKeyWord"><text:span text:style-name="T46">else</text:span></text:span><text:span text:style-name="T46"> </text:span><text:span text:style-name="_5f_OOoComputerKeyWord"><text:span text:style-name="T46">if(</text:span></text:span><text:span text:style-name="_5f_OOoComputerIdent"><text:span text:style-name="T46">p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SPOR_PRAWNY</text:span></text:span><text:span text:style-name="_5f_OOoComputerKeyWord"><text:span text:style-name="T46">)</text:span></text:span><text:span text:style-name="T46"></text:span></text:p>
      <text:p text:style-name="P63"><text:span text:style-name="T46"><text:s text:c="4"/></text:span><text:span text:style-name="_5f_OOoComputerKeyWord"><text:span text:style-name="T46">{</text:span></text:span><text:span text:style-name="T46"></text:span></text:p>
      <text:p text:style-name="P63"><text:span text:style-name="T46"><text:s text:c="6"/></text:span><text:span text:style-name="_5f_OOoComputerKeyWord"><text:span text:style-name="T46">if(</text:span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.</text:span></text:span><text:span text:style-name="_5f_OOoComputerIdent"><text:span text:style-name="T46">problemSporPrawny</text:span></text:span><text:span text:style-name="_5f_OOoComputerKeyWord"><text:span text:style-name="T46">)</text:span></text:span><text:span text:style-name="T46"></text:span></text:p>
      <text:p text:style-name="P63"><text:soft-page-break/><text:span text:style-name="T46"><text:s text:c="8"/></text:span><text:span text:style-name="_5f_OOoComputerKeyWord"><text:span text:style-name="T46">return</text:span></text:span><text:span text:style-name="T46"> </text:span><text:span text:style-name="_5f_OOoComputerIdent"><text:span text:style-name="T46">i</text:span></text:span><text:span text:style-name="_5f_OOoComputerKeyWord"><text:span text:style-name="T46">;</text:span></text:span><text:span text:style-name="T46"></text:span></text:p>
      <text:p text:style-name="P63"><text:span text:style-name="T46"><text:s text:c="4"/></text:span><text:span text:style-name="_5f_OOoComputerKeyWord"><text:span text:style-name="T46">}</text:span></text:span><text:span text:style-name="T46"></text:span></text:p>
      <text:p text:style-name="P63"><text:span text:style-name="T46"><text:s text:c="4"/></text:span><text:span text:style-name="_5f_OOoComputerKeyWord"><text:span text:style-name="T46">else</text:span></text:span><text:span text:style-name="T46"> </text:span><text:span text:style-name="_5f_OOoComputerKeyWord"><text:span text:style-name="T46">if(</text:span></text:span><text:span text:style-name="_5f_OOoComputerIdent"><text:span text:style-name="T46">p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INFORM</text:span></text:span><text:span text:style-name="_5f_OOoComputerKeyWord"><text:span text:style-name="T46">)</text:span></text:span><text:span text:style-name="T46"></text:span></text:p>
      <text:p text:style-name="P63"><text:span text:style-name="T46"><text:s text:c="4"/></text:span><text:span text:style-name="_5f_OOoComputerKeyWord"><text:span text:style-name="T46">{</text:span></text:span><text:span text:style-name="T46"></text:span></text:p>
      <text:p text:style-name="P63"><text:span text:style-name="T46"><text:s text:c="6"/></text:span><text:span text:style-name="_5f_OOoComputerKeyWord"><text:span text:style-name="T46">if(</text:span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.</text:span></text:span><text:span text:style-name="_5f_OOoComputerIdent"><text:span text:style-name="T46">problemInform</text:span></text:span><text:span text:style-name="_5f_OOoComputerKeyWord"><text:span text:style-name="T46">)</text:span></text:span><text:span text:style-name="T46"></text:span></text:p>
      <text:p text:style-name="P63"><text:span text:style-name="T46"><text:s text:c="8"/></text:span><text:span text:style-name="_5f_OOoComputerKeyWord"><text:span text:style-name="T46">return</text:span></text:span><text:span text:style-name="T46"> </text:span><text:span text:style-name="_5f_OOoComputerIdent"><text:span text:style-name="T46">i</text:span></text:span><text:span text:style-name="_5f_OOoComputerKeyWord"><text:span text:style-name="T46">;</text:span></text:span><text:span text:style-name="T46"></text:span></text:p>
      <text:p text:style-name="P63"><text:span text:style-name="T46"><text:s text:c="4"/></text:span><text:span text:style-name="_5f_OOoComputerKeyWord"><text:span text:style-name="T46">}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KeyWord"><text:span text:style-name="T46">return</text:span></text:span><text:span text:style-name="T46"> </text:span><text:span text:style-name="_5f_OOoComputerLiteral"><text:span text:style-name="T46">0</text:span></text:span><text:span text:style-name="_5f_OOoComputerKeyWord"><text:span text:style-name="T46">;</text:span></text:span><text:span text:style-name="T46"></text:span></text:p>
      <text:p text:style-name="P63"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Główny proces zakładu</text:span></text:span></text:p>
      <text:p text:style-name="P63"><text:span text:style-name="_5f_OOoComputerKeyWord"><text:span text:style-name="T46">void</text:span></text:span><text:span text:style-name="T46"> </text:span><text:span text:style-name="_5f_OOoComputerIdent"><text:span text:style-name="T46">proces_zaklad</text:span></text:span><text:span text:style-name="_5f_OOoComputerKeyWord"><text:span text:style-name="T46">(int</text:span></text:span><text:span text:style-name="T46"> </text:span><text:span text:style-name="_5f_OOoComputerIdent"><text:span text:style-name="T46">me</text:span></text:span><text:span text:style-name="_5f_OOoComputerKeyWord"><text:span text:style-name="T46">,</text:span></text:span><text:span text:style-name="T46"> </text:span><text:span text:style-name="_5f_OOoComputerKeyWord"><text:span text:style-name="T46">int</text:span></text:span><text:span text:style-name="T46"> </text:span><text:span text:style-name="_5f_OOoComputerIdent"><text:span text:style-name="T46">typ_zakladu</text:span></text:span><text:span text:style-name="_5f_OOoComputerKeyWord"><text:span text:style-name="T46">,</text:span></text:span><text:span text:style-name="T46"> </text:span><text:span text:style-name="_5f_OOoComputerKeyWord"><text:span text:style-name="T46">double</text:span></text:span><text:span text:style-name="T46"> </text:span><text:span text:style-name="_5f_OOoComputerKeyWord"><text:span text:style-name="T46">*</text:span></text:span><text:span text:style-name="_5f_OOoComputerIdent"><text:span text:style-name="T46">times</text:span></text:span><text:span text:style-name="_5f_OOoComputerKeyWord"><text:span text:style-name="T46">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Comment"><text:span text:style-name="T46">//Zapisywane łączne czasy wykonywanych operacji</text:span></text:span></text:p>
      <text:p text:style-name="P63"><text:span text:style-name="T46"><text:s text:c="2"/></text:span><text:span text:style-name="_5f_OOoComputerKeyWord"><text:span text:style-name="T46">double</text:span></text:span><text:span text:style-name="T46"> </text:span><text:span text:style-name="_5f_OOoComputerKeyWord"><text:span text:style-name="T46">*</text:span></text:span><text:span text:style-name="_5f_OOoComputerIdent"><text:span text:style-name="T46">timeWork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times</text:span></text:span><text:span text:style-name="_5f_OOoComputerKeyWord"><text:span text:style-name="T46">+</text:span>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KeyWord"><text:span text:style-name="T46">*</text:span></text:span><text:span text:style-name="_5f_OOoComputerIdent"><text:span text:style-name="T46">timeProblems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times</text:span></text:span><text:span text:style-name="_5f_OOoComputerKeyWord"><text:span text:style-name="T46">+</text:span></text:span><text:span text:style-name="_5f_OOoComputerLiteral"><text:span text:style-name="T46">1</text:span></text:span><text:span text:style-name="_5f_OOoComputerKeyWord"><text:span text:style-name="T46">,</text:span></text:span><text:span text:style-name="T46"> </text:span><text:span text:style-name="_5f_OOoComputerKeyWord"><text:span text:style-name="T46">*</text:span></text:span><text:span text:style-name="_5f_OOoComputerIdent"><text:span text:style-name="T46">timeMyProblems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times</text:span></text:span><text:span text:style-name="_5f_OOoComputerKeyWord"><text:span text:style-name="T46">+</text:span></text:span><text:span text:style-name="_5f_OOoComputerLiteral"><text:span text:style-name="T46">2</text:span></text:span><text:span text:style-name="_5f_OOoComputerKeyWord"><text:span text:style-name="T46">,</text:span></text:span><text:span text:style-name="T46"> </text:span><text:span text:style-name="_5f_OOoComputerKeyWord"><text:span text:style-name="T46">*</text:span></text:span><text:span text:style-name="_5f_OOoComputerIdent"><text:span text:style-name="T46">timeWait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times</text:span></text:span><text:span text:style-name="_5f_OOoComputerKeyWord"><text:span text:style-name="T46">+</text:span></text:span><text:span text:style-name="_5f_OOoComputerLiteral"><text:span text:style-name="T46">3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Comment"><text:span text:style-name="T46">//Czy ten zakład ma nierozwiązany problem</text:span></text:span></text:p>
      <text:p text:style-name="P63"><text:span text:style-name="T46"><text:s text:c="2"/></text:span><text:span text:style-name="_5f_OOoComputerKeyWord"><text:span text:style-name="T46">bool</text:span></text:span><text:span text:style-name="T46"> </text:span><text:span text:style-name="_5f_OOoComputerIdent"><text:span text:style-name="T46">problemRekrutacja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,</text:span></text:span><text:span text:style-name="T46"> </text:span><text:span text:style-name="_5f_OOoComputerIdent"><text:span text:style-name="T46">problemSporPrawny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,</text:span></text:span><text:span text:style-name="T46"> </text:span><text:span text:style-name="_5f_OOoComputerIdent"><text:span text:style-name="T46">problemInform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2"/></text:span><text:span text:style-name="_5f_OOoComputerComment"><text:span text:style-name="T46">//Licznik rozwiązanych macierzy od klientów</text:span></text:span></text:p>
      <text:p text:style-name="P63"><text:span text:style-name="T46"><text:s text:c="2"/></text:span><text:span text:style-name="_5f_OOoComputerKeyWord"><text:span text:style-name="T46">int</text:span></text:span><text:span text:style-name="T46"> </text:span><text:span text:style-name="_5f_OOoComputerIdent"><text:span text:style-name="T46">matrixes_solved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0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Comment"><text:span text:style-name="T46">//Rodzaj rozwiązywanych problemów przez zakład</text:span></text:span></text:p>
      <text:p text:style-name="P63"><text:span text:style-name="T46"><text:s text:c="2"/></text:span><text:span text:style-name="_5f_OOoComputerKeyWord"><text:span text:style-name="T46">enum</text:span></text:span><text:span text:style-name="T46"> </text:span><text:span text:style-name="_5f_OOoComputerIdent"><text:span text:style-name="T46">Problem</text:span></text:span><text:span text:style-name="T46"> </text:span><text:span text:style-name="_5f_OOoComputerIdent"><text:span text:style-name="T46">rozwiazujeP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rozwiazuje</text:span></text:span><text:span text:style-name="_5f_OOoComputerKeyWord"><text:span text:style-name="T46">(</text:span></text:span><text:span text:style-name="_5f_OOoComputerIdent"><text:span text:style-name="T46">typ_zakladu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Comment"><text:span text:style-name="T46">//Maksymalna liczba rozwiązanych macierzy</text:span></text:span></text:p>
      <text:p text:style-name="P63"><text:span text:style-name="T46"><text:s text:c="2"/></text:span><text:span text:style-name="_5f_OOoComputerKeyWord"><text:span text:style-name="T46">while(</text:span></text:span><text:span text:style-name="_5f_OOoComputerIdent"><text:span text:style-name="T46">matrixes_solved</text:span></text:span><text:span text:style-name="T46"> </text:span><text:span text:style-name="_5f_OOoComputerKeyWord"><text:span text:style-name="T46">&lt;</text:span></text:span><text:span text:style-name="T46"> </text:span><text:span text:style-name="_5f_OOoComputerLiteral"><text:span text:style-name="T46">10000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Ident"><text:span text:style-name="T46">MPI_Status</text:span></text:span><text:span text:style-name="T46"> </text:span><text:span text:style-name="_5f_OOoComputerIdent"><text:span text:style-name="T46">status</text:span></text:span><text:span text:style-name="_5f_OOoComputerKeyWord"><text:span text:style-name="T46">,</text:span></text:span><text:span text:style-name="T46"> </text:span><text:span text:style-name="_5f_OOoComputerIdent"><text:span text:style-name="T46">status_tmp</text:span></text:span><text:span text:style-name="_5f_OOoComputerKeyWord"><text:span text:style-name="T46">;</text:span></text:span><text:span text:style-name="T46"></text:span></text:p>
      <text:p text:style-name="P63"><text:span text:style-name="T46"><text:s text:c="4"/></text:span><text:span text:style-name="_5f_OOoComputerKeyWord"><text:span text:style-name="T46">int</text:span></text:span><text:span text:style-name="T46"> </text:span><text:span text:style-name="_5f_OOoComputerIdent"><text:span text:style-name="T46">tag</text:span></text:span><text:span text:style-name="_5f_OOoComputerKeyWord"><text:span text:style-name="T46">,</text:span></text:span><text:span text:style-name="T46"> </text:span><text:span text:style-name="_5f_OOoComputerIdent"><text:span text:style-name="T46">source</text:span></text:span><text:span text:style-name="_5f_OOoComputerKeyWord"><text:span text:style-name="T46">,</text:span></text:span><text:span text:style-name="T46"> </text:span><text:span text:style-name="_5f_OOoComputerIdent"><text:span text:style-name="T46">flag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0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4"/></text:span><text:span text:style-name="_5f_OOoComputerComment"><text:span text:style-name="T46">//Sprawdzenie czy istnieje oczekująca wiadomość</text:span></text:span></text:p>
      <text:p text:style-name="P63"><text:span text:style-name="T46"><text:s text:c="4"/></text:span><text:span text:style-name="_5f_OOoComputerIdent"><text:span text:style-name="T46">MPI_Iprobe</text:span></text:span><text:span text:style-name="_5f_OOoComputerKeyWord"><text:span text:style-name="T46">(</text:span></text:span><text:span text:style-name="_5f_OOoComputerIdent"><text:span text:style-name="T46">MPI_ANY_SOURCE</text:span></text:span><text:span text:style-name="_5f_OOoComputerKeyWord"><text:span text:style-name="T46">,</text:span></text:span><text:span text:style-name="T46"> </text:span><text:span text:style-name="_5f_OOoComputerIdent"><text:span text:style-name="T46">MPI_ANY_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flag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</text:span></text:span><text:span text:style-name="_5f_OOoComputerKeyWord"><text:span text:style-name="T46">);</text:span></text:span><text:span text:style-name="T46"></text:span></text:p>
      <text:p text:style-name="P63"><text:span text:style-name="T46"><text:s text:c="4"/></text:span><text:span text:style-name="_5f_OOoComputerKeyWord"><text:span text:style-name="T46">if(</text:span></text:span><text:span text:style-name="_5f_OOoComputerIdent"><text:span text:style-name="T46">flag</text:span></text:span><text:span text:style-name="_5f_OOoComputerKeyWord"><text:span text:style-name="T46">)</text:span></text:span><text:span text:style-name="T46"> </text:span><text:span text:style-name="_5f_OOoComputerComment"><text:span text:style-name="T46">//Oczekująca wiadomość na odebranie</text:span></text:span></text:p>
      <text:p text:style-name="P63"><text:span text:style-name="T46"><text:s text:c="4"/></text:span><text:span text:style-name="_5f_OOoComputerKeyWord"><text:span text:style-name="T46">{</text:span></text:span><text:span text:style-name="T46"></text:span></text:p>
      <text:p text:style-name="P63"><text:span text:style-name="T46"><text:s text:c="6"/></text:span><text:span text:style-name="_5f_OOoComputerIdent"><text:span text:style-name="T46">sourc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status</text:span></text:span><text:span text:style-name="_5f_OOoComputerKeyWord"><text:span text:style-name="T46">.</text:span></text:span><text:span text:style-name="_5f_OOoComputerIdent"><text:span text:style-name="T46">MPI_SOURCE</text:span></text:span><text:span text:style-name="_5f_OOoComputerKeyWord"><text:span text:style-name="T46">;</text:span></text:span><text:span text:style-name="T46"> </text:span><text:span text:style-name="_5f_OOoComputerComment"><text:span text:style-name="T46">//Nadawca wiadomości</text:span></text:span></text:p>
      <text:p text:style-name="P63"><text:span text:style-name="T46"><text:s text:c="6"/></text:span><text:span text:style-name="_5f_OOoComputerIdent"><text:span text:style-name="T46">tag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status</text:span></text:span><text:span text:style-name="_5f_OOoComputerKeyWord"><text:span text:style-name="T46">.</text:span></text:span><text:span text:style-name="_5f_OOoComputerIdent"><text:span text:style-name="T46">MPI_TAG</text:span></text:span><text:span text:style-name="_5f_OOoComputerKeyWord"><text:span text:style-name="T46">;</text:span></text:span><text:span text:style-name="T46"> </text:span><text:span text:style-name="_5f_OOoComputerComment"><text:span text:style-name="T46">//Tag wiadomości</text:span></text:span></text:p>
      <text:p text:style-name="P63"><text:span text:style-name="T46"><text:s text:c="6"/></text:span><text:span text:style-name="_5f_OOoComputerKeyWord"><text:span text:style-name="T46">if(</text:span></text:span><text:span text:style-name="_5f_OOoComputerIdent"><text:span text:style-name="T46">tag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END_PROGRAM</text:span></text:span><text:span text:style-name="_5f_OOoComputerKeyWord"><text:span text:style-name="T46">)</text:span></text:span><text:span text:style-name="T46"> </text:span><text:span text:style-name="_5f_OOoComputerComment"><text:span text:style-name="T46">//Oczekująca wiadomość to informacja o zakończeniu programu</text:span></text:span></text:p>
      <text:p text:style-name="P63"><text:span text:style-name="T46"><text:s text:c="6"/></text:span><text:span text:style-name="_5f_OOoComputerKeyWord"><text:span text:style-name="T46">{</text:span></text:span><text:span text:style-name="T46"></text:span></text:p>
      <text:p text:style-name="P63"><text:span text:style-name="T46"><text:s text:c="8"/></text:span><text:span text:style-name="_5f_OOoComputerComment"><text:span text:style-name="T46">//Opcjonalne, odebranie wiadomości o zakończeniu programu</text:span></text:span></text:p>
      <text:p text:style-name="P63"><text:span text:style-name="T46"><text:s text:c="8"/></text:span><text:span text:style-name="_5f_OOoComputerIdent"><text:span text:style-name="T46">MPI_Recv</text:span></text:span><text:span text:style-name="_5f_OOoComputerKeyWord"><text:span text:style-name="T46">(</text:span>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source</text:span></text:span><text:span text:style-name="_5f_OOoComputerKeyWord"><text:span text:style-name="T46">,</text:span></text:span><text:span text:style-name="T46"> </text:span><text:span text:style-name="_5f_OOoComputerIdent"><text:span text:style-name="T46">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_tmp</text:span></text:span><text:span text:style-name="_5f_OOoComputerKeyWord"><text:span text:style-name="T46">);</text:span></text:span><text:span text:style-name="T46"></text:span></text:p>
      <text:p text:style-name="P63"><text:span text:style-name="T46"><text:s text:c="8"/></text:span><text:span text:style-name="_5f_OOoComputerKeyWord"><text:span text:style-name="T46">return;</text:span></text:span><text:span text:style-name="T46"></text:span></text:p>
      <text:p text:style-name="P63"><text:span text:style-name="T46"><text:s text:c="6"/></text:span><text:span text:style-name="_5f_OOoComputerKeyWord"><text:span text:style-name="T46">}</text:span></text:span><text:span text:style-name="T46"></text:span></text:p>
      <text:p text:style-name="P63"><text:span text:style-name="T46"><text:s text:c="6"/></text:span><text:span text:style-name="_5f_OOoComputerKeyWord"><text:span text:style-name="T46">else</text:span></text:span><text:span text:style-name="T46"> </text:span><text:span text:style-name="_5f_OOoComputerKeyWord"><text:span text:style-name="T46">if(</text:span></text:span><text:span text:style-name="_5f_OOoComputerIdent"><text:span text:style-name="T46">tag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MESSAGE</text:span></text:span><text:span text:style-name="_5f_OOoComputerKeyWord"><text:span text:style-name="T46">)</text:span></text:span><text:span text:style-name="T46"> </text:span><text:span text:style-name="_5f_OOoComputerComment"><text:span text:style-name="T46">//Oczekująca wiadomość to problem do rozwiązania</text:span></text:span></text:p>
      <text:p text:style-name="P63"><text:span text:style-name="T46"><text:s text:c="6"/></text:span><text:span text:style-name="_5f_OOoComputerKeyWord"><text:span text:style-name="T46">{</text:span></text:span><text:span text:style-name="T46"></text:span></text:p>
      <text:p text:style-name="P63"><text:span text:style-name="T46"><text:s text:c="8"/></text:span><text:span text:style-name="_5f_OOoComputerKeyWord"><text:span text:style-name="T46">struct</text:span></text:span><text:span text:style-name="T46"> </text:span><text:span text:style-name="_5f_OOoComputerIdent"><text:span text:style-name="T46">Message</text:span></text:span><text:span text:style-name="T46"> </text:span><text:span text:style-name="_5f_OOoComputerIdent"><text:span text:style-name="T46">m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8"/></text:span><text:span text:style-name="_5f_OOoComputerComment"><text:span text:style-name="T46">//Odebranie wiadomości</text:span></text:span></text:p>
      <text:p text:style-name="P63"><text:span text:style-name="T46"><text:s text:c="8"/></text:span><text:span text:style-name="_5f_OOoComputerIdent"><text:span text:style-name="T46">MPI_Recv</text:span></text:span><text:span text:style-name="_5f_OOoComputerKeyWord"><text:span text:style-name="T46">(&amp;</text:span></text:span><text:span text:style-name="_5f_OOoComputerIdent"><text:span text:style-name="T46">m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source</text:span></text:span><text:span text:style-name="_5f_OOoComputerKeyWord"><text:span text:style-name="T46">,</text:span></text:span><text:span text:style-name="T46"> </text:span><text:span text:style-name="_5f_OOoComputerIdent"><text:span text:style-name="T46">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_tmp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8"/></text:span><text:span text:style-name="_5f_OOoComputerKeyWord"><text:span text:style-name="T46">if(</text:span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NONE</text:span></text:span><text:span text:style-name="_5f_OOoComputerKeyWord"><text:span text:style-name="T46">)</text:span></text:span><text:span text:style-name="T46"> </text:span><text:span text:style-name="_5f_OOoComputerComment"><text:span text:style-name="T46">//Wiadomość to macierz do rozwiązania od klient</text:span></text:span></text:p>
      <text:p text:style-name="P63"><text:span text:style-name="T46"><text:s text:c="8"/></text:span><text:span text:style-name="_5f_OOoComputerKeyWord"><text:span text:style-name="T46">{</text:span></text:span><text:span text:style-name="T46"></text:span></text:p>
      <text:p text:style-name="P63"><text:span text:style-name="T46"><text:s text:c="10"/></text:span><text:span text:style-name="_5f_OOoComputerComment"><text:span text:style-name="T46">//Rozwiązanie macierzy od klienta</text:span></text:span></text:p>
      <text:p text:style-name="P63"><text:span text:style-name="T46"><text:s text:c="10"/></text:span><text:span text:style-name="_5f_OOoComputerKeyWord"><text:span text:style-name="T46">double</text:span></text:span><text:span text:style-name="T46"> </text:span><text:span text:style-name="_5f_OOoComputerKeyWord"><text:span text:style-name="T46">*</text:span></text:span><text:span text:style-name="_5f_OOoComputerIdent"><text:span text:style-name="T46">values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NULL</text:span></text:span><text:span text:style-name="_5f_OOoComputerKeyWord"><text:span text:style-name="T46">;</text:span></text:span><text:span text:style-name="T46"></text:span></text:p>
      <text:p text:style-name="P63"><text:span text:style-name="T46"><text:s text:c="10"/></text:span><text:span text:style-name="_5f_OOoComputerKeyWord"><text:span text:style-name="T46">int</text:span></text:span><text:span text:style-name="T46"> </text:span><text:span text:style-name="_5f_OOoComputerIdent"><text:span text:style-name="T46">siz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matrixSize</text:span></text:span><text:span text:style-name="_5f_OOoComputerKeyWord"><text:span text:style-name="T46">;</text:span></text:span><text:span text:style-name="T46"></text:span></text:p>
      <text:p text:style-name="P63"><text:span text:style-name="T46"><text:s text:c="10"/></text:span><text:span text:style-name="_5f_OOoComputerIdent"><text:span text:style-name="T46">getMatrix</text:span></text:span><text:span text:style-name="_5f_OOoComputerKeyWord"><text:span text:style-name="T46">(</text:span></text:span><text:span text:style-name="_5f_OOoComputerIdent"><text:span text:style-name="T46">size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values</text:span></text:span><text:span text:style-name="_5f_OOoComputerKeyWord"><text:span text:style-name="T46">);</text:span></text:span><text:span text:style-name="T46"></text:span></text:p>
      <text:p text:style-name="P63"><text:span text:style-name="T46"><text:s text:c="10"/></text:span><text:span text:style-name="_5f_OOoComputerKeyWord"><text:span text:style-name="T46">*</text:span></text:span><text:span text:style-name="_5f_OOoComputerIdent"><text:span text:style-name="T46">timeWork</text:span></text:span><text:span text:style-name="T46"> </text:span><text:span text:style-name="_5f_OOoComputerKeyWord"><text:span text:style-name="T46">+=</text:span></text:span><text:span text:style-name="T46"> </text:span><text:span text:style-name="_5f_OOoComputerIdent"><text:span text:style-name="T46">solveProblem</text:span></text:span><text:span text:style-name="_5f_OOoComputerKeyWord"><text:span text:style-name="T46">(</text:span></text:span><text:span text:style-name="_5f_OOoComputerIdent"><text:span text:style-name="T46">size</text:span></text:span><text:span text:style-name="_5f_OOoComputerKeyWord"><text:span text:style-name="T46">,</text:span></text:span><text:span text:style-name="T46"> </text:span><text:span text:style-name="_5f_OOoComputerIdent"><text:span text:style-name="T46">values</text:span></text:span><text:span text:style-name="_5f_OOoComputerKeyWord"><text:span text:style-name="T46">);</text:span></text:span><text:span text:style-name="T46"></text:span></text:p>
      <text:p text:style-name="P63"><text:span text:style-name="T46"><text:s text:c="10"/></text:span><text:span text:style-name="_5f_OOoComputerIdent"><text:span text:style-name="T46">free</text:span></text:span><text:span text:style-name="_5f_OOoComputerKeyWord"><text:span text:style-name="T46">(</text:span></text:span><text:span text:style-name="_5f_OOoComputerIdent"><text:span text:style-name="T46">values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10"/></text:span><text:span text:style-name="_5f_OOoComputerIdent"><text:span text:style-name="T46">matrixes_solved</text:span></text:span><text:span text:style-name="_5f_OOoComputerKeyWord"><text:span text:style-name="T46">++;</text:span></text:span><text:span text:style-name="T46"></text:span></text:p>
      <text:p text:style-name="P63"><text:span text:style-name="T46"></text:span></text:p>
      <text:p text:style-name="P63"><text:soft-page-break/><text:span text:style-name="T46"><text:s text:c="10"/></text:span><text:span text:style-name="_5f_OOoComputerComment"><text:span text:style-name="T46">//"Generacja" problemu</text:span></text:span></text:p>
      <text:p text:style-name="P63"><text:span text:style-name="T46"><text:s text:c="10"/></text:span><text:span text:style-name="_5f_OOoComputerKeyWord"><text:span text:style-name="T46">enum</text:span></text:span><text:span text:style-name="T46"> </text:span><text:span text:style-name="_5f_OOoComputerIdent"><text:span text:style-name="T46">Problem</text:span></text:span><text:span text:style-name="T46"> </text:span><text:span text:style-name="_5f_OOoComputerIdent"><text:span text:style-name="T46">p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getProblem</text:span></text:span><text:span text:style-name="_5f_OOoComputerKeyWord"><text:span text:style-name="T46">();</text:span></text:span><text:span text:style-name="T46"></text:span></text:p>
      <text:p text:style-name="P63"><text:span text:style-name="T46"><text:s text:c="10"/></text:span><text:span text:style-name="_5f_OOoComputerKeyWord"><text:span text:style-name="T46">switch(</text:span></text:span><text:span text:style-name="_5f_OOoComputerIdent"><text:span text:style-name="T46">p</text:span></text:span><text:span text:style-name="_5f_OOoComputerKeyWord"><text:span text:style-name="T46">)</text:span></text:span><text:span text:style-name="T46"></text:span></text:p>
      <text:p text:style-name="P63"><text:span text:style-name="T46"><text:s text:c="10"/></text:span><text:span text:style-name="_5f_OOoComputerKeyWord"><text:span text:style-name="T46">{</text:span></text:span><text:span text:style-name="T46"></text:span></text:p>
      <text:p text:style-name="P63"><text:span text:style-name="T46"><text:s text:c="12"/></text:span><text:span text:style-name="_5f_OOoComputerKeyWord"><text:span text:style-name="T46">case</text:span></text:span><text:span text:style-name="T46"> </text:span><text:span text:style-name="_5f_OOoComputerIdent"><text:span text:style-name="T46">REKRUTACJA</text:span></text:span><text:span text:style-name="_5f_OOoComputerKeyWord"><text:span text:style-name="T46">:</text:span></text:span><text:span text:style-name="T46"></text:span></text:p>
      <text:p text:style-name="P63"><text:span text:style-name="T46"><text:s text:c="12"/></text:span><text:span text:style-name="_5f_OOoComputerIdent"><text:span text:style-name="T46">problemRekrutacja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true;</text:span></text:span><text:span text:style-name="T46"></text:span></text:p>
      <text:p text:style-name="P63"><text:span text:style-name="T46"><text:s text:c="12"/></text:span><text:span text:style-name="_5f_OOoComputerKeyWord"><text:span text:style-name="T46">break;</text:span></text:span><text:span text:style-name="T46"></text:span></text:p>
      <text:p text:style-name="P63"><text:span text:style-name="T46"></text:span></text:p>
      <text:p text:style-name="P63"><text:span text:style-name="T46"><text:s text:c="12"/></text:span><text:span text:style-name="_5f_OOoComputerKeyWord"><text:span text:style-name="T46">case</text:span></text:span><text:span text:style-name="T46"> </text:span><text:span text:style-name="_5f_OOoComputerIdent"><text:span text:style-name="T46">SPOR_PRAWNY</text:span></text:span><text:span text:style-name="_5f_OOoComputerKeyWord"><text:span text:style-name="T46">:</text:span></text:span><text:span text:style-name="T46"></text:span></text:p>
      <text:p text:style-name="P63"><text:span text:style-name="T46"><text:s text:c="12"/></text:span><text:span text:style-name="_5f_OOoComputerIdent"><text:span text:style-name="T46">problemSporPrawny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true;</text:span></text:span><text:span text:style-name="T46"></text:span></text:p>
      <text:p text:style-name="P63"><text:span text:style-name="T46"><text:s text:c="12"/></text:span><text:span text:style-name="_5f_OOoComputerKeyWord"><text:span text:style-name="T46">break;</text:span></text:span><text:span text:style-name="T46"></text:span></text:p>
      <text:p text:style-name="P63"><text:span text:style-name="T46"></text:span></text:p>
      <text:p text:style-name="P63"><text:span text:style-name="T46"><text:s text:c="12"/></text:span><text:span text:style-name="_5f_OOoComputerKeyWord"><text:span text:style-name="T46">case</text:span></text:span><text:span text:style-name="T46"> </text:span><text:span text:style-name="_5f_OOoComputerIdent"><text:span text:style-name="T46">INFORM</text:span></text:span><text:span text:style-name="_5f_OOoComputerKeyWord"><text:span text:style-name="T46">:</text:span></text:span><text:span text:style-name="T46"></text:span></text:p>
      <text:p text:style-name="P63"><text:span text:style-name="T46"><text:s text:c="12"/></text:span><text:span text:style-name="_5f_OOoComputerIdent"><text:span text:style-name="T46">problemInform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true;</text:span></text:span><text:span text:style-name="T46"></text:span></text:p>
      <text:p text:style-name="P63"><text:span text:style-name="T46"><text:s text:c="12"/></text:span><text:span text:style-name="_5f_OOoComputerKeyWord"><text:span text:style-name="T46">break;</text:span></text:span><text:span text:style-name="T46"></text:span></text:p>
      <text:p text:style-name="P63"><text:span text:style-name="T46"><text:s text:c="10"/></text:span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T46"><text:s text:c="10"/></text:span><text:span text:style-name="_5f_OOoComputerKeyWord"><text:span text:style-name="T46">if(</text:span></text:span><text:span text:style-name="_5f_OOoComputerIdent"><text:span text:style-name="T46">p</text:span></text:span><text:span text:style-name="T46"> </text:span><text:span text:style-name="_5f_OOoComputerKeyWord"><text:span text:style-name="T46">!=</text:span></text:span><text:span text:style-name="T46"> </text:span><text:span text:style-name="_5f_OOoComputerIdent"><text:span text:style-name="T46">NONE</text:span></text:span><text:span text:style-name="_5f_OOoComputerKeyWord"><text:span text:style-name="T46">)</text:span></text:span><text:span text:style-name="T46"> </text:span><text:span text:style-name="_5f_OOoComputerComment"><text:span text:style-name="T46">//Wystąpił problem, powiadomienie procesu nadzorcy o oczekującym na rozwiązanie problemie</text:span></text:span></text:p>
      <text:p text:style-name="P63"><text:span text:style-name="T46"><text:s text:c="10"/></text:span><text:span text:style-name="_5f_OOoComputerKeyWord"><text:span text:style-name="T46">{</text:span></text:span><text:span text:style-name="T46"></text:span></text:p>
      <text:p text:style-name="P63"><text:span text:style-name="T46"><text:s text:c="12"/></text:span><text:span text:style-name="_5f_OOoComputerKeyWord"><text:span text:style-name="T46">struct</text:span></text:span><text:span text:style-name="T46"> </text:span><text:span text:style-name="_5f_OOoComputerIdent"><text:span text:style-name="T46">Message</text:span></text:span><text:span text:style-name="T46"> </text:span><text:span text:style-name="_5f_OOoComputerIdent"><text:span text:style-name="T46">mx</text:span></text:span><text:span text:style-name="_5f_OOoComputerKeyWord"><text:span text:style-name="T46">;</text:span></text:span><text:span text:style-name="T46"></text:span></text:p>
      <text:p text:style-name="P63"><text:span text:style-name="T46"><text:s text:c="12"/></text:span><text:span text:style-name="_5f_OOoComputerIdent"><text:span text:style-name="T46">mx</text:span></text:span><text:span text:style-name="_5f_OOoComputerKeyWord"><text:span text:style-name="T46">.</text:span></text:span><text:span text:style-name="_5f_OOoComputerIdent"><text:span text:style-name="T46">matrixSiz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getProblemSize</text:span></text:span><text:span text:style-name="_5f_OOoComputerKeyWord"><text:span text:style-name="T46">(</text:span></text:span><text:span text:style-name="_5f_OOoComputerIdent"><text:span text:style-name="T46">p</text:span></text:span><text:span text:style-name="_5f_OOoComputerKeyWord"><text:span text:style-name="T46">);</text:span></text:span><text:span text:style-name="T46"></text:span></text:p>
      <text:p text:style-name="P63"><text:span text:style-name="T46"><text:s text:c="12"/></text:span><text:span text:style-name="_5f_OOoComputerIdent"><text:span text:style-name="T46">mx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p</text:span></text:span><text:span text:style-name="_5f_OOoComputerKeyWord"><text:span text:style-name="T46">;</text:span></text:span><text:span text:style-name="T46"></text:span></text:p>
      <text:p text:style-name="P63"><text:span text:style-name="T46"><text:s text:c="12"/></text:span><text:span text:style-name="_5f_OOoComputerIdent"><text:span text:style-name="T46">mx</text:span></text:span><text:span text:style-name="_5f_OOoComputerKeyWord"><text:span text:style-name="T46">.</text:span></text:span><text:span text:style-name="_5f_OOoComputerIdent"><text:span text:style-name="T46">problemSourc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me</text:span></text:span><text:span text:style-name="_5f_OOoComputerKeyWord"><text:span text:style-name="T46">;</text:span></text:span><text:span text:style-name="T46"></text:span></text:p>
      <text:p text:style-name="P63"><text:span text:style-name="T46"><text:s text:c="12"/></text:span><text:span text:style-name="_5f_OOoComputerIdent"><text:span text:style-name="T46">MPI_Send</text:span></text:span><text:span text:style-name="_5f_OOoComputerKeyWord"><text:span text:style-name="T46">(&amp;</text:span></text:span><text:span text:style-name="_5f_OOoComputerIdent"><text:span text:style-name="T46">mx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MESSAGE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);</text:span></text:span><text:span text:style-name="T46"></text:span></text:p>
      <text:p text:style-name="P63"><text:span text:style-name="T46"><text:s text:c="10"/></text:span><text:span text:style-name="_5f_OOoComputerKeyWord"><text:span text:style-name="T46">}</text:span></text:span><text:span text:style-name="T46"></text:span></text:p>
      <text:p text:style-name="P63"><text:span text:style-name="T46"><text:s text:c="10"/></text:span></text:p>
      <text:p text:style-name="P63"><text:span text:style-name="T46"><text:s text:c="8"/></text:span><text:span text:style-name="_5f_OOoComputerKeyWord"><text:span text:style-name="T46">}</text:span></text:span><text:span text:style-name="T46"></text:span></text:p>
      <text:p text:style-name="P63"><text:span text:style-name="T46"><text:s text:c="8"/></text:span><text:span text:style-name="_5f_OOoComputerKeyWord"><text:span text:style-name="T46">else</text:span></text:span><text:span text:style-name="T46"> </text:span><text:span text:style-name="_5f_OOoComputerKeyWord"><text:span text:style-name="T46">if(</text:span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rozwiazujeP</text:span></text:span><text:span text:style-name="_5f_OOoComputerKeyWord"><text:span text:style-name="T46">)</text:span></text:span><text:span text:style-name="T46"> </text:span><text:span text:style-name="_5f_OOoComputerComment"><text:span text:style-name="T46">//Wiadomość to problem który może rozwiązać ten zakłąd</text:span></text:span></text:p>
      <text:p text:style-name="P63"><text:span text:style-name="T46"><text:s text:c="8"/></text:span><text:span text:style-name="_5f_OOoComputerKeyWord"><text:span text:style-name="T46">{</text:span></text:span><text:span text:style-name="T46"></text:span></text:p>
      <text:p text:style-name="P63"><text:span text:style-name="T46"><text:s text:c="10"/></text:span><text:span text:style-name="_5f_OOoComputerComment"><text:span text:style-name="T46">//Rozwiązanie problemu</text:span></text:span></text:p>
      <text:p text:style-name="P63"><text:span text:style-name="T46"><text:s text:c="10"/></text:span><text:span text:style-name="_5f_OOoComputerKeyWord"><text:span text:style-name="T46">double</text:span></text:span><text:span text:style-name="T46"> </text:span><text:span text:style-name="_5f_OOoComputerKeyWord"><text:span text:style-name="T46">*</text:span></text:span><text:span text:style-name="_5f_OOoComputerIdent"><text:span text:style-name="T46">values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NULL</text:span></text:span><text:span text:style-name="_5f_OOoComputerKeyWord"><text:span text:style-name="T46">;</text:span></text:span><text:span text:style-name="T46"></text:span></text:p>
      <text:p text:style-name="P63"><text:span text:style-name="T46"><text:s text:c="10"/></text:span><text:span text:style-name="_5f_OOoComputerKeyWord"><text:span text:style-name="T46">int</text:span></text:span><text:span text:style-name="T46"> </text:span><text:span text:style-name="_5f_OOoComputerIdent"><text:span text:style-name="T46">siz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matrixSize</text:span></text:span><text:span text:style-name="_5f_OOoComputerKeyWord"><text:span text:style-name="T46">;</text:span></text:span><text:span text:style-name="T46"></text:span></text:p>
      <text:p text:style-name="P63"><text:span text:style-name="T46"><text:s text:c="10"/></text:span><text:span text:style-name="_5f_OOoComputerIdent"><text:span text:style-name="T46">getMatrix</text:span></text:span><text:span text:style-name="_5f_OOoComputerKeyWord"><text:span text:style-name="T46">(</text:span></text:span><text:span text:style-name="_5f_OOoComputerIdent"><text:span text:style-name="T46">size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values</text:span></text:span><text:span text:style-name="_5f_OOoComputerKeyWord"><text:span text:style-name="T46">);</text:span></text:span><text:span text:style-name="T46"></text:span></text:p>
      <text:p text:style-name="P63"><text:span text:style-name="T46"><text:s text:c="10"/></text:span><text:span text:style-name="_5f_OOoComputerKeyWord"><text:span text:style-name="T46">*</text:span></text:span><text:span text:style-name="_5f_OOoComputerIdent"><text:span text:style-name="T46">timeProblems</text:span></text:span><text:span text:style-name="T46"> </text:span><text:span text:style-name="_5f_OOoComputerKeyWord"><text:span text:style-name="T46">+=</text:span></text:span><text:span text:style-name="T46"> </text:span><text:span text:style-name="_5f_OOoComputerIdent"><text:span text:style-name="T46">solveProblem</text:span></text:span><text:span text:style-name="_5f_OOoComputerKeyWord"><text:span text:style-name="T46">(</text:span></text:span><text:span text:style-name="_5f_OOoComputerIdent"><text:span text:style-name="T46">size</text:span></text:span><text:span text:style-name="_5f_OOoComputerKeyWord"><text:span text:style-name="T46">,</text:span></text:span><text:span text:style-name="T46"> </text:span><text:span text:style-name="_5f_OOoComputerIdent"><text:span text:style-name="T46">values</text:span></text:span><text:span text:style-name="_5f_OOoComputerKeyWord"><text:span text:style-name="T46">);</text:span></text:span><text:span text:style-name="T46"></text:span></text:p>
      <text:p text:style-name="P63"><text:span text:style-name="T46"><text:s text:c="10"/></text:span><text:span text:style-name="_5f_OOoComputerIdent"><text:span text:style-name="T46">free</text:span></text:span><text:span text:style-name="_5f_OOoComputerKeyWord"><text:span text:style-name="T46">(</text:span></text:span><text:span text:style-name="_5f_OOoComputerIdent"><text:span text:style-name="T46">values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10"/></text:span><text:span text:style-name="_5f_OOoComputerComment"><text:span text:style-name="T46">//Powiadomienie procesu nadzorcy o rozwiązaniu problemu</text:span></text:span></text:p>
      <text:p text:style-name="P63"><text:span text:style-name="T46"><text:s text:c="10"/></text:span><text:span text:style-name="_5f_OOoComputerIdent"><text:span text:style-name="T46">MPI_Send</text:span></text:span><text:span text:style-name="_5f_OOoComputerKeyWord"><text:span text:style-name="T46">(&amp;</text:span></text:span><text:span text:style-name="_5f_OOoComputerIdent"><text:span text:style-name="T46">m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PROBLEM_SOL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);</text:span></text:span><text:span text:style-name="T46"></text:span></text:p>
      <text:p text:style-name="P63"><text:span text:style-name="T46"><text:s text:c="10"/></text:span><text:span text:style-name="_5f_OOoComputerComment"><text:span text:style-name="T46">//Powiadomienie "autora" problemu o rozwiązaniu problemu</text:span></text:span></text:p>
      <text:p text:style-name="P63"><text:span text:style-name="T46"><text:s text:c="10"/></text:span><text:span text:style-name="_5f_OOoComputerIdent"><text:span text:style-name="T46">MPI_Send</text:span></text:span><text:span text:style-name="_5f_OOoComputerKeyWord"><text:span text:style-name="T46">(&amp;</text:span></text:span><text:span text:style-name="_5f_OOoComputerIdent"><text:span text:style-name="T46">m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Source</text:span></text:span><text:span text:style-name="_5f_OOoComputerKeyWord"><text:span text:style-name="T46">,</text:span></text:span><text:span text:style-name="T46"> </text:span><text:span text:style-name="_5f_OOoComputerIdent"><text:span text:style-name="T46">PROBLEM_SOL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);</text:span></text:span><text:span text:style-name="T46"></text:span></text:p>
      <text:p text:style-name="P63"><text:span text:style-name="T46"><text:s text:c="8"/></text:span><text:span text:style-name="_5f_OOoComputerKeyWord"><text:span text:style-name="T46">}</text:span></text:span><text:span text:style-name="T46"></text:span></text:p>
      <text:p text:style-name="P63"><text:span text:style-name="T46"><text:s text:c="6"/></text:span><text:span text:style-name="_5f_OOoComputerKeyWord"><text:span text:style-name="T46">}</text:span></text:span><text:span text:style-name="T46"></text:span></text:p>
      <text:p text:style-name="P63"><text:span text:style-name="T46"><text:s text:c="6"/></text:span><text:span text:style-name="_5f_OOoComputerKeyWord"><text:span text:style-name="T46">else</text:span></text:span><text:span text:style-name="T46"> </text:span><text:span text:style-name="_5f_OOoComputerKeyWord"><text:span text:style-name="T46">if(</text:span></text:span><text:span text:style-name="_5f_OOoComputerIdent"><text:span text:style-name="T46">tag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PROBLEM_SOL</text:span></text:span><text:span text:style-name="_5f_OOoComputerKeyWord"><text:span text:style-name="T46">)</text:span></text:span><text:span text:style-name="T46"> </text:span><text:span text:style-name="_5f_OOoComputerComment"><text:span text:style-name="T46">//Oczekująca wiadomość to informacja o rozwiązaniu problemu</text:span></text:span></text:p>
      <text:p text:style-name="P63"><text:span text:style-name="T46"><text:s text:c="6"/></text:span><text:span text:style-name="_5f_OOoComputerKeyWord"><text:span text:style-name="T46">{</text:span></text:span><text:span text:style-name="T46"></text:span></text:p>
      <text:p text:style-name="P63"><text:span text:style-name="T46"><text:s text:c="8"/></text:span><text:span text:style-name="_5f_OOoComputerComment"><text:span text:style-name="T46">//Odebranie wiadomości</text:span></text:span></text:p>
      <text:p text:style-name="P63"><text:span text:style-name="T46"><text:s text:c="8"/></text:span><text:span text:style-name="_5f_OOoComputerKeyWord"><text:span text:style-name="T46">struct</text:span></text:span><text:span text:style-name="T46"> </text:span><text:span text:style-name="_5f_OOoComputerIdent"><text:span text:style-name="T46">Message</text:span></text:span><text:span text:style-name="T46"> </text:span><text:span text:style-name="_5f_OOoComputerIdent"><text:span text:style-name="T46">m</text:span></text:span><text:span text:style-name="_5f_OOoComputerKeyWord"><text:span text:style-name="T46">;</text:span></text:span><text:span text:style-name="T46"></text:span></text:p>
      <text:p text:style-name="P63"><text:span text:style-name="T46"><text:s text:c="8"/></text:span><text:span text:style-name="_5f_OOoComputerIdent"><text:span text:style-name="T46">MPI_Recv</text:span></text:span><text:span text:style-name="_5f_OOoComputerKeyWord"><text:span text:style-name="T46">(&amp;</text:span></text:span><text:span text:style-name="_5f_OOoComputerIdent"><text:span text:style-name="T46">m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source</text:span></text:span><text:span text:style-name="_5f_OOoComputerKeyWord"><text:span text:style-name="T46">,</text:span></text:span><text:span text:style-name="T46"> </text:span><text:span text:style-name="_5f_OOoComputerIdent"><text:span text:style-name="T46">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_tmp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8"/></text:span><text:span text:style-name="_5f_OOoComputerKeyWord"><text:span text:style-name="T46">switch(</text:span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_5f_OOoComputerKeyWord"><text:span text:style-name="T46">)</text:span></text:span><text:span text:style-name="T46"></text:span></text:p>
      <text:p text:style-name="P63"><text:span text:style-name="T46"><text:s text:c="8"/></text:span><text:span text:style-name="_5f_OOoComputerKeyWord"><text:span text:style-name="T46">{</text:span></text:span><text:span text:style-name="T46"></text:span></text:p>
      <text:p text:style-name="P63"><text:span text:style-name="T46"><text:s text:c="10"/></text:span><text:span text:style-name="_5f_OOoComputerKeyWord"><text:span text:style-name="T46">case</text:span></text:span><text:span text:style-name="T46"> </text:span><text:span text:style-name="_5f_OOoComputerIdent"><text:span text:style-name="T46">REKRUTACJA</text:span></text:span><text:span text:style-name="_5f_OOoComputerKeyWord"><text:span text:style-name="T46">:</text:span></text:span><text:span text:style-name="T46"></text:span></text:p>
      <text:p text:style-name="P63"><text:span text:style-name="T46"><text:s text:c="10"/></text:span><text:span text:style-name="_5f_OOoComputerIdent"><text:span text:style-name="T46">problemRekrutacja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10"/></text:span><text:span text:style-name="_5f_OOoComputerKeyWord"><text:span text:style-name="T46">break;</text:span></text:span><text:span text:style-name="T46"></text:span></text:p>
      <text:p text:style-name="P63"><text:span text:style-name="T46"></text:span></text:p>
      <text:p text:style-name="P63"><text:span text:style-name="T46"><text:s text:c="10"/></text:span><text:span text:style-name="_5f_OOoComputerKeyWord"><text:span text:style-name="T46">case</text:span></text:span><text:span text:style-name="T46"> </text:span><text:span text:style-name="_5f_OOoComputerIdent"><text:span text:style-name="T46">SPOR_PRAWNY</text:span></text:span><text:span text:style-name="_5f_OOoComputerKeyWord"><text:span text:style-name="T46">:</text:span></text:span><text:span text:style-name="T46"></text:span></text:p>
      <text:p text:style-name="P63"><text:span text:style-name="T46"><text:s text:c="10"/></text:span><text:span text:style-name="_5f_OOoComputerIdent"><text:span text:style-name="T46">problemSporPrawny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10"/></text:span><text:span text:style-name="_5f_OOoComputerKeyWord"><text:span text:style-name="T46">break;</text:span></text:span><text:span text:style-name="T46"></text:span></text:p>
      <text:p text:style-name="P63"><text:span text:style-name="T46"></text:span></text:p>
      <text:p text:style-name="P63"><text:soft-page-break/><text:span text:style-name="T46"><text:s text:c="10"/></text:span><text:span text:style-name="_5f_OOoComputerKeyWord"><text:span text:style-name="T46">case</text:span></text:span><text:span text:style-name="T46"> </text:span><text:span text:style-name="_5f_OOoComputerIdent"><text:span text:style-name="T46">INFORM</text:span></text:span><text:span text:style-name="_5f_OOoComputerKeyWord"><text:span text:style-name="T46">:</text:span></text:span><text:span text:style-name="T46"></text:span></text:p>
      <text:p text:style-name="P63"><text:span text:style-name="T46"><text:s text:c="10"/></text:span><text:span text:style-name="_5f_OOoComputerIdent"><text:span text:style-name="T46">problemInform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10"/></text:span><text:span text:style-name="_5f_OOoComputerKeyWord"><text:span text:style-name="T46">break;</text:span></text:span><text:span text:style-name="T46"></text:span></text:p>
      <text:p text:style-name="P63"><text:span text:style-name="T46"><text:s text:c="8"/></text:span><text:span text:style-name="_5f_OOoComputerKeyWord"><text:span text:style-name="T46">}</text:span></text:span><text:span text:style-name="T46"></text:span></text:p>
      <text:p text:style-name="P63"><text:span text:style-name="T46"><text:s text:c="6"/></text:span><text:span text:style-name="_5f_OOoComputerKeyWord"><text:span text:style-name="T46">}</text:span></text:span><text:span text:style-name="T46"></text:span></text:p>
      <text:p text:style-name="P63"><text:span text:style-name="T46"><text:s text:c="4"/></text:span><text:span text:style-name="_5f_OOoComputerKeyWord"><text:span text:style-name="T46">}</text:span></text:span><text:span text:style-name="T46"></text:span></text:p>
      <text:p text:style-name="P63"><text:span text:style-name="T46"><text:s text:c="4"/></text:span><text:span text:style-name="_5f_OOoComputerKeyWord"><text:span text:style-name="T46">else</text:span></text:span><text:span text:style-name="T46"> </text:span><text:span text:style-name="_5f_OOoComputerComment"><text:span text:style-name="T46">//Brak oczekującej wiadomości, żądanie otrzymania zadania do wykonania</text:span></text:span></text:p>
      <text:p text:style-name="P63"><text:span text:style-name="T46"><text:s text:c="4"/></text:span><text:span text:style-name="_5f_OOoComputerKeyWord"><text:span text:style-name="T46">{</text:span></text:span><text:span text:style-name="T46"></text:span></text:p>
      <text:p text:style-name="P63"><text:span text:style-name="T46"><text:s text:c="6"/></text:span><text:span text:style-name="_5f_OOoComputerKeyWord"><text:span text:style-name="T46">struct</text:span></text:span><text:span text:style-name="T46"> </text:span><text:span text:style-name="_5f_OOoComputerIdent"><text:span text:style-name="T46">Message</text:span></text:span><text:span text:style-name="T46"> </text:span><text:span text:style-name="_5f_OOoComputerIdent"><text:span text:style-name="T46">m</text:span></text:span><text:span text:style-name="_5f_OOoComputerKeyWord"><text:span text:style-name="T46">;</text:span></text:span><text:span text:style-name="T46"></text:span></text:p>
      <text:p text:style-name="P63"><text:span text:style-name="T46"><text:s text:c="6"/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NONE</text:span></text:span><text:span text:style-name="_5f_OOoComputerKeyWord"><text:span text:style-name="T46">;</text:span></text:span><text:span text:style-name="T46"></text:span></text:p>
      <text:p text:style-name="P63"><text:span text:style-name="T46"><text:s text:c="6"/></text:span><text:span text:style-name="_5f_OOoComputerIdent"><text:span text:style-name="T46">MPI_Send</text:span></text:span><text:span text:style-name="_5f_OOoComputerKeyWord"><text:span text:style-name="T46">(&amp;</text:span></text:span><text:span text:style-name="_5f_OOoComputerIdent"><text:span text:style-name="T46">m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MESSAGE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);</text:span></text:span><text:span text:style-name="T46"></text:span></text:p>
      <text:p text:style-name="P63"><text:span text:style-name="T46"><text:s text:c="4"/></text:span><text:span text:style-name="_5f_OOoComputerKeyWord"><text:span text:style-name="T46">}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Comment"><text:span text:style-name="T46">//Powiadomienie procesu nadzorcy o zakończeniu programu</text:span></text:span></text:p>
      <text:p text:style-name="P63"><text:span text:style-name="T46"><text:s text:c="2"/></text:span><text:span text:style-name="_5f_OOoComputerIdent"><text:span text:style-name="T46">MPI_Send</text:span></text:span><text:span text:style-name="_5f_OOoComputerKeyWord"><text:span text:style-name="T46">(</text:span>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END_PROGRAM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);</text:span></text:span><text:span text:style-name="T46"></text:span></text:p>
      <text:p text:style-name="P63"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_5f_OOoComputerComment"><text:span text:style-name="T46">//Główny proces klienta (nadzorcy)</text:span></text:span></text:p>
      <text:p text:style-name="P63"><text:span text:style-name="_5f_OOoComputerKeyWord"><text:span text:style-name="T46">void</text:span></text:span><text:span text:style-name="T46"> </text:span><text:span text:style-name="_5f_OOoComputerIdent"><text:span text:style-name="T46">proces_klient</text:span></text:span><text:span text:style-name="_5f_OOoComputerKeyWord"><text:span text:style-name="T46">(int</text:span></text:span><text:span text:style-name="T46"> </text:span><text:span text:style-name="_5f_OOoComputerIdent"><text:span text:style-name="T46">me</text:span></text:span><text:span text:style-name="_5f_OOoComputerKeyWord"><text:span text:style-name="T46">,</text:span></text:span><text:span text:style-name="T46"> </text:span><text:span text:style-name="_5f_OOoComputerKeyWord"><text:span text:style-name="T46">int</text:span></text:span><text:span text:style-name="T46"> </text:span><text:span text:style-name="_5f_OOoComputerIdent"><text:span text:style-name="T46">mpi_size</text:span></text:span><text:span text:style-name="_5f_OOoComputerKeyWord"><text:span text:style-name="T46">,</text:span></text:span><text:span text:style-name="T46"> </text:span><text:span text:style-name="_5f_OOoComputerKeyWord"><text:span text:style-name="T46">int</text:span></text:span><text:span text:style-name="T46"> </text:span><text:span text:style-name="_5f_OOoComputerKeyWord"><text:span text:style-name="T46">*</text:span></text:span><text:span text:style-name="_5f_OOoComputerIdent"><text:span text:style-name="T46">send_matrixes</text:span></text:span><text:span text:style-name="_5f_OOoComputerKeyWord"><text:span text:style-name="T46">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Comment"><text:span text:style-name="T46">//Tablica przechowująca informacje o zakładach</text:span></text:span></text:p>
      <text:p text:style-name="P63"><text:span text:style-name="T46"><text:s text:c="2"/></text:span><text:span text:style-name="_5f_OOoComputerKeyWord"><text:span text:style-name="T46">struct</text:span></text:span><text:span text:style-name="T46"> </text:span><text:span text:style-name="_5f_OOoComputerIdent"><text:span text:style-name="T46">ZakladInfo</text:span></text:span><text:span text:style-name="T46"> 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mpi_size</text:span></text:span><text:span text:style-name="_5f_OOoComputerKeyWord"><text:span text:style-name="T46">];</text:span></text:span><text:span text:style-name="T46"></text:span></text:p>
      <text:p text:style-name="P63"><text:span text:style-name="T46"><text:s text:c="2"/></text:span><text:span text:style-name="_5f_OOoComputerComment"><text:span text:style-name="T46">//Inicjalizacja w/w tablicy</text:span></text:span></text:p>
      <text:p text:style-name="P63"><text:span text:style-name="T46"><text:s text:c="2"/></text:span><text:span text:style-name="_5f_OOoComputerKeyWord"><text:span text:style-name="T46">for(int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1</text:span></text:span><text:span text:style-name="_5f_OOoComputerKeyWord"><text:span text:style-name="T46">;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&lt;</text:span></text:span><text:span text:style-name="T46"> </text:span><text:span text:style-name="_5f_OOoComputerIdent"><text:span text:style-name="T46">mpi_size</text:span></text:span><text:span text:style-name="_5f_OOoComputerKeyWord"><text:span text:style-name="T46">;</text:span></text:span><text:span text:style-name="T46"> </text:span><text:span text:style-name="_5f_OOoComputerKeyWord"><text:span text:style-name="T46">++</text:span></text:span><text:span text:style-name="_5f_OOoComputerIdent"><text:span text:style-name="T46">i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.</text:span></text:span><text:span text:style-name="_5f_OOoComputerIdent"><text:span text:style-name="T46">typ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zakladNr</text:span></text:span><text:span text:style-name="_5f_OOoComputerKeyWord"><text:span text:style-name="T46">(</text:span></text:span><text:span text:style-name="_5f_OOoComputerIdent"><text:span text:style-name="T46">i</text:span></text:span><text:span text:style-name="_5f_OOoComputerKeyWord"><text:span text:style-name="T46">);</text:span></text:span><text:span text:style-name="T46"></text:span></text:p>
      <text:p text:style-name="P63"><text:span text:style-name="T46"><text:s text:c="4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.</text:span></text:span><text:span text:style-name="_5f_OOoComputerIdent"><text:span text:style-name="T46">problemRekrutacja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4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.</text:span></text:span><text:span text:style-name="_5f_OOoComputerIdent"><text:span text:style-name="T46">problemSporPrawny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4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i</text:span></text:span><text:span text:style-name="_5f_OOoComputerKeyWord"><text:span text:style-name="T46">].</text:span></text:span><text:span text:style-name="_5f_OOoComputerIdent"><text:span text:style-name="T46">problemInform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KeyWord"><text:span text:style-name="T46">while(true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Ident"><text:span text:style-name="T46">MPI_Status</text:span></text:span><text:span text:style-name="T46"> </text:span><text:span text:style-name="_5f_OOoComputerIdent"><text:span text:style-name="T46">status</text:span></text:span><text:span text:style-name="_5f_OOoComputerKeyWord"><text:span text:style-name="T46">,</text:span></text:span><text:span text:style-name="T46"> </text:span><text:span text:style-name="_5f_OOoComputerIdent"><text:span text:style-name="T46">status_tmp</text:span></text:span><text:span text:style-name="_5f_OOoComputerKeyWord"><text:span text:style-name="T46">;</text:span></text:span><text:span text:style-name="T46"></text:span></text:p>
      <text:p text:style-name="P63"><text:span text:style-name="T46"><text:s text:c="4"/></text:span><text:span text:style-name="_5f_OOoComputerKeyWord"><text:span text:style-name="T46">int</text:span></text:span><text:span text:style-name="T46"> </text:span><text:span text:style-name="_5f_OOoComputerIdent"><text:span text:style-name="T46">source</text:span></text:span><text:span text:style-name="_5f_OOoComputerKeyWord"><text:span text:style-name="T46">,</text:span></text:span><text:span text:style-name="T46"> </text:span><text:span text:style-name="_5f_OOoComputerIdent"><text:span text:style-name="T46">tag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4"/></text:span><text:span text:style-name="_5f_OOoComputerComment"><text:span text:style-name="T46">//Czekanie na nową oczekującą wiadomość</text:span></text:span></text:p>
      <text:p text:style-name="P63"><text:span text:style-name="T46"><text:s text:c="4"/></text:span><text:span text:style-name="_5f_OOoComputerIdent"><text:span text:style-name="T46">MPI_Probe</text:span></text:span><text:span text:style-name="_5f_OOoComputerKeyWord"><text:span text:style-name="T46">(</text:span></text:span><text:span text:style-name="_5f_OOoComputerIdent"><text:span text:style-name="T46">MPI_ANY_SOURCE</text:span></text:span><text:span text:style-name="_5f_OOoComputerKeyWord"><text:span text:style-name="T46">,</text:span></text:span><text:span text:style-name="T46"> </text:span><text:span text:style-name="_5f_OOoComputerIdent"><text:span text:style-name="T46">MPI_ANY_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</text:span></text:span><text:span text:style-name="_5f_OOoComputerKeyWord"><text:span text:style-name="T46">);</text:span></text:span><text:span text:style-name="T46"></text:span></text:p>
      <text:p text:style-name="P63"><text:span text:style-name="T46"><text:s text:c="4"/></text:span><text:span text:style-name="_5f_OOoComputerIdent"><text:span text:style-name="T46">sourc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status</text:span></text:span><text:span text:style-name="_5f_OOoComputerKeyWord"><text:span text:style-name="T46">.</text:span></text:span><text:span text:style-name="_5f_OOoComputerIdent"><text:span text:style-name="T46">MPI_SOURCE</text:span></text:span><text:span text:style-name="_5f_OOoComputerKeyWord"><text:span text:style-name="T46">;</text:span></text:span><text:span text:style-name="T46"> </text:span><text:span text:style-name="_5f_OOoComputerComment"><text:span text:style-name="T46">//Nadawca wiadomości</text:span></text:span></text:p>
      <text:p text:style-name="P63"><text:span text:style-name="T46"><text:s text:c="4"/></text:span><text:span text:style-name="_5f_OOoComputerIdent"><text:span text:style-name="T46">tag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status</text:span></text:span><text:span text:style-name="_5f_OOoComputerKeyWord"><text:span text:style-name="T46">.</text:span></text:span><text:span text:style-name="_5f_OOoComputerIdent"><text:span text:style-name="T46">MPI_TAG</text:span></text:span><text:span text:style-name="_5f_OOoComputerKeyWord"><text:span text:style-name="T46">;</text:span></text:span><text:span text:style-name="T46"> </text:span><text:span text:style-name="_5f_OOoComputerComment"><text:span text:style-name="T46">//Tag wiadomości</text:span></text:span></text:p>
      <text:p text:style-name="P63"><text:span text:style-name="T46"><text:s text:c="4"/></text:span><text:span text:style-name="_5f_OOoComputerKeyWord"><text:span text:style-name="T46">if(</text:span></text:span><text:span text:style-name="_5f_OOoComputerIdent"><text:span text:style-name="T46">tag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END_PROGRAM</text:span></text:span><text:span text:style-name="_5f_OOoComputerKeyWord"><text:span text:style-name="T46">)</text:span></text:span><text:span text:style-name="T46"> </text:span><text:span text:style-name="_5f_OOoComputerComment"><text:span text:style-name="T46">//Zakończenie programu</text:span></text:span></text:p>
      <text:p text:style-name="P63"><text:span text:style-name="T46"><text:s text:c="4"/></text:span><text:span text:style-name="_5f_OOoComputerKeyWord"><text:span text:style-name="T46">{</text:span></text:span><text:span text:style-name="T46"></text:span></text:p>
      <text:p text:style-name="P63"><text:span text:style-name="T46"><text:s text:c="6"/></text:span><text:span text:style-name="_5f_OOoComputerComment"><text:span text:style-name="T46">//Odebranie wiadomości</text:span></text:span></text:p>
      <text:p text:style-name="P63"><text:span text:style-name="T46"><text:s text:c="6"/></text:span><text:span text:style-name="_5f_OOoComputerIdent"><text:span text:style-name="T46">MPI_Recv</text:span></text:span><text:span text:style-name="_5f_OOoComputerKeyWord"><text:span text:style-name="T46">(</text:span>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source</text:span></text:span><text:span text:style-name="_5f_OOoComputerKeyWord"><text:span text:style-name="T46">,</text:span></text:span><text:span text:style-name="T46"> </text:span><text:span text:style-name="_5f_OOoComputerIdent"><text:span text:style-name="T46">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_tmp</text:span></text:span><text:span text:style-name="_5f_OOoComputerKeyWord"><text:span text:style-name="T46">);</text:span></text:span><text:span text:style-name="T46"></text:span></text:p>
      <text:p text:style-name="P63"><text:span text:style-name="T46"><text:s text:c="6"/></text:span><text:span text:style-name="_5f_OOoComputerComment"><text:span text:style-name="T46">//Powiadomienie pozostałych procesów o zakończeniu programu</text:span></text:span></text:p>
      <text:p text:style-name="P63"><text:span text:style-name="T46"><text:s text:c="6"/></text:span><text:span text:style-name="_5f_OOoComputerKeyWord"><text:span text:style-name="T46">for(int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1</text:span></text:span><text:span text:style-name="_5f_OOoComputerKeyWord"><text:span text:style-name="T46">;</text:span></text:span><text:span text:style-name="T46"> </text:span><text:span text:style-name="_5f_OOoComputerIdent"><text:span text:style-name="T46">i</text:span></text:span><text:span text:style-name="T46"> </text:span><text:span text:style-name="_5f_OOoComputerKeyWord"><text:span text:style-name="T46">&lt;</text:span></text:span><text:span text:style-name="T46"> </text:span><text:span text:style-name="_5f_OOoComputerIdent"><text:span text:style-name="T46">mpi_size</text:span></text:span><text:span text:style-name="_5f_OOoComputerKeyWord"><text:span text:style-name="T46">;</text:span></text:span><text:span text:style-name="T46"> </text:span><text:span text:style-name="_5f_OOoComputerKeyWord"><text:span text:style-name="T46">++</text:span></text:span><text:span text:style-name="_5f_OOoComputerIdent"><text:span text:style-name="T46">i</text:span></text:span><text:span text:style-name="_5f_OOoComputerKeyWord"><text:span text:style-name="T46">)</text:span></text:span><text:span text:style-name="T46"></text:span></text:p>
      <text:p text:style-name="P63"><text:span text:style-name="T46"><text:s text:c="6"/></text:span><text:span text:style-name="_5f_OOoComputerKeyWord"><text:span text:style-name="T46">{</text:span></text:span><text:span text:style-name="T46"></text:span></text:p>
      <text:p text:style-name="P63"><text:span text:style-name="T46"><text:s text:c="8"/></text:span><text:span text:style-name="_5f_OOoComputerKeyWord"><text:span text:style-name="T46">if(</text:span></text:span><text:span text:style-name="_5f_OOoComputerIdent"><text:span text:style-name="T46">i</text:span></text:span><text:span text:style-name="T46"> </text:span><text:span text:style-name="_5f_OOoComputerKeyWord"><text:span text:style-name="T46">!=</text:span></text:span><text:span text:style-name="T46"> </text:span><text:span text:style-name="_5f_OOoComputerIdent"><text:span text:style-name="T46">source</text:span></text:span><text:span text:style-name="_5f_OOoComputerKeyWord"><text:span text:style-name="T46">)</text:span></text:span><text:span text:style-name="T46"></text:span></text:p>
      <text:p text:style-name="P63"><text:span text:style-name="T46"><text:s text:c="8"/></text:span><text:span text:style-name="_5f_OOoComputerKeyWord"><text:span text:style-name="T46">{</text:span></text:span><text:span text:style-name="T46"></text:span></text:p>
      <text:p text:style-name="P63"><text:span text:style-name="T46"><text:s text:c="10"/></text:span><text:span text:style-name="_5f_OOoComputerIdent"><text:span text:style-name="T46">MPI_Send</text:span></text:span><text:span text:style-name="_5f_OOoComputerKeyWord"><text:span text:style-name="T46">(</text:span>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Literal"><text:span text:style-name="T46">0</text:span></text:span><text:span text:style-name="_5f_OOoComputerKeyWord"><text:span text:style-name="T46">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i</text:span></text:span><text:span text:style-name="_5f_OOoComputerKeyWord"><text:span text:style-name="T46">,</text:span></text:span><text:span text:style-name="T46"> </text:span><text:span text:style-name="_5f_OOoComputerIdent"><text:span text:style-name="T46">END_PROGRAM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);</text:span></text:span><text:span text:style-name="T46"></text:span></text:p>
      <text:p text:style-name="P63"><text:span text:style-name="T46"><text:s text:c="8"/></text:span><text:span text:style-name="_5f_OOoComputerKeyWord"><text:span text:style-name="T46">}</text:span></text:span><text:span text:style-name="T46"></text:span></text:p>
      <text:p text:style-name="P63"><text:span text:style-name="T46"><text:s text:c="6"/></text:span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T46"><text:s text:c="6"/></text:span><text:span text:style-name="_5f_OOoComputerComment"><text:span text:style-name="T46">//Informacja o zakończeniu programu może dojść do zakładów w momencie kiedy będą zablokowane</text:span></text:span></text:p>
      <text:p text:style-name="P63"><text:span text:style-name="T46"><text:s text:c="6"/></text:span><text:span text:style-name="_5f_OOoComputerComment"><text:span text:style-name="T46">//na operacji wysyłania, należy ich wiadomości odebrać aby mogły się normalnie zakończyć</text:span></text:span></text:p>
      <text:p text:style-name="P63"><text:span text:style-name="T46"><text:s text:c="6"/></text:span><text:span text:style-name="_5f_OOoComputerKeyWord"><text:span text:style-name="T46">int</text:span></text:span><text:span text:style-name="T46"> </text:span><text:span text:style-name="_5f_OOoComputerIdent"><text:span text:style-name="T46">flag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0</text:span></text:span><text:span text:style-name="_5f_OOoComputerKeyWord"><text:span text:style-name="T46">;</text:span></text:span><text:span text:style-name="T46"></text:span></text:p>
      <text:p text:style-name="P63"><text:span text:style-name="T46"><text:s text:c="6"/></text:span><text:span text:style-name="_5f_OOoComputerKeyWord"><text:span text:style-name="T46">do</text:span></text:span><text:span text:style-name="T46"></text:span></text:p>
      <text:p text:style-name="P63"><text:span text:style-name="T46"><text:s text:c="6"/></text:span><text:span text:style-name="_5f_OOoComputerKeyWord"><text:span text:style-name="T46">{</text:span></text:span><text:span text:style-name="T46"></text:span></text:p>
      <text:p text:style-name="P63"><text:span text:style-name="T46"><text:s text:c="8"/></text:span><text:span text:style-name="_5f_OOoComputerIdent"><text:span text:style-name="T46">MPI_Iprobe</text:span></text:span><text:span text:style-name="_5f_OOoComputerKeyWord"><text:span text:style-name="T46">(</text:span></text:span><text:span text:style-name="_5f_OOoComputerIdent"><text:span text:style-name="T46">MPI_ANY_SOURCE</text:span></text:span><text:span text:style-name="_5f_OOoComputerKeyWord"><text:span text:style-name="T46">,</text:span></text:span><text:span text:style-name="T46"> </text:span><text:span text:style-name="_5f_OOoComputerIdent"><text:span text:style-name="T46">MPI_ANY_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flag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_tmp</text:span></text:span><text:span text:style-name="_5f_OOoComputerKeyWord"><text:span text:style-name="T46">);</text:span></text:span><text:span text:style-name="T46"></text:span></text:p>
      <text:p text:style-name="P63"><text:soft-page-break/><text:span text:style-name="T46"><text:s text:c="8"/></text:span><text:span text:style-name="_5f_OOoComputerKeyWord"><text:span text:style-name="T46">if(</text:span></text:span><text:span text:style-name="_5f_OOoComputerIdent"><text:span text:style-name="T46">flag</text:span></text:span><text:span text:style-name="_5f_OOoComputerKeyWord"><text:span text:style-name="T46">)</text:span></text:span><text:span text:style-name="T46"></text:span></text:p>
      <text:p text:style-name="P63"><text:span text:style-name="T46"><text:s text:c="8"/></text:span><text:span text:style-name="_5f_OOoComputerKeyWord"><text:span text:style-name="T46">{</text:span></text:span><text:span text:style-name="T46"></text:span></text:p>
      <text:p text:style-name="P63"><text:span text:style-name="T46"><text:s text:c="10"/></text:span><text:span text:style-name="_5f_OOoComputerKeyWord"><text:span text:style-name="T46">struct</text:span></text:span><text:span text:style-name="T46"> </text:span><text:span text:style-name="_5f_OOoComputerIdent"><text:span text:style-name="T46">Message</text:span></text:span><text:span text:style-name="T46"> </text:span><text:span text:style-name="_5f_OOoComputerIdent"><text:span text:style-name="T46">m</text:span></text:span><text:span text:style-name="_5f_OOoComputerKeyWord"><text:span text:style-name="T46">;</text:span></text:span><text:span text:style-name="T46"></text:span></text:p>
      <text:p text:style-name="P63"><text:span text:style-name="T46"><text:s text:c="10"/></text:span><text:span text:style-name="_5f_OOoComputerIdent"><text:span text:style-name="T46">MPI_Recv</text:span></text:span><text:span text:style-name="_5f_OOoComputerKeyWord"><text:span text:style-name="T46">(&amp;</text:span></text:span><text:span text:style-name="_5f_OOoComputerIdent"><text:span text:style-name="T46">m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status_tmp</text:span></text:span><text:span text:style-name="_5f_OOoComputerKeyWord"><text:span text:style-name="T46">.</text:span></text:span><text:span text:style-name="_5f_OOoComputerIdent"><text:span text:style-name="T46">MPI_SOURCE</text:span></text:span><text:span text:style-name="_5f_OOoComputerKeyWord"><text:span text:style-name="T46">,</text:span></text:span><text:span text:style-name="T46"> </text:span><text:span text:style-name="_5f_OOoComputerIdent"><text:span text:style-name="T46">status_tmp</text:span></text:span><text:span text:style-name="_5f_OOoComputerKeyWord"><text:span text:style-name="T46">.</text:span></text:span><text:span text:style-name="_5f_OOoComputerIdent"><text:span text:style-name="T46">MPI_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_tmp</text:span></text:span><text:span text:style-name="_5f_OOoComputerKeyWord"><text:span text:style-name="T46">);</text:span></text:span><text:span text:style-name="T46"></text:span></text:p>
      <text:p text:style-name="P63"><text:span text:style-name="T46"><text:s text:c="8"/></text:span><text:span text:style-name="_5f_OOoComputerKeyWord"><text:span text:style-name="T46">}</text:span></text:span><text:span text:style-name="T46"></text:span></text:p>
      <text:p text:style-name="P63"><text:span text:style-name="T46"><text:s text:c="6"/></text:span><text:span text:style-name="_5f_OOoComputerKeyWord"><text:span text:style-name="T46">}</text:span></text:span><text:span text:style-name="T46"> </text:span><text:span text:style-name="_5f_OOoComputerKeyWord"><text:span text:style-name="T46">while(</text:span></text:span><text:span text:style-name="_5f_OOoComputerIdent"><text:span text:style-name="T46">flag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6"/></text:span><text:span text:style-name="_5f_OOoComputerKeyWord"><text:span text:style-name="T46">return;</text:span></text:span><text:span text:style-name="T46"></text:span></text:p>
      <text:p text:style-name="P63"><text:span text:style-name="T46"><text:s text:c="4"/></text:span><text:span text:style-name="_5f_OOoComputerKeyWord"><text:span text:style-name="T46">}</text:span></text:span><text:span text:style-name="T46"></text:span></text:p>
      <text:p text:style-name="P63"><text:span text:style-name="T46"><text:s text:c="4"/></text:span><text:span text:style-name="_5f_OOoComputerKeyWord"><text:span text:style-name="T46">else</text:span></text:span><text:span text:style-name="T46"> </text:span><text:span text:style-name="_5f_OOoComputerKeyWord"><text:span text:style-name="T46">if(</text:span></text:span><text:span text:style-name="_5f_OOoComputerIdent"><text:span text:style-name="T46">tag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MESSAGE</text:span></text:span><text:span text:style-name="_5f_OOoComputerKeyWord"><text:span text:style-name="T46">)</text:span></text:span><text:span text:style-name="T46"></text:span></text:p>
      <text:p text:style-name="P63"><text:span text:style-name="T46"><text:s text:c="4"/></text:span><text:span text:style-name="_5f_OOoComputerKeyWord"><text:span text:style-name="T46">{</text:span></text:span><text:span text:style-name="T46"></text:span></text:p>
      <text:p text:style-name="P63"><text:span text:style-name="T46"><text:s text:c="6"/></text:span><text:span text:style-name="_5f_OOoComputerComment"><text:span text:style-name="T46">//Odebranie wiadomości</text:span></text:span></text:p>
      <text:p text:style-name="P63"><text:span text:style-name="T46"><text:s text:c="6"/></text:span><text:span text:style-name="_5f_OOoComputerKeyWord"><text:span text:style-name="T46">struct</text:span></text:span><text:span text:style-name="T46"> </text:span><text:span text:style-name="_5f_OOoComputerIdent"><text:span text:style-name="T46">Message</text:span></text:span><text:span text:style-name="T46"> </text:span><text:span text:style-name="_5f_OOoComputerIdent"><text:span text:style-name="T46">m</text:span></text:span><text:span text:style-name="_5f_OOoComputerKeyWord"><text:span text:style-name="T46">;</text:span></text:span><text:span text:style-name="T46"></text:span></text:p>
      <text:p text:style-name="P63"><text:span text:style-name="T46"><text:s text:c="6"/></text:span><text:span text:style-name="_5f_OOoComputerIdent"><text:span text:style-name="T46">MPI_Recv</text:span></text:span><text:span text:style-name="_5f_OOoComputerKeyWord"><text:span text:style-name="T46">(&amp;</text:span></text:span><text:span text:style-name="_5f_OOoComputerIdent"><text:span text:style-name="T46">m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source</text:span></text:span><text:span text:style-name="_5f_OOoComputerKeyWord"><text:span text:style-name="T46">,</text:span></text:span><text:span text:style-name="T46"> </text:span><text:span text:style-name="_5f_OOoComputerIdent"><text:span text:style-name="T46">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_tmp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6"/></text:span><text:span text:style-name="_5f_OOoComputerKeyWord"><text:span text:style-name="T46">if(</text:span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NONE</text:span></text:span><text:span text:style-name="_5f_OOoComputerKeyWord"><text:span text:style-name="T46">)</text:span></text:span><text:span text:style-name="T46"> </text:span><text:span text:style-name="_5f_OOoComputerComment"><text:span text:style-name="T46">//Zakład wysłał rządanie problemu do rozwiązania</text:span></text:span></text:p>
      <text:p text:style-name="P63"><text:span text:style-name="T46"><text:s text:c="6"/></text:span><text:span text:style-name="_5f_OOoComputerKeyWord"><text:span text:style-name="T46">{</text:span></text:span><text:span text:style-name="T46"></text:span></text:p>
      <text:p text:style-name="P63"><text:span text:style-name="T46"><text:s text:c="8"/></text:span><text:span text:style-name="_5f_OOoComputerComment"><text:span text:style-name="T46">//Sprawdzenie czy oczekuje jakiś problem oczekujący na rozwiązanie dla tego zakładu</text:span></text:span></text:p>
      <text:p text:style-name="P63"><text:span text:style-name="T46"><text:s text:c="8"/></text:span><text:span text:style-name="_5f_OOoComputerKeyWord"><text:span text:style-name="T46">enum</text:span></text:span><text:span text:style-name="T46"> </text:span><text:span text:style-name="_5f_OOoComputerIdent"><text:span text:style-name="T46">Problem</text:span></text:span><text:span text:style-name="T46"> </text:span><text:span text:style-name="_5f_OOoComputerIdent"><text:span text:style-name="T46">p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rozwiazuje</text:span></text:span><text:span text:style-name="_5f_OOoComputerKeyWord"><text:span text:style-name="T46">(</text:span></text:span><text:span text:style-name="_5f_OOoComputerIdent"><text:span text:style-name="T46">zakladNr</text:span></text:span><text:span text:style-name="_5f_OOoComputerKeyWord"><text:span text:style-name="T46">(</text:span></text:span><text:span text:style-name="_5f_OOoComputerIdent"><text:span text:style-name="T46">source</text:span></text:span><text:span text:style-name="_5f_OOoComputerKeyWord"><text:span text:style-name="T46">));</text:span></text:span><text:span text:style-name="T46"></text:span></text:p>
      <text:p text:style-name="P63"><text:span text:style-name="T46"><text:s text:c="8"/></text:span><text:span text:style-name="_5f_OOoComputerKeyWord"><text:span text:style-name="T46">int</text:span></text:span><text:span text:style-name="T46"> </text:span><text:span text:style-name="_5f_OOoComputerIdent"><text:span text:style-name="T46">todoProblem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hasProblem</text:span></text:span><text:span text:style-name="_5f_OOoComputerKeyWord"><text:span text:style-name="T46">(</text:span></text:span><text:span text:style-name="_5f_OOoComputerIdent"><text:span text:style-name="T46">p</text:span></text:span><text:span text:style-name="_5f_OOoComputerKeyWord"><text:span text:style-name="T46">,</text:span></text:span><text:span text:style-name="T46"> </text:span><text:span text:style-name="_5f_OOoComputerIdent"><text:span text:style-name="T46">zaklady</text:span></text:span><text:span text:style-name="_5f_OOoComputerKeyWord"><text:span text:style-name="T46">,</text:span></text:span><text:span text:style-name="T46"> </text:span><text:span text:style-name="_5f_OOoComputerIdent"><text:span text:style-name="T46">mpi_size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8"/></text:span><text:span text:style-name="_5f_OOoComputerKeyWord"><text:span text:style-name="T46">if(</text:span></text:span><text:span text:style-name="_5f_OOoComputerIdent"><text:span text:style-name="T46">todoProblem</text:span></text:span><text:span text:style-name="_5f_OOoComputerKeyWord"><text:span text:style-name="T46">)</text:span></text:span><text:span text:style-name="T46"></text:span></text:p>
      <text:p text:style-name="P63"><text:span text:style-name="T46"><text:s text:c="8"/></text:span><text:span text:style-name="_5f_OOoComputerKeyWord"><text:span text:style-name="T46">{</text:span></text:span><text:span text:style-name="T46"></text:span></text:p>
      <text:p text:style-name="P63"><text:span text:style-name="T46"><text:s text:c="10"/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Sourc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todoProblem</text:span></text:span><text:span text:style-name="_5f_OOoComputerKeyWord"><text:span text:style-name="T46">;</text:span></text:span><text:span text:style-name="T46"></text:span></text:p>
      <text:p text:style-name="P63"><text:span text:style-name="T46"><text:s text:c="10"/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p</text:span></text:span><text:span text:style-name="_5f_OOoComputerKeyWord"><text:span text:style-name="T46">;</text:span></text:span><text:span text:style-name="T46"></text:span></text:p>
      <text:p text:style-name="P63"><text:span text:style-name="T46"><text:s text:c="10"/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matrixSiz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getProblemSize</text:span></text:span><text:span text:style-name="_5f_OOoComputerKeyWord"><text:span text:style-name="T46">(</text:span></text:span><text:span text:style-name="_5f_OOoComputerIdent"><text:span text:style-name="T46">p</text:span></text:span><text:span text:style-name="_5f_OOoComputerKeyWord"><text:span text:style-name="T46">);</text:span></text:span><text:span text:style-name="T46"></text:span></text:p>
      <text:p text:style-name="P63"><text:span text:style-name="T46"><text:s text:c="8"/></text:span><text:span text:style-name="_5f_OOoComputerKeyWord"><text:span text:style-name="T46">}</text:span></text:span><text:span text:style-name="T46"></text:span></text:p>
      <text:p text:style-name="P63"><text:span text:style-name="T46"><text:s text:c="8"/></text:span><text:span text:style-name="_5f_OOoComputerKeyWord"><text:span text:style-name="T46">else</text:span></text:span><text:span text:style-name="T46"> </text:span><text:span text:style-name="_5f_OOoComputerComment"><text:span text:style-name="T46">//Wygenerowanie macierzy "od klienta"</text:span></text:span></text:p>
      <text:p text:style-name="P63"><text:span text:style-name="T46"><text:s text:c="8"/></text:span><text:span text:style-name="_5f_OOoComputerKeyWord"><text:span text:style-name="T46">{</text:span></text:span><text:span text:style-name="T46"></text:span></text:p>
      <text:p text:style-name="P63"><text:span text:style-name="T46"><text:s text:c="10"/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Source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0</text:span></text:span><text:span text:style-name="_5f_OOoComputerKeyWord"><text:span text:style-name="T46">;</text:span></text:span><text:span text:style-name="T46"></text:span></text:p>
      <text:p text:style-name="P63"><text:span text:style-name="T46"><text:s text:c="10"/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NONE</text:span></text:span><text:span text:style-name="_5f_OOoComputerKeyWord"><text:span text:style-name="T46">;</text:span></text:span><text:span text:style-name="T46"></text:span></text:p>
      <text:p text:style-name="P63"><text:span text:style-name="T46"><text:s text:c="10"/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matrixSize</text:span></text:span><text:span text:style-name="T46"> </text:span><text:span text:style-name="_5f_OOoComputerKeyWord"><text:span text:style-name="T46">=</text:span></text:span><text:span text:style-name="T46"> </text:span><text:span text:style-name="_5f_OOoComputerIdent"><text:span text:style-name="T46">getProblemSize</text:span></text:span><text:span text:style-name="_5f_OOoComputerKeyWord"><text:span text:style-name="T46">(</text:span></text:span><text:span text:style-name="_5f_OOoComputerIdent"><text:span text:style-name="T46">NONE</text:span></text:span><text:span text:style-name="_5f_OOoComputerKeyWord"><text:span text:style-name="T46">);</text:span></text:span><text:span text:style-name="T46"></text:span></text:p>
      <text:p text:style-name="P63"><text:span text:style-name="T46"><text:s text:c="8"/></text:span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T46"><text:s text:c="8"/></text:span><text:span text:style-name="_5f_OOoComputerComment"><text:span text:style-name="T46">//Wysłanie wiadomości</text:span></text:span></text:p>
      <text:p text:style-name="P63"><text:span text:style-name="T46"><text:s text:c="8"/></text:span><text:span text:style-name="_5f_OOoComputerIdent"><text:span text:style-name="T46">MPI_Send</text:span></text:span><text:span text:style-name="_5f_OOoComputerKeyWord"><text:span text:style-name="T46">(&amp;</text:span></text:span><text:span text:style-name="_5f_OOoComputerIdent"><text:span text:style-name="T46">m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source</text:span></text:span><text:span text:style-name="_5f_OOoComputerKeyWord"><text:span text:style-name="T46">,</text:span></text:span><text:span text:style-name="T46"> </text:span><text:span text:style-name="_5f_OOoComputerIdent"><text:span text:style-name="T46">MESSAGE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8"/></text:span><text:span text:style-name="_5f_OOoComputerComment"><text:span text:style-name="T46">//Zliczanie wysłanych macierzy</text:span></text:span></text:p>
      <text:p text:style-name="P63"><text:span text:style-name="T46"><text:s text:c="8"/></text:span><text:span text:style-name="_5f_OOoComputerKeyWord"><text:span text:style-name="T46">(*</text:span></text:span><text:span text:style-name="_5f_OOoComputerIdent"><text:span text:style-name="T46">send_matrixes</text:span></text:span><text:span text:style-name="_5f_OOoComputerKeyWord"><text:span text:style-name="T46">)++;</text:span></text:span><text:span text:style-name="T46"></text:span></text:p>
      <text:p text:style-name="P63"><text:span text:style-name="T46"><text:s text:c="6"/></text:span><text:span text:style-name="_5f_OOoComputerKeyWord"><text:span text:style-name="T46">}</text:span></text:span><text:span text:style-name="T46"></text:span></text:p>
      <text:p text:style-name="P63"><text:span text:style-name="T46"><text:s text:c="6"/></text:span><text:span text:style-name="_5f_OOoComputerKeyWord"><text:span text:style-name="T46">else</text:span></text:span><text:span text:style-name="T46"> </text:span><text:span text:style-name="_5f_OOoComputerComment"><text:span text:style-name="T46">//Zakład zgłosił wystąpienie problemu</text:span></text:span></text:p>
      <text:p text:style-name="P63"><text:span text:style-name="T46"><text:s text:c="6"/></text:span><text:span text:style-name="_5f_OOoComputerKeyWord"><text:span text:style-name="T46">{</text:span></text:span><text:span text:style-name="T46"></text:span></text:p>
      <text:p text:style-name="P63"><text:span text:style-name="T46"><text:s text:c="8"/></text:span><text:span text:style-name="_5f_OOoComputerKeyWord"><text:span text:style-name="T46">switch(</text:span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_5f_OOoComputerKeyWord"><text:span text:style-name="T46">)</text:span></text:span><text:span text:style-name="T46"></text:span></text:p>
      <text:p text:style-name="P63"><text:span text:style-name="T46"><text:s text:c="8"/></text:span><text:span text:style-name="_5f_OOoComputerKeyWord"><text:span text:style-name="T46">{</text:span></text:span><text:span text:style-name="T46"></text:span></text:p>
      <text:p text:style-name="P63"><text:span text:style-name="T46"><text:s text:c="10"/></text:span><text:span text:style-name="_5f_OOoComputerKeyWord"><text:span text:style-name="T46">case</text:span></text:span><text:span text:style-name="T46"> </text:span><text:span text:style-name="_5f_OOoComputerIdent"><text:span text:style-name="T46">REKRUTACJA</text:span></text:span><text:span text:style-name="_5f_OOoComputerKeyWord"><text:span text:style-name="T46">:</text:span></text:span><text:span text:style-name="T46"></text:span></text:p>
      <text:p text:style-name="P63"><text:span text:style-name="T46"><text:s text:c="10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source</text:span></text:span><text:span text:style-name="_5f_OOoComputerKeyWord"><text:span text:style-name="T46">].</text:span></text:span><text:span text:style-name="_5f_OOoComputerIdent"><text:span text:style-name="T46">problemRekrutacja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true;</text:span></text:span><text:span text:style-name="T46"></text:span></text:p>
      <text:p text:style-name="P63"><text:span text:style-name="T46"><text:s text:c="10"/></text:span><text:span text:style-name="_5f_OOoComputerKeyWord"><text:span text:style-name="T46">break;</text:span></text:span><text:span text:style-name="T46"></text:span></text:p>
      <text:p text:style-name="P63"><text:span text:style-name="T46"></text:span></text:p>
      <text:p text:style-name="P63"><text:span text:style-name="T46"><text:s text:c="10"/></text:span><text:span text:style-name="_5f_OOoComputerKeyWord"><text:span text:style-name="T46">case</text:span></text:span><text:span text:style-name="T46"> </text:span><text:span text:style-name="_5f_OOoComputerIdent"><text:span text:style-name="T46">SPOR_PRAWNY</text:span></text:span><text:span text:style-name="_5f_OOoComputerKeyWord"><text:span text:style-name="T46">:</text:span></text:span><text:span text:style-name="T46"></text:span></text:p>
      <text:p text:style-name="P63"><text:span text:style-name="T46"><text:s text:c="10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source</text:span></text:span><text:span text:style-name="_5f_OOoComputerKeyWord"><text:span text:style-name="T46">].</text:span></text:span><text:span text:style-name="_5f_OOoComputerIdent"><text:span text:style-name="T46">problemSporPrawny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true;</text:span></text:span><text:span text:style-name="T46"></text:span></text:p>
      <text:p text:style-name="P63"><text:span text:style-name="T46"><text:s text:c="10"/></text:span><text:span text:style-name="_5f_OOoComputerKeyWord"><text:span text:style-name="T46">break;</text:span></text:span><text:span text:style-name="T46"></text:span></text:p>
      <text:p text:style-name="P63"><text:span text:style-name="T46"></text:span></text:p>
      <text:p text:style-name="P63"><text:span text:style-name="T46"><text:s text:c="10"/></text:span><text:span text:style-name="_5f_OOoComputerKeyWord"><text:span text:style-name="T46">case</text:span></text:span><text:span text:style-name="T46"> </text:span><text:span text:style-name="_5f_OOoComputerIdent"><text:span text:style-name="T46">INFORM</text:span></text:span><text:span text:style-name="_5f_OOoComputerKeyWord"><text:span text:style-name="T46">:</text:span></text:span><text:span text:style-name="T46"></text:span></text:p>
      <text:p text:style-name="P63"><text:span text:style-name="T46"><text:s text:c="10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source</text:span></text:span><text:span text:style-name="_5f_OOoComputerKeyWord"><text:span text:style-name="T46">].</text:span></text:span><text:span text:style-name="_5f_OOoComputerIdent"><text:span text:style-name="T46">problemInform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true;</text:span></text:span><text:span text:style-name="T46"></text:span></text:p>
      <text:p text:style-name="P63"><text:span text:style-name="T46"><text:s text:c="10"/></text:span><text:span text:style-name="_5f_OOoComputerKeyWord"><text:span text:style-name="T46">break;</text:span></text:span><text:span text:style-name="T46"></text:span></text:p>
      <text:p text:style-name="P63"><text:span text:style-name="T46"><text:s text:c="8"/></text:span><text:span text:style-name="_5f_OOoComputerKeyWord"><text:span text:style-name="T46">}</text:span></text:span><text:span text:style-name="T46"></text:span></text:p>
      <text:p text:style-name="P63"><text:span text:style-name="T46"><text:s text:c="6"/></text:span><text:span text:style-name="_5f_OOoComputerKeyWord"><text:span text:style-name="T46">}</text:span></text:span><text:span text:style-name="T46"></text:span></text:p>
      <text:p text:style-name="P63"><text:span text:style-name="T46"><text:s text:c="4"/></text:span><text:span text:style-name="_5f_OOoComputerKeyWord"><text:span text:style-name="T46">}</text:span></text:span><text:span text:style-name="T46"></text:span></text:p>
      <text:p text:style-name="P63"><text:span text:style-name="T46"><text:s text:c="4"/></text:span><text:span text:style-name="_5f_OOoComputerKeyWord"><text:span text:style-name="T46">else</text:span></text:span><text:span text:style-name="T46"> </text:span><text:span text:style-name="_5f_OOoComputerKeyWord"><text:span text:style-name="T46">if(</text:span></text:span><text:span text:style-name="_5f_OOoComputerIdent"><text:span text:style-name="T46">tag</text:span></text:span><text:span text:style-name="T46"> </text:span><text:span text:style-name="_5f_OOoComputerKeyWord"><text:span text:style-name="T46">==</text:span></text:span><text:span text:style-name="T46"> </text:span><text:span text:style-name="_5f_OOoComputerIdent"><text:span text:style-name="T46">PROBLEM_SOL</text:span></text:span><text:span text:style-name="_5f_OOoComputerKeyWord"><text:span text:style-name="T46">)</text:span></text:span><text:span text:style-name="T46"> </text:span><text:span text:style-name="_5f_OOoComputerComment"><text:span text:style-name="T46">//Zakład zgłosił rozwiązanie problemu</text:span></text:span></text:p>
      <text:p text:style-name="P63"><text:span text:style-name="T46"><text:s text:c="4"/></text:span><text:span text:style-name="_5f_OOoComputerKeyWord"><text:span text:style-name="T46">{</text:span></text:span><text:span text:style-name="T46"></text:span></text:p>
      <text:p text:style-name="P63"><text:soft-page-break/><text:span text:style-name="T46"><text:s text:c="6"/></text:span><text:span text:style-name="_5f_OOoComputerKeyWord"><text:span text:style-name="T46">struct</text:span></text:span><text:span text:style-name="T46"> </text:span><text:span text:style-name="_5f_OOoComputerIdent"><text:span text:style-name="T46">Message</text:span></text:span><text:span text:style-name="T46"> </text:span><text:span text:style-name="_5f_OOoComputerIdent"><text:span text:style-name="T46">m</text:span></text:span><text:span text:style-name="_5f_OOoComputerKeyWord"><text:span text:style-name="T46">;</text:span></text:span><text:span text:style-name="T46"></text:span></text:p>
      <text:p text:style-name="P63"><text:span text:style-name="T46"><text:s text:c="6"/></text:span><text:span text:style-name="_5f_OOoComputerIdent"><text:span text:style-name="T46">MPI_Recv</text:span></text:span><text:span text:style-name="_5f_OOoComputerKeyWord"><text:span text:style-name="T46">(&amp;</text:span></text:span><text:span text:style-name="_5f_OOoComputerIdent"><text:span text:style-name="T46">m</text:span></text:span><text:span text:style-name="_5f_OOoComputerKeyWord"><text:span text:style-name="T46">,</text:span></text:span><text:span text:style-name="T46"> </text:span><text:span text:style-name="_5f_OOoComputerKeyWord"><text:span text:style-name="T46">sizeof(struct</text:span></text:span><text:span text:style-name="T46"> </text:span><text:span text:style-name="_5f_OOoComputerIdent"><text:span text:style-name="T46">Message</text:span></text:span><text:span text:style-name="_5f_OOoComputerKeyWord"><text:span text:style-name="T46">),</text:span></text:span><text:span text:style-name="T46"> </text:span><text:span text:style-name="_5f_OOoComputerIdent"><text:span text:style-name="T46">MPI_CHAR</text:span></text:span><text:span text:style-name="_5f_OOoComputerKeyWord"><text:span text:style-name="T46">,</text:span></text:span><text:span text:style-name="T46"> </text:span><text:span text:style-name="_5f_OOoComputerIdent"><text:span text:style-name="T46">source</text:span></text:span><text:span text:style-name="_5f_OOoComputerKeyWord"><text:span text:style-name="T46">,</text:span></text:span><text:span text:style-name="T46"> </text:span><text:span text:style-name="_5f_OOoComputerIdent"><text:span text:style-name="T46">tag</text:span></text:span><text:span text:style-name="_5f_OOoComputerKeyWord"><text:span text:style-name="T46">,</text:span></text:span><text:span text:style-name="T46"> 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tatus_tmp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6"/></text:span><text:span text:style-name="_5f_OOoComputerKeyWord"><text:span text:style-name="T46">switch(</text:span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Type</text:span></text:span><text:span text:style-name="_5f_OOoComputerKeyWord"><text:span text:style-name="T46">)</text:span></text:span><text:span text:style-name="T46"></text:span></text:p>
      <text:p text:style-name="P63"><text:span text:style-name="T46"><text:s text:c="6"/></text:span><text:span text:style-name="_5f_OOoComputerKeyWord"><text:span text:style-name="T46">{</text:span></text:span><text:span text:style-name="T46"></text:span></text:p>
      <text:p text:style-name="P63"><text:span text:style-name="T46"><text:s text:c="8"/></text:span><text:span text:style-name="_5f_OOoComputerKeyWord"><text:span text:style-name="T46">case</text:span></text:span><text:span text:style-name="T46"> </text:span><text:span text:style-name="_5f_OOoComputerIdent"><text:span text:style-name="T46">REKRUTACJA</text:span></text:span><text:span text:style-name="_5f_OOoComputerKeyWord"><text:span text:style-name="T46">:</text:span></text:span><text:span text:style-name="T46"></text:span></text:p>
      <text:p text:style-name="P63"><text:span text:style-name="T46"><text:s text:c="8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Source</text:span></text:span><text:span text:style-name="_5f_OOoComputerKeyWord"><text:span text:style-name="T46">].</text:span></text:span><text:span text:style-name="_5f_OOoComputerIdent"><text:span text:style-name="T46">problemRekrutacja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8"/></text:span><text:span text:style-name="_5f_OOoComputerKeyWord"><text:span text:style-name="T46">break;</text:span></text:span><text:span text:style-name="T46"></text:span></text:p>
      <text:p text:style-name="P63"><text:span text:style-name="T46"></text:span></text:p>
      <text:p text:style-name="P63"><text:span text:style-name="T46"><text:s text:c="8"/></text:span><text:span text:style-name="_5f_OOoComputerKeyWord"><text:span text:style-name="T46">case</text:span></text:span><text:span text:style-name="T46"> </text:span><text:span text:style-name="_5f_OOoComputerIdent"><text:span text:style-name="T46">SPOR_PRAWNY</text:span></text:span><text:span text:style-name="_5f_OOoComputerKeyWord"><text:span text:style-name="T46">:</text:span></text:span><text:span text:style-name="T46"></text:span></text:p>
      <text:p text:style-name="P63"><text:span text:style-name="T46"><text:s text:c="8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Source</text:span></text:span><text:span text:style-name="_5f_OOoComputerKeyWord"><text:span text:style-name="T46">].</text:span></text:span><text:span text:style-name="_5f_OOoComputerIdent"><text:span text:style-name="T46">problemSporPrawny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8"/></text:span><text:span text:style-name="_5f_OOoComputerKeyWord"><text:span text:style-name="T46">break;</text:span></text:span><text:span text:style-name="T46"></text:span></text:p>
      <text:p text:style-name="P63"><text:span text:style-name="T46"></text:span></text:p>
      <text:p text:style-name="P63"><text:span text:style-name="T46"><text:s text:c="8"/></text:span><text:span text:style-name="_5f_OOoComputerKeyWord"><text:span text:style-name="T46">case</text:span></text:span><text:span text:style-name="T46"> </text:span><text:span text:style-name="_5f_OOoComputerIdent"><text:span text:style-name="T46">INFORM</text:span></text:span><text:span text:style-name="_5f_OOoComputerKeyWord"><text:span text:style-name="T46">:</text:span></text:span><text:span text:style-name="T46"></text:span></text:p>
      <text:p text:style-name="P63"><text:span text:style-name="T46"><text:s text:c="8"/></text:span><text:span text:style-name="_5f_OOoComputerIdent"><text:span text:style-name="T46">zaklady</text:span></text:span><text:span text:style-name="_5f_OOoComputerKeyWord"><text:span text:style-name="T46">[</text:span></text:span><text:span text:style-name="_5f_OOoComputerIdent"><text:span text:style-name="T46">m</text:span></text:span><text:span text:style-name="_5f_OOoComputerKeyWord"><text:span text:style-name="T46">.</text:span></text:span><text:span text:style-name="_5f_OOoComputerIdent"><text:span text:style-name="T46">problemSource</text:span></text:span><text:span text:style-name="_5f_OOoComputerKeyWord"><text:span text:style-name="T46">].</text:span></text:span><text:span text:style-name="_5f_OOoComputerIdent"><text:span text:style-name="T46">problemInform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false;</text:span></text:span><text:span text:style-name="T46"></text:span></text:p>
      <text:p text:style-name="P63"><text:span text:style-name="T46"><text:s text:c="8"/></text:span><text:span text:style-name="_5f_OOoComputerKeyWord"><text:span text:style-name="T46">break;</text:span></text:span><text:span text:style-name="T46"></text:span></text:p>
      <text:p text:style-name="P63"><text:span text:style-name="T46"><text:s text:c="6"/></text:span><text:span text:style-name="_5f_OOoComputerKeyWord"><text:span text:style-name="T46">}</text:span></text:span><text:span text:style-name="T46"></text:span></text:p>
      <text:p text:style-name="P63"><text:span text:style-name="T46"><text:s text:c="4"/></text:span><text:span text:style-name="_5f_OOoComputerKeyWord"><text:span text:style-name="T46">}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_5f_OOoComputerKeyWord"><text:span text:style-name="T46">int</text:span></text:span><text:span text:style-name="T46"> </text:span><text:span text:style-name="_5f_OOoComputerIdent"><text:span text:style-name="T46">main</text:span></text:span><text:span text:style-name="_5f_OOoComputerKeyWord"><text:span text:style-name="T46">(int</text:span></text:span><text:span text:style-name="T46"> </text:span><text:span text:style-name="_5f_OOoComputerIdent"><text:span text:style-name="T46">argc</text:span></text:span><text:span text:style-name="_5f_OOoComputerKeyWord"><text:span text:style-name="T46">,</text:span></text:span><text:span text:style-name="T46"> </text:span><text:span text:style-name="_5f_OOoComputerKeyWord"><text:span text:style-name="T46">char</text:span></text:span><text:span text:style-name="T46"> </text:span><text:span text:style-name="_5f_OOoComputerKeyWord"><text:span text:style-name="T46">*</text:span></text:span><text:span text:style-name="_5f_OOoComputerIdent"><text:span text:style-name="T46">argv</text:span></text:span><text:span text:style-name="_5f_OOoComputerKeyWord"><text:span text:style-name="T46">[])</text:span></text:span><text:span text:style-name="T46"></text:span></text:p>
      <text:p text:style-name="P63"><text:span text:style-name="_5f_OOoComputerKeyWord"><text:span text:style-name="T46">{</text:span></text:span><text:span text:style-name="T46"></text:span></text:p>
      <text:p text:style-name="P63"><text:span text:style-name="T46"><text:s text:c="2"/></text:span><text:span text:style-name="_5f_OOoComputerKeyWord"><text:span text:style-name="T46">int</text:span></text:span><text:span text:style-name="T46"> </text:span><text:span text:style-name="_5f_OOoComputerIdent"><text:span text:style-name="T46">me</text:span></text:span><text:span text:style-name="_5f_OOoComputerKeyWord"><text:span text:style-name="T46">,</text:span></text:span><text:span text:style-name="T46"> </text:span><text:span text:style-name="_5f_OOoComputerIdent"><text:span text:style-name="T46">size</text:span></text:span><text:span text:style-name="_5f_OOoComputerKeyWord"><text:span text:style-name="T46">;</text:span></text:span><text:span text:style-name="T46"></text:span></text:p>
      <text:p text:style-name="P63"><text:span text:style-name="T46"><text:s text:c="2"/></text:span><text:span text:style-name="_5f_OOoComputerKeyWord"><text:span text:style-name="T46">double</text:span></text:span><text:span text:style-name="T46"> </text:span><text:span text:style-name="_5f_OOoComputerIdent"><text:span text:style-name="T46">times</text:span></text:span><text:span text:style-name="_5f_OOoComputerKeyWord"><text:span text:style-name="T46">[</text:span></text:span><text:span text:style-name="_5f_OOoComputerLiteral"><text:span text:style-name="T46">4</text:span></text:span><text:span text:style-name="_5f_OOoComputerKeyWord"><text:span text:style-name="T46">]</text:span></text:span><text:span text:style-name="T46"> </text:span><text:span text:style-name="_5f_OOoComputerKeyWord"><text:span text:style-name="T46">=</text:span></text:span><text:span text:style-name="T46"> </text:span><text:span text:style-name="_5f_OOoComputerKeyWord"><text:span text:style-name="T46">{</text:span></text:span><text:span text:style-name="_5f_OOoComputerLiteral"><text:span text:style-name="T46">0.</text:span></text:span><text:span text:style-name="_5f_OOoComputerKeyWord"><text:span text:style-name="T46">};</text:span></text:span><text:span text:style-name="T46"></text:span></text:p>
      <text:p text:style-name="P63"><text:span text:style-name="T46"><text:s text:c="2"/></text:span><text:span text:style-name="_5f_OOoComputerKeyWord"><text:span text:style-name="T46">int</text:span></text:span><text:span text:style-name="T46"> </text:span><text:span text:style-name="_5f_OOoComputerIdent"><text:span text:style-name="T46">send_matrixes</text:span></text:span><text:span text:style-name="T46"> </text:span><text:span text:style-name="_5f_OOoComputerKeyWord"><text:span text:style-name="T46">=</text:span></text:span><text:span text:style-name="T46"> </text:span><text:span text:style-name="_5f_OOoComputerLiteral"><text:span text:style-name="T46">0</text:span></text:span><text:span text:style-name="_5f_OOoComputerKeyWord"><text:span text:style-name="T46">;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Comment"><text:span text:style-name="T46">//Inicjalizacja OpenMPI</text:span></text:span></text:p>
      <text:p text:style-name="P63"><text:span text:style-name="T46"><text:s text:c="2"/></text:span><text:span text:style-name="_5f_OOoComputerIdent"><text:span text:style-name="T46">MPI_Init</text:span></text:span><text:span text:style-name="_5f_OOoComputerKeyWord"><text:span text:style-name="T46">(&amp;</text:span></text:span><text:span text:style-name="_5f_OOoComputerIdent"><text:span text:style-name="T46">argc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argv</text:span></text:span><text:span text:style-name="_5f_OOoComputerKeyWord"><text:span text:style-name="T46">);</text:span></text:span><text:span text:style-name="T46"></text:span></text:p>
      <text:p text:style-name="P63"><text:span text:style-name="T46"><text:s text:c="2"/></text:span><text:span text:style-name="_5f_OOoComputerIdent"><text:span text:style-name="T46">MPI_Comm_rank</text:span></text:span><text:span text:style-name="_5f_OOoComputerKeyWord"><text:span text:style-name="T46">(</text:span>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me</text:span></text:span><text:span text:style-name="_5f_OOoComputerKeyWord"><text:span text:style-name="T46">);</text:span></text:span><text:span text:style-name="T46"></text:span></text:p>
      <text:p text:style-name="P63"><text:span text:style-name="T46"><text:s text:c="2"/></text:span><text:span text:style-name="_5f_OOoComputerIdent"><text:span text:style-name="T46">MPI_Comm_size</text:span></text:span><text:span text:style-name="_5f_OOoComputerKeyWord"><text:span text:style-name="T46">(</text:span></text:span><text:span text:style-name="_5f_OOoComputerIdent"><text:span text:style-name="T46">MPI_COMM_WORLD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ize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Comment"><text:span text:style-name="T46">//Na jednym komputerze wszystkie procesy dochodzą do tego momentu jednocześnie</text:span></text:span></text:p>
      <text:p text:style-name="P63"><text:span text:style-name="T46"><text:s text:c="2"/></text:span><text:span text:style-name="_5f_OOoComputerComment"><text:span text:style-name="T46">//+me gwarantuje różne ziarna generatora liczb pseudolowych we wszystkich procesach</text:span></text:span></text:p>
      <text:p text:style-name="P63"><text:span text:style-name="T46"><text:s text:c="2"/></text:span><text:span text:style-name="_5f_OOoComputerIdent"><text:span text:style-name="T46">srand</text:span></text:span><text:span text:style-name="_5f_OOoComputerKeyWord"><text:span text:style-name="T46">(</text:span></text:span><text:span text:style-name="_5f_OOoComputerIdent"><text:span text:style-name="T46">time</text:span></text:span><text:span text:style-name="_5f_OOoComputerKeyWord"><text:span text:style-name="T46">(</text:span></text:span><text:span text:style-name="_5f_OOoComputerLiteral"><text:span text:style-name="T46">0</text:span></text:span><text:span text:style-name="_5f_OOoComputerKeyWord"><text:span text:style-name="T46">)+</text:span></text:span><text:span text:style-name="_5f_OOoComputerIdent"><text:span text:style-name="T46">me</text:span></text:span><text:span text:style-name="_5f_OOoComputerKeyWord"><text:span text:style-name="T46">);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Comment"><text:span text:style-name="T46">//Wypisanie danych wynikowych</text:span></text:span></text:p>
      <text:p text:style-name="P63"><text:span text:style-name="T46"><text:s text:c="2"/></text:span><text:span text:style-name="_5f_OOoComputerKeyWord"><text:span text:style-name="T46">if(</text:span></text:span><text:span text:style-name="_5f_OOoComputerIdent"><text:span text:style-name="T46">me</text:span></text:span><text:span text:style-name="T46"> </text:span><text:span text:style-name="_5f_OOoComputerKeyWord"><text:span text:style-name="T46">!=</text:span></text:span><text:span text:style-name="T46"> </text:span><text:span text:style-name="_5f_OOoComputerLiteral"><text:span text:style-name="T46">0</text:span></text:span><text:span text:style-name="_5f_OOoComputerKeyWord"><text:span text:style-name="T46">)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Ident"><text:span text:style-name="T46">proces_zaklad</text:span></text:span><text:span text:style-name="_5f_OOoComputerKeyWord"><text:span text:style-name="T46">(</text:span></text:span><text:span text:style-name="_5f_OOoComputerIdent"><text:span text:style-name="T46">me</text:span></text:span><text:span text:style-name="_5f_OOoComputerKeyWord"><text:span text:style-name="T46">,</text:span></text:span><text:span text:style-name="T46"> </text:span><text:span text:style-name="_5f_OOoComputerIdent"><text:span text:style-name="T46">zakladNr</text:span></text:span><text:span text:style-name="_5f_OOoComputerKeyWord"><text:span text:style-name="T46">(</text:span></text:span><text:span text:style-name="_5f_OOoComputerIdent"><text:span text:style-name="T46">me</text:span></text:span><text:span text:style-name="_5f_OOoComputerKeyWord"><text:span text:style-name="T46">),</text:span></text:span><text:span text:style-name="T46"> </text:span><text:span text:style-name="_5f_OOoComputerIdent"><text:span text:style-name="T46">times</text:span></text:span><text:span text:style-name="_5f_OOoComputerKeyWord"><text:span text:style-name="T46">);</text:span></text:span><text:span text:style-name="T46"></text:span></text:p>
      <text:p text:style-name="P63"><text:span text:style-name="T46"><text:s text:c="4"/></text:span><text:span text:style-name="_5f_OOoComputerIdent"><text:span text:style-name="T46">printf</text:span></text:span><text:span text:style-name="_5f_OOoComputerKeyWord"><text:span text:style-name="T46">(</text:span></text:span><text:span text:style-name="_5f_OOoComputerLiteral"><text:span text:style-name="T46">"Zakład %d: rozwiązywano macierze %lfs, rozwiązywano problemy %lfs\n"</text:span></text:span><text:span text:style-name="_5f_OOoComputerKeyWord"><text:span text:style-name="T46">,</text:span></text:span><text:span text:style-name="T46"> </text:span><text:span text:style-name="_5f_OOoComputerIdent"><text:span text:style-name="T46">zakladNr</text:span></text:span><text:span text:style-name="_5f_OOoComputerKeyWord"><text:span text:style-name="T46">(</text:span></text:span><text:span text:style-name="_5f_OOoComputerIdent"><text:span text:style-name="T46">me</text:span></text:span><text:span text:style-name="_5f_OOoComputerKeyWord"><text:span text:style-name="T46">),</text:span></text:span><text:span text:style-name="T46"> </text:span><text:span text:style-name="_5f_OOoComputerIdent"><text:span text:style-name="T46">times</text:span></text:span><text:span text:style-name="_5f_OOoComputerKeyWord"><text:span text:style-name="T46">[</text:span></text:span><text:span text:style-name="_5f_OOoComputerLiteral"><text:span text:style-name="T46">0</text:span></text:span><text:span text:style-name="_5f_OOoComputerKeyWord"><text:span text:style-name="T46">],</text:span></text:span><text:span text:style-name="T46"> </text:span><text:span text:style-name="_5f_OOoComputerIdent"><text:span text:style-name="T46">times</text:span></text:span><text:span text:style-name="_5f_OOoComputerKeyWord"><text:span text:style-name="T46">[</text:span></text:span><text:span text:style-name="_5f_OOoComputerLiteral"><text:span text:style-name="T46">1</text:span></text:span><text:span text:style-name="_5f_OOoComputerKeyWord"><text:span text:style-name="T46">])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T46"><text:s text:c="2"/></text:span><text:span text:style-name="_5f_OOoComputerKeyWord"><text:span text:style-name="T46">else</text:span></text:span><text:span text:style-name="T46"></text:span></text:p>
      <text:p text:style-name="P63"><text:span text:style-name="T46"><text:s text:c="2"/></text:span><text:span text:style-name="_5f_OOoComputerKeyWord"><text:span text:style-name="T46">{</text:span></text:span><text:span text:style-name="T46"></text:span></text:p>
      <text:p text:style-name="P63"><text:span text:style-name="T46"><text:s text:c="4"/></text:span><text:span text:style-name="_5f_OOoComputerIdent"><text:span text:style-name="T46">proces_klient</text:span></text:span><text:span text:style-name="_5f_OOoComputerKeyWord"><text:span text:style-name="T46">(</text:span></text:span><text:span text:style-name="_5f_OOoComputerIdent"><text:span text:style-name="T46">me</text:span></text:span><text:span text:style-name="_5f_OOoComputerKeyWord"><text:span text:style-name="T46">,</text:span></text:span><text:span text:style-name="T46"> </text:span><text:span text:style-name="_5f_OOoComputerIdent"><text:span text:style-name="T46">size</text:span></text:span><text:span text:style-name="_5f_OOoComputerKeyWord"><text:span text:style-name="T46">,</text:span></text:span><text:span text:style-name="T46"> </text:span><text:span text:style-name="_5f_OOoComputerKeyWord"><text:span text:style-name="T46">&amp;</text:span></text:span><text:span text:style-name="_5f_OOoComputerIdent"><text:span text:style-name="T46">send_matrixes</text:span></text:span><text:span text:style-name="_5f_OOoComputerKeyWord"><text:span text:style-name="T46">);</text:span></text:span><text:span text:style-name="T46"></text:span></text:p>
      <text:p text:style-name="P63"><text:span text:style-name="T46"><text:s text:c="4"/></text:span><text:span text:style-name="_5f_OOoComputerIdent"><text:span text:style-name="T46">printf</text:span></text:span><text:span text:style-name="_5f_OOoComputerKeyWord"><text:span text:style-name="T46">(</text:span></text:span><text:span text:style-name="_5f_OOoComputerLiteral"><text:span text:style-name="T46">"Klient: wysłano %d macierzy\n"</text:span></text:span><text:span text:style-name="_5f_OOoComputerKeyWord"><text:span text:style-name="T46">,</text:span></text:span><text:span text:style-name="T46"> </text:span><text:span text:style-name="_5f_OOoComputerIdent"><text:span text:style-name="T46">send_matrixes</text:span></text:span><text:span text:style-name="_5f_OOoComputerKeyWord"><text:span text:style-name="T46">);</text:span></text:span><text:span text:style-name="T46"></text:span></text:p>
      <text:p text:style-name="P63"><text:span text:style-name="T46"><text:s text:c="2"/></text:span><text:span text:style-name="_5f_OOoComputerKeyWord"><text:span text:style-name="T46">}</text:span></text:span><text:span text:style-name="T46"></text:span></text:p>
      <text:p text:style-name="P63"><text:span text:style-name="T46"></text:span></text:p>
      <text:p text:style-name="P63"><text:span text:style-name="T46"><text:s text:c="2"/></text:span><text:span text:style-name="_5f_OOoComputerComment"><text:span text:style-name="T46">//Zwolnienie zasobów OpenMPI</text:span></text:span></text:p>
      <text:p text:style-name="P63"><text:span text:style-name="T46"><text:s text:c="2"/></text:span><text:span text:style-name="_5f_OOoComputerIdent"><text:span text:style-name="T46">MPI_Finalize</text:span></text:span><text:span text:style-name="_5f_OOoComputerKeyWord"><text:span text:style-name="T46">();</text:span></text:span><text:span text:style-name="T46"></text:span></text:p>
      <text:p text:style-name="P63"><text:span text:style-name="_5f_OOoComputerKeyWord"><text:span text:style-name="T46">}</text:span></text:span><text:span text:style-name="T46"> <text:s/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Mangal1" svg:font-family="Mangal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Mangal1" style:font-family-complex="Mangal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Mangal1" style:font-family-complex="Mangal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1:08:34.480320864</meta:creation-date>
    <dc:date>2014-01-14T05:55:12.140588970</dc:date>
    <meta:editing-duration>PT3H27M23S</meta:editing-duration>
    <meta:editing-cycles>42</meta:editing-cycles>
    <meta:generator>LibreOffice/4.1.4.2$Linux_X86_64 LibreOffice_project/410m0$Build-2</meta:generator>
    <meta:document-statistic meta:table-count="14" meta:image-count="0" meta:object-count="0" meta:page-count="18" meta:paragraph-count="756" meta:word-count="2543" meta:character-count="22249" meta:non-whitespace-character-count="18014"/>
  </office:meta>
</office:document-meta>
</file>